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20220810" calcext:value-type="float">
            <text:p>20220810</text:p>
          </table:table-cell>
          <table:table-cell office:value-type="string" calcext:value-type="string">
            <text:p>CB202208-0001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240570" calcext:value-type="float">
            <text:p>240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AK SILVESTER TAHUN PAJAK 2019</text:p>
          </table:table-cell>
        </table:table-row>
        <table:table-row table:style-name="ro1">
          <table:table-cell office:value-type="float" office:value="20220810" calcext:value-type="float">
            <text:p>20220810</text:p>
          </table:table-cell>
          <table:table-cell office:value-type="string" calcext:value-type="string">
            <text:p>CB202208-0001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570" calcext:value-type="float">
            <text:p>240570</text:p>
          </table:table-cell>
          <table:table-cell office:value-type="string" calcext:value-type="string">
            <text:p>PAJAK SILVESTER TAHUN PAJAK 2019</text:p>
          </table:table-cell>
        </table:table-row>
        <table:table-row table:style-name="ro1">
          <table:table-cell office:value-type="float" office:value="20220819" calcext:value-type="float">
            <text:p>20220819</text:p>
          </table:table-cell>
          <table:table-cell office:value-type="string" calcext:value-type="string">
            <text:p>CB202208-0002</text:p>
          </table:table-cell>
          <table:table-cell office:value-type="float" office:value="6260002" calcext:value-type="float">
            <text:p>6260002</text:p>
          </table:table-cell>
          <table:table-cell office:value-type="string" calcext:value-type="string">
            <text:p>BIAYA BANK </text:p>
          </table:table-cell>
          <table:table-cell office:value-type="string" calcext:value-type="string">
            <text:p>D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ADM BCA TAB AGUSTUS 2022</text:p>
          </table:table-cell>
        </table:table-row>
        <table:table-row table:style-name="ro1">
          <table:table-cell office:value-type="float" office:value="20220819" calcext:value-type="float">
            <text:p>20220819</text:p>
          </table:table-cell>
          <table:table-cell office:value-type="string" calcext:value-type="string">
            <text:p>CB202208-0002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BY ADM BCA TAB AGUSTUS 2022</text:p>
          </table:table-cell>
        </table:table-row>
        <table:table-row table:style-name="ro1">
          <table:table-cell office:value-type="float" office:value="20220819" calcext:value-type="float">
            <text:p>20220819</text:p>
          </table:table-cell>
          <table:table-cell office:value-type="string" calcext:value-type="string">
            <text:p>CB202208-0003</text:p>
          </table:table-cell>
          <table:table-cell office:value-type="float" office:value="6260002" calcext:value-type="float">
            <text:p>6260002</text:p>
          </table:table-cell>
          <table:table-cell office:value-type="string" calcext:value-type="string">
            <text:p>BIAYA BANK </text:p>
          </table:table-cell>
          <table:table-cell office:value-type="string" calcext:value-type="string">
            <text:p>D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ADM BCA TAB AGUSTUS 2022</text:p>
          </table:table-cell>
        </table:table-row>
        <table:table-row table:style-name="ro1">
          <table:table-cell office:value-type="float" office:value="20220819" calcext:value-type="float">
            <text:p>20220819</text:p>
          </table:table-cell>
          <table:table-cell office:value-type="string" calcext:value-type="string">
            <text:p>CB202208-0003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Y ADM BCA TAB AGUSTUS 2022</text:p>
          </table:table-cell>
        </table:table-row>
        <table:table-row table:style-name="ro1">
          <table:table-cell office:value-type="float" office:value="20220819" calcext:value-type="float">
            <text:p>20220819</text:p>
          </table:table-cell>
          <table:table-cell office:value-type="string" calcext:value-type="string">
            <text:p>CB202208-0004</text:p>
          </table:table-cell>
          <table:table-cell office:value-type="float" office:value="1146001" calcext:value-type="float">
            <text:p>1146001</text:p>
          </table:table-cell>
          <table:table-cell office:value-type="string" calcext:value-type="string">
            <text:p>PIUTANG LAIN-LAIN</text:p>
          </table:table-cell>
          <table:table-cell office:value-type="string" calcext:value-type="string">
            <text:p>D</text:p>
          </table:table-cell>
          <table:table-cell office:value-type="float" office:value="1593600" calcext:value-type="float">
            <text:p>159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PERUBAHAN JADWAL TIKET IBU ELIZABETH,K FARID,SARITA,MUSAWATI</text:p>
          </table:table-cell>
        </table:table-row>
        <table:table-row table:style-name="ro1">
          <table:table-cell office:value-type="float" office:value="20220819" calcext:value-type="float">
            <text:p>20220819</text:p>
          </table:table-cell>
          <table:table-cell office:value-type="string" calcext:value-type="string">
            <text:p>CB202208-0004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93600" calcext:value-type="float">
            <text:p>1593600</text:p>
          </table:table-cell>
          <table:table-cell office:value-type="string" calcext:value-type="string">
            <text:p>TITIPAN PERUBAHAN JADWAL TIKET IBU ELIZABETH,K FARID,SARITA,MUSAWATI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B202209-0001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883000" calcext:value-type="float">
            <text:p>88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FARID SIN-JKT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B202209-0001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3000" calcext:value-type="float">
            <text:p>883000</text:p>
          </table:table-cell>
          <table:table-cell office:value-type="string" calcext:value-type="string">
            <text:p>TIKET FARID SIN-JKT</text:p>
          </table:table-cell>
        </table:table-row>
        <table:table-row table:style-name="ro1">
          <table:table-cell office:value-type="float" office:value="20220916" calcext:value-type="float">
            <text:p>20220916</text:p>
          </table:table-cell>
          <table:table-cell office:value-type="string" calcext:value-type="string">
            <text:p>CB202209-0002</text:p>
          </table:table-cell>
          <table:table-cell office:value-type="float" office:value="6260002" calcext:value-type="float">
            <text:p>6260002</text:p>
          </table:table-cell>
          <table:table-cell office:value-type="string" calcext:value-type="string">
            <text:p>BIAYA BANK </text:p>
          </table:table-cell>
          <table:table-cell office:value-type="string" calcext:value-type="string">
            <text:p>D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ADM BCA TAB SEPTEMBER 2022</text:p>
          </table:table-cell>
        </table:table-row>
        <table:table-row table:style-name="ro1">
          <table:table-cell office:value-type="float" office:value="20220916" calcext:value-type="float">
            <text:p>20220916</text:p>
          </table:table-cell>
          <table:table-cell office:value-type="string" calcext:value-type="string">
            <text:p>CB202209-0002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BY ADM BCA TAB SEPTEMBER 2022</text:p>
          </table:table-cell>
        </table:table-row>
        <table:table-row table:style-name="ro1">
          <table:table-cell office:value-type="float" office:value="20220916" calcext:value-type="float">
            <text:p>20220916</text:p>
          </table:table-cell>
          <table:table-cell office:value-type="string" calcext:value-type="string">
            <text:p>CB202209-0003</text:p>
          </table:table-cell>
          <table:table-cell office:value-type="float" office:value="6260002" calcext:value-type="float">
            <text:p>6260002</text:p>
          </table:table-cell>
          <table:table-cell office:value-type="string" calcext:value-type="string">
            <text:p>BIAYA BANK </text:p>
          </table:table-cell>
          <table:table-cell office:value-type="string" calcext:value-type="string">
            <text:p>D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ADM BCA TAB SEPTEMBER 2022</text:p>
          </table:table-cell>
        </table:table-row>
        <table:table-row table:style-name="ro1">
          <table:table-cell office:value-type="float" office:value="20220916" calcext:value-type="float">
            <text:p>20220916</text:p>
          </table:table-cell>
          <table:table-cell office:value-type="string" calcext:value-type="string">
            <text:p>CB202209-0003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Y ADM BCA TAB SEPTEMBER 2022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B202210-0001</text:p>
          </table:table-cell>
          <table:table-cell office:value-type="float" office:value="6260002" calcext:value-type="float">
            <text:p>6260002</text:p>
          </table:table-cell>
          <table:table-cell office:value-type="string" calcext:value-type="string">
            <text:p>BIAYA BANK </text:p>
          </table:table-cell>
          <table:table-cell office:value-type="string" calcext:value-type="string">
            <text:p>D</text:p>
          </table:table-cell>
          <table:table-cell office:value-type="float" office:value="16841" calcext:value-type="float">
            <text:p>16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ADM BCA TAB OKTOBER 2022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B202210-0001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841" calcext:value-type="float">
            <text:p>16841</text:p>
          </table:table-cell>
          <table:table-cell office:value-type="string" calcext:value-type="string">
            <text:p>BY ADM BCA TAB OKTOBER 2022</text:p>
          </table:table-cell>
        </table:table-row>
        <table:table-row table:style-name="ro1">
          <table:table-cell office:value-type="float" office:value="20220707" calcext:value-type="float">
            <text:p>20220707</text:p>
          </table:table-cell>
          <table:table-cell office:value-type="string" calcext:value-type="string">
            <text:p>CC202207-0001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11350800" calcext:value-type="float">
            <text:p>1135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MKS-JKT(RISKA,YOHANES,HENNY,ELLYANI)</text:p>
          </table:table-cell>
        </table:table-row>
        <table:table-row table:style-name="ro1">
          <table:table-cell office:value-type="float" office:value="20220707" calcext:value-type="float">
            <text:p>20220707</text:p>
          </table:table-cell>
          <table:table-cell office:value-type="string" calcext:value-type="string">
            <text:p>CC202207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350800" calcext:value-type="float">
            <text:p>11350800</text:p>
          </table:table-cell>
          <table:table-cell office:value-type="string" calcext:value-type="string">
            <text:p>TIKET JKT-MKS-JKT(RISKA,YOHANES,HENNY,ELLYANI)</text:p>
          </table:table-cell>
        </table:table-row>
        <table:table-row table:style-name="ro1">
          <table:table-cell office:value-type="float" office:value="20220707" calcext:value-type="float">
            <text:p>20220707</text:p>
          </table:table-cell>
          <table:table-cell office:value-type="string" calcext:value-type="string">
            <text:p>CC202207-0002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KSIN FLU(ELIZ,WEN,BETH,YOHANES,HENNY,MEISKE)</text:p>
          </table:table-cell>
        </table:table-row>
        <table:table-row table:style-name="ro1">
          <table:table-cell office:value-type="float" office:value="20220707" calcext:value-type="float">
            <text:p>20220707</text:p>
          </table:table-cell>
          <table:table-cell office:value-type="string" calcext:value-type="string">
            <text:p>CC202207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20000" calcext:value-type="float">
            <text:p>2220000</text:p>
          </table:table-cell>
          <table:table-cell office:value-type="string" calcext:value-type="string">
            <text:p>VAKSIN FLU(ELIZ,WEN,BETH,YOHANES,HENNY,MEISKE)</text:p>
          </table:table-cell>
        </table:table-row>
        <table:table-row table:style-name="ro1">
          <table:table-cell office:value-type="float" office:value="20220707" calcext:value-type="float">
            <text:p>20220707</text:p>
          </table:table-cell>
          <table:table-cell office:value-type="string" calcext:value-type="string">
            <text:p>CC202207-0003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1882300" calcext:value-type="float">
            <text:p>188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DENPASAR MUSAWATI</text:p>
          </table:table-cell>
        </table:table-row>
        <table:table-row table:style-name="ro1">
          <table:table-cell office:value-type="float" office:value="20220707" calcext:value-type="float">
            <text:p>20220707</text:p>
          </table:table-cell>
          <table:table-cell office:value-type="string" calcext:value-type="string">
            <text:p>CC202207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82300" calcext:value-type="float">
            <text:p>1882300</text:p>
          </table:table-cell>
          <table:table-cell office:value-type="string" calcext:value-type="string">
            <text:p>TIKET JKT-DENPASAR MUSAWATI</text:p>
          </table:table-cell>
        </table:table-row>
        <table:table-row table:style-name="ro1">
          <table:table-cell office:value-type="float" office:value="20220708" calcext:value-type="float">
            <text:p>20220708</text:p>
          </table:table-cell>
          <table:table-cell office:value-type="string" calcext:value-type="string">
            <text:p>CC202207-0004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6530370" calcext:value-type="float">
            <text:p>6530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MENT IBU ELIZABETH</text:p>
          </table:table-cell>
        </table:table-row>
        <table:table-row table:style-name="ro1">
          <table:table-cell office:value-type="float" office:value="20220708" calcext:value-type="float">
            <text:p>20220708</text:p>
          </table:table-cell>
          <table:table-cell office:value-type="string" calcext:value-type="string">
            <text:p>CC202207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530370" calcext:value-type="float">
            <text:p>6530370</text:p>
          </table:table-cell>
          <table:table-cell office:value-type="string" calcext:value-type="string">
            <text:p>ENTERTAIMENT IBU ELIZABETH</text:p>
          </table:table-cell>
        </table:table-row>
        <table:table-row table:style-name="ro1">
          <table:table-cell office:value-type="float" office:value="20220708" calcext:value-type="float">
            <text:p>20220708</text:p>
          </table:table-cell>
          <table:table-cell office:value-type="string" calcext:value-type="string">
            <text:p>CC202207-0005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91962000" calcext:value-type="float">
            <text:p>9196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DR FINEKRI BY QANTAS AIRLINE</text:p>
          </table:table-cell>
        </table:table-row>
        <table:table-row table:style-name="ro1">
          <table:table-cell office:value-type="float" office:value="20220708" calcext:value-type="float">
            <text:p>20220708</text:p>
          </table:table-cell>
          <table:table-cell office:value-type="string" calcext:value-type="string">
            <text:p>CC202207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1962000" calcext:value-type="float">
            <text:p>91962000</text:p>
          </table:table-cell>
          <table:table-cell office:value-type="string" calcext:value-type="string">
            <text:p>TIKET DR FINEKRI BY QANTAS AIRLINE</text:p>
          </table:table-cell>
        </table:table-row>
        <table:table-row table:style-name="ro1">
          <table:table-cell office:value-type="float" office:value="20220713" calcext:value-type="float">
            <text:p>20220713</text:p>
          </table:table-cell>
          <table:table-cell office:value-type="string" calcext:value-type="string">
            <text:p>CC202207-000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6323086" calcext:value-type="float">
            <text:p>1632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ELIZBETH JUNI 2022</text:p>
          </table:table-cell>
        </table:table-row>
        <table:table-row table:style-name="ro1">
          <table:table-cell office:value-type="float" office:value="20220713" calcext:value-type="float">
            <text:p>20220713</text:p>
          </table:table-cell>
          <table:table-cell office:value-type="string" calcext:value-type="string">
            <text:p>CC202207-000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4204900" calcext:value-type="float">
            <text:p>1420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SORAYA JUNI 2022</text:p>
          </table:table-cell>
        </table:table-row>
        <table:table-row table:style-name="ro1">
          <table:table-cell office:value-type="float" office:value="20220713" calcext:value-type="float">
            <text:p>20220713</text:p>
          </table:table-cell>
          <table:table-cell office:value-type="string" calcext:value-type="string">
            <text:p>CC202207-000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0572142" calcext:value-type="float">
            <text:p>1057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ARYA ABDI JUNI 2022</text:p>
          </table:table-cell>
        </table:table-row>
        <table:table-row table:style-name="ro1">
          <table:table-cell office:value-type="float" office:value="20220713" calcext:value-type="float">
            <text:p>20220713</text:p>
          </table:table-cell>
          <table:table-cell office:value-type="string" calcext:value-type="string">
            <text:p>CC202207-000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1047075" calcext:value-type="float">
            <text:p>1104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ERWIN ROMEL JUNI 2022</text:p>
          </table:table-cell>
        </table:table-row>
        <table:table-row table:style-name="ro1">
          <table:table-cell office:value-type="float" office:value="20220713" calcext:value-type="float">
            <text:p>20220713</text:p>
          </table:table-cell>
          <table:table-cell office:value-type="string" calcext:value-type="string">
            <text:p>CC202207-000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3113500" calcext:value-type="float">
            <text:p>31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KENT MICHAEL JUNI 2022</text:p>
          </table:table-cell>
        </table:table-row>
        <table:table-row table:style-name="ro1">
          <table:table-cell office:value-type="float" office:value="20220713" calcext:value-type="float">
            <text:p>20220713</text:p>
          </table:table-cell>
          <table:table-cell office:value-type="string" calcext:value-type="string">
            <text:p>CC202207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260703" calcext:value-type="float">
            <text:p>55260703</text:p>
          </table:table-cell>
          <table:table-cell office:value-type="string" calcext:value-type="string">
            <text:p>PPH 25 IBU ELIZ,SORAYA,ARYA,ERWIN,KENT JUNI 2022</text:p>
          </table:table-cell>
        </table:table-row>
        <table:table-row table:style-name="ro1">
          <table:table-cell office:value-type="float" office:value="20220714" calcext:value-type="float">
            <text:p>20220714</text:p>
          </table:table-cell>
          <table:table-cell office:value-type="string" calcext:value-type="string">
            <text:p>CC202207-0007</text:p>
          </table:table-cell>
          <table:table-cell office:value-type="float" office:value="6170001" calcext:value-type="float">
            <text:p>6170001</text:p>
          </table:table-cell>
          <table:table-cell office:value-type="string" calcext:value-type="string">
            <text:p>BIAYA SEWA</text:p>
          </table:table-cell>
          <table:table-cell office:value-type="string" calcext:value-type="string">
            <text:p>D</text:p>
          </table:table-cell>
          <table:table-cell office:value-type="float" office:value="136955810" calcext:value-type="float">
            <text:p>136955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WA VILA MEETING BALI (PT DUA CAHAYA ANUGRAH)</text:p>
          </table:table-cell>
        </table:table-row>
        <table:table-row table:style-name="ro1">
          <table:table-cell office:value-type="float" office:value="20220714" calcext:value-type="float">
            <text:p>20220714</text:p>
          </table:table-cell>
          <table:table-cell office:value-type="string" calcext:value-type="string">
            <text:p>CC202207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6955810" calcext:value-type="float">
            <text:p>136955810</text:p>
          </table:table-cell>
          <table:table-cell office:value-type="string" calcext:value-type="string">
            <text:p>SEWA VILA MEETING BALI (PT DUA CAHAYA ANUGRAH)</text:p>
          </table:table-cell>
        </table:table-row>
        <table:table-row table:style-name="ro1">
          <table:table-cell office:value-type="float" office:value="20220715" calcext:value-type="float">
            <text:p>20220715</text:p>
          </table:table-cell>
          <table:table-cell office:value-type="string" calcext:value-type="string">
            <text:p>CC202207-0008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4239460" calcext:value-type="float">
            <text:p>4239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KTER+OBAT IVU ELIZABETH RS PONDOK INDAH</text:p>
          </table:table-cell>
        </table:table-row>
        <table:table-row table:style-name="ro1">
          <table:table-cell office:value-type="float" office:value="20220715" calcext:value-type="float">
            <text:p>20220715</text:p>
          </table:table-cell>
          <table:table-cell office:value-type="string" calcext:value-type="string">
            <text:p>CC202207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239460" calcext:value-type="float">
            <text:p>4239460</text:p>
          </table:table-cell>
          <table:table-cell office:value-type="string" calcext:value-type="string">
            <text:p>DOKTER+OBAT IVU ELIZABETH RS PONDOK INDAH</text:p>
          </table:table-cell>
        </table:table-row>
        <table:table-row table:style-name="ro1">
          <table:table-cell office:value-type="float" office:value="20220715" calcext:value-type="float">
            <text:p>20220715</text:p>
          </table:table-cell>
          <table:table-cell office:value-type="string" calcext:value-type="string">
            <text:p>CC202207-000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253600" calcext:value-type="float">
            <text:p>825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MODEM,COVER SOFA,DLL </text:p>
          </table:table-cell>
        </table:table-row>
        <table:table-row table:style-name="ro1">
          <table:table-cell office:value-type="float" office:value="20220715" calcext:value-type="float">
            <text:p>20220715</text:p>
          </table:table-cell>
          <table:table-cell office:value-type="string" calcext:value-type="string">
            <text:p>CC202207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253600" calcext:value-type="float">
            <text:p>8253600</text:p>
          </table:table-cell>
          <table:table-cell office:value-type="string" calcext:value-type="string">
            <text:p>B1/21:MODEM,COVER SOFA,DLL </text:p>
          </table:table-cell>
        </table:table-row>
        <table:table-row table:style-name="ro1">
          <table:table-cell office:value-type="float" office:value="20220716" calcext:value-type="float">
            <text:p>20220716</text:p>
          </table:table-cell>
          <table:table-cell office:value-type="string" calcext:value-type="string">
            <text:p>CC202207-0010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33367000" calcext:value-type="float">
            <text:p>333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float" office:value="20220716" calcext:value-type="float">
            <text:p>20220716</text:p>
          </table:table-cell>
          <table:table-cell office:value-type="string" calcext:value-type="string">
            <text:p>CC202207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367000" calcext:value-type="float">
            <text:p>33367000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1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26708000" calcext:value-type="float">
            <text:p>2670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SING-JKT IBU ELIZ,SORAYA,FARID,MUSAWATI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708000" calcext:value-type="float">
            <text:p>26708000</text:p>
          </table:table-cell>
          <table:table-cell office:value-type="string" calcext:value-type="string">
            <text:p>TIKET JKT-SING-JKT IBU ELIZ,SORAYA,FARID,MUSAWATI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2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7446900" calcext:value-type="float">
            <text:p>7446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MKS IBU SORAYA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446900" calcext:value-type="float">
            <text:p>7446900</text:p>
          </table:table-cell>
          <table:table-cell office:value-type="string" calcext:value-type="string">
            <text:p>TIKET JKT-MKS IBU SORAYA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3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30291600" calcext:value-type="float">
            <text:p>3029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YA KESEHATAN IBU ELIZ,SORAYA,FARID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291600" calcext:value-type="float">
            <text:p>30291600</text:p>
          </table:table-cell>
          <table:table-cell office:value-type="string" calcext:value-type="string">
            <text:p>BIAYA KESEHATAN IBU ELIZ,SORAYA,FARID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4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T BATIK U/ K YAYA DLL (4 ORANG)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20000" calcext:value-type="float">
            <text:p>320000</text:p>
          </table:table-cell>
          <table:table-cell office:value-type="string" calcext:value-type="string">
            <text:p>SEAT BATIK U/ K YAYA DLL (4 ORANG)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5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19970600" calcext:value-type="float">
            <text:p>1997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IBU SORAYA,ANGELA,YENNY,LIE,ANITA,LILY,YULIA</text:p>
          </table:table-cell>
        </table:table-row>
        <table:table-row table:style-name="ro1">
          <table:table-cell office:value-type="float" office:value="20220717" calcext:value-type="float">
            <text:p>20220717</text:p>
          </table:table-cell>
          <table:table-cell office:value-type="string" calcext:value-type="string">
            <text:p>CC202207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970600" calcext:value-type="float">
            <text:p>19970600</text:p>
          </table:table-cell>
          <table:table-cell office:value-type="string" calcext:value-type="string">
            <text:p>TIKET IBU SORAYA,ANGELA,YENNY,LIE,ANITA,LILY,YULIA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CC202207-0016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4641780" calcext:value-type="float">
            <text:p>4641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MKS-JKT MUSAWATI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CC202207-001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641780" calcext:value-type="float">
            <text:p>4641780</text:p>
          </table:table-cell>
          <table:table-cell office:value-type="string" calcext:value-type="string">
            <text:p>TIKET JKT-MKS-JKT MUSAWATI</text:p>
          </table:table-cell>
        </table:table-row>
        <table:table-row table:style-name="ro1">
          <table:table-cell office:value-type="float" office:value="20220719" calcext:value-type="float">
            <text:p>20220719</text:p>
          </table:table-cell>
          <table:table-cell office:value-type="string" calcext:value-type="string">
            <text:p>CC202207-0017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10466040" calcext:value-type="float">
            <text:p>10466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EL DR FINEKRI</text:p>
          </table:table-cell>
        </table:table-row>
        <table:table-row table:style-name="ro1">
          <table:table-cell office:value-type="float" office:value="20220719" calcext:value-type="float">
            <text:p>20220719</text:p>
          </table:table-cell>
          <table:table-cell office:value-type="string" calcext:value-type="string">
            <text:p>CC202207-001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466040" calcext:value-type="float">
            <text:p>10466040</text:p>
          </table:table-cell>
          <table:table-cell office:value-type="string" calcext:value-type="string">
            <text:p>HOTEL DR FINEKRI</text:p>
          </table:table-cell>
        </table:table-row>
        <table:table-row table:style-name="ro1">
          <table:table-cell office:value-type="float" office:value="20220719" calcext:value-type="float">
            <text:p>20220719</text:p>
          </table:table-cell>
          <table:table-cell office:value-type="string" calcext:value-type="string">
            <text:p>CC202207-0018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27433708" calcext:value-type="float">
            <text:p>27433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TEL DR FINEKRI</text:p>
          </table:table-cell>
        </table:table-row>
        <table:table-row table:style-name="ro1">
          <table:table-cell office:value-type="float" office:value="20220719" calcext:value-type="float">
            <text:p>20220719</text:p>
          </table:table-cell>
          <table:table-cell office:value-type="string" calcext:value-type="string">
            <text:p>CC202207-001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433708" calcext:value-type="float">
            <text:p>27433708</text:p>
          </table:table-cell>
          <table:table-cell office:value-type="string" calcext:value-type="string">
            <text:p>HOTEL DR FINEKRI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CC202207-001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028300" calcext:value-type="float">
            <text:p>102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CC202207-001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28300" calcext:value-type="float">
            <text:p>102830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0802" calcext:value-type="float">
            <text:p>20220802</text:p>
          </table:table-cell>
          <table:table-cell office:value-type="string" calcext:value-type="string">
            <text:p>CC202208-0001</text:p>
          </table:table-cell>
          <table:table-cell office:value-type="float" office:value="6265003" calcext:value-type="float">
            <text:p>6265003</text:p>
          </table:table-cell>
          <table:table-cell office:value-type="string" calcext:value-type="string">
            <text:p>BIAYA KANTOR LAIN-LAIN </text:p>
          </table:table-cell>
          <table:table-cell office:value-type="string" calcext:value-type="string">
            <text:p>D</text:p>
          </table:table-cell>
          <table:table-cell office:value-type="float" office:value="40161595" calcext:value-type="float">
            <text:p>40161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KER DI BALI JULI 2022</text:p>
          </table:table-cell>
        </table:table-row>
        <table:table-row table:style-name="ro1">
          <table:table-cell office:value-type="float" office:value="20220802" calcext:value-type="float">
            <text:p>20220802</text:p>
          </table:table-cell>
          <table:table-cell office:value-type="string" calcext:value-type="string">
            <text:p>CC202208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161595" calcext:value-type="float">
            <text:p>40161595</text:p>
          </table:table-cell>
          <table:table-cell office:value-type="string" calcext:value-type="string">
            <text:p>RAKER DI BALI JULI 2022</text:p>
          </table:table-cell>
        </table:table-row>
        <table:table-row table:style-name="ro1">
          <table:table-cell office:value-type="float" office:value="20220803" calcext:value-type="float">
            <text:p>20220803</text:p>
          </table:table-cell>
          <table:table-cell office:value-type="string" calcext:value-type="string">
            <text:p>CC202208-0002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02600000" calcext:value-type="float">
            <text:p>102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KOLAH AUDREY (BP ILLU)</text:p>
          </table:table-cell>
        </table:table-row>
        <table:table-row table:style-name="ro1">
          <table:table-cell office:value-type="float" office:value="20220803" calcext:value-type="float">
            <text:p>20220803</text:p>
          </table:table-cell>
          <table:table-cell office:value-type="string" calcext:value-type="string">
            <text:p>CC202208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2600000" calcext:value-type="float">
            <text:p>102600000</text:p>
          </table:table-cell>
          <table:table-cell office:value-type="string" calcext:value-type="string">
            <text:p>SEKOLAH AUDREY (BP ILLU)</text:p>
          </table:table-cell>
        </table:table-row>
        <table:table-row table:style-name="ro1">
          <table:table-cell office:value-type="float" office:value="20220803" calcext:value-type="float">
            <text:p>20220803</text:p>
          </table:table-cell>
          <table:table-cell office:value-type="string" calcext:value-type="string">
            <text:p>CC202208-0003</text:p>
          </table:table-cell>
          <table:table-cell office:value-type="float" office:value="6265003" calcext:value-type="float">
            <text:p>6265003</text:p>
          </table:table-cell>
          <table:table-cell office:value-type="string" calcext:value-type="string">
            <text:p>BIAYA KANTOR LAIN-LAIN </text:p>
          </table:table-cell>
          <table:table-cell office:value-type="string" calcext:value-type="string">
            <text:p>D</text:p>
          </table:table-cell>
          <table:table-cell office:value-type="float" office:value="3008000" calcext:value-type="float">
            <text:p>300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KER DIBALI JULI 2022</text:p>
          </table:table-cell>
        </table:table-row>
        <table:table-row table:style-name="ro1">
          <table:table-cell office:value-type="float" office:value="20220803" calcext:value-type="float">
            <text:p>20220803</text:p>
          </table:table-cell>
          <table:table-cell office:value-type="string" calcext:value-type="string">
            <text:p>CC202208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08000" calcext:value-type="float">
            <text:p>3008000</text:p>
          </table:table-cell>
          <table:table-cell office:value-type="string" calcext:value-type="string">
            <text:p>RAKER DIBALI JULI 2022</text:p>
          </table:table-cell>
        </table:table-row>
        <table:table-row table:style-name="ro1">
          <table:table-cell office:value-type="float" office:value="20220811" calcext:value-type="float">
            <text:p>20220811</text:p>
          </table:table-cell>
          <table:table-cell office:value-type="string" calcext:value-type="string">
            <text:p>CC202208-000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6323086" calcext:value-type="float">
            <text:p>1632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ELIZABETH JULI 2022</text:p>
          </table:table-cell>
        </table:table-row>
        <table:table-row table:style-name="ro1">
          <table:table-cell office:value-type="float" office:value="20220811" calcext:value-type="float">
            <text:p>20220811</text:p>
          </table:table-cell>
          <table:table-cell office:value-type="string" calcext:value-type="string">
            <text:p>CC202208-000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4204900" calcext:value-type="float">
            <text:p>1420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SORAYA JULI 2022</text:p>
          </table:table-cell>
        </table:table-row>
        <table:table-row table:style-name="ro1">
          <table:table-cell office:value-type="float" office:value="20220811" calcext:value-type="float">
            <text:p>20220811</text:p>
          </table:table-cell>
          <table:table-cell office:value-type="string" calcext:value-type="string">
            <text:p>CC202208-000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0572142" calcext:value-type="float">
            <text:p>1057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ARYA ABDI JULI 2022</text:p>
          </table:table-cell>
        </table:table-row>
        <table:table-row table:style-name="ro1">
          <table:table-cell office:value-type="float" office:value="20220811" calcext:value-type="float">
            <text:p>20220811</text:p>
          </table:table-cell>
          <table:table-cell office:value-type="string" calcext:value-type="string">
            <text:p>CC202208-000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1047075" calcext:value-type="float">
            <text:p>1104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ERWIN ROMEL JULI 2022</text:p>
          </table:table-cell>
        </table:table-row>
        <table:table-row table:style-name="ro1">
          <table:table-cell office:value-type="float" office:value="20220811" calcext:value-type="float">
            <text:p>20220811</text:p>
          </table:table-cell>
          <table:table-cell office:value-type="string" calcext:value-type="string">
            <text:p>CC202208-000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3113500" calcext:value-type="float">
            <text:p>31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KENT MICHAEL JULI 2022</text:p>
          </table:table-cell>
        </table:table-row>
        <table:table-row table:style-name="ro1">
          <table:table-cell office:value-type="float" office:value="20220811" calcext:value-type="float">
            <text:p>20220811</text:p>
          </table:table-cell>
          <table:table-cell office:value-type="string" calcext:value-type="string">
            <text:p>CC202208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260703" calcext:value-type="float">
            <text:p>55260703</text:p>
          </table:table-cell>
          <table:table-cell office:value-type="string" calcext:value-type="string">
            <text:p>PPH 25 IBU ELIZ,SORAYA,ARYA,ERWIN,KENT JULI 2022</text:p>
          </table:table-cell>
        </table:table-row>
        <table:table-row table:style-name="ro1">
          <table:table-cell office:value-type="float" office:value="20220803" calcext:value-type="float">
            <text:p>20220803</text:p>
          </table:table-cell>
          <table:table-cell office:value-type="string" calcext:value-type="string">
            <text:p>CC202208-000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2089180" calcext:value-type="float">
            <text:p>2089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ITIPAN REZAFESA DC/202204/0001</text:p>
          </table:table-cell>
        </table:table-row>
        <table:table-row table:style-name="ro1">
          <table:table-cell office:value-type="float" office:value="20220803" calcext:value-type="float">
            <text:p>20220803</text:p>
          </table:table-cell>
          <table:table-cell office:value-type="string" calcext:value-type="string">
            <text:p>CC202208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89180" calcext:value-type="float">
            <text:p>2089180</text:p>
          </table:table-cell>
          <table:table-cell office:value-type="string" calcext:value-type="string">
            <text:p>PENGEMB TITIPAN REZAFESA DC/202204/0001</text:p>
          </table:table-cell>
        </table:table-row>
        <table:table-row table:style-name="ro1">
          <table:table-cell office:value-type="float" office:value="20220808" calcext:value-type="float">
            <text:p>20220808</text:p>
          </table:table-cell>
          <table:table-cell office:value-type="string" calcext:value-type="string">
            <text:p>CC202208-0006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JI ALEXANDER JULI 2022</text:p>
          </table:table-cell>
        </table:table-row>
        <table:table-row table:style-name="ro1">
          <table:table-cell office:value-type="float" office:value="20220808" calcext:value-type="float">
            <text:p>20220808</text:p>
          </table:table-cell>
          <table:table-cell office:value-type="string" calcext:value-type="string">
            <text:p>CC202208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GAJI ALEXANDER JULI 2022</text:p>
          </table:table-cell>
        </table:table-row>
        <table:table-row table:style-name="ro1">
          <table:table-cell office:value-type="float" office:value="20220810" calcext:value-type="float">
            <text:p>20220810</text:p>
          </table:table-cell>
          <table:table-cell office:value-type="string" calcext:value-type="string">
            <text:p>CC202208-000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744150" calcext:value-type="float">
            <text:p>1744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0810" calcext:value-type="float">
            <text:p>20220810</text:p>
          </table:table-cell>
          <table:table-cell office:value-type="string" calcext:value-type="string">
            <text:p>CC202208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44150" calcext:value-type="float">
            <text:p>174415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0818" calcext:value-type="float">
            <text:p>20220818</text:p>
          </table:table-cell>
          <table:table-cell office:value-type="string" calcext:value-type="string">
            <text:p>CC202208-0008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BON SEMENTARA K DIO</text:p>
          </table:table-cell>
        </table:table-row>
        <table:table-row table:style-name="ro1">
          <table:table-cell office:value-type="float" office:value="20220818" calcext:value-type="float">
            <text:p>20220818</text:p>
          </table:table-cell>
          <table:table-cell office:value-type="string" calcext:value-type="string">
            <text:p>CC202208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KASBON SEMENTARA K DIO</text:p>
          </table:table-cell>
        </table:table-row>
        <table:table-row table:style-name="ro1">
          <table:table-cell office:value-type="float" office:value="20220818" calcext:value-type="float">
            <text:p>20220818</text:p>
          </table:table-cell>
          <table:table-cell office:value-type="string" calcext:value-type="string">
            <text:p>CC202208-0009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5881455" calcext:value-type="float">
            <text:p>588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BALI-JKT (POLISI)</text:p>
          </table:table-cell>
        </table:table-row>
        <table:table-row table:style-name="ro1">
          <table:table-cell office:value-type="float" office:value="20220818" calcext:value-type="float">
            <text:p>20220818</text:p>
          </table:table-cell>
          <table:table-cell office:value-type="string" calcext:value-type="string">
            <text:p>CC202208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881455" calcext:value-type="float">
            <text:p>5881455</text:p>
          </table:table-cell>
          <table:table-cell office:value-type="string" calcext:value-type="string">
            <text:p>TIKET JKT-BALI-JKT (POLISI)</text:p>
          </table:table-cell>
        </table:table-row>
        <table:table-row table:style-name="ro1">
          <table:table-cell office:value-type="float" office:value="20220820" calcext:value-type="float">
            <text:p>20220820</text:p>
          </table:table-cell>
          <table:table-cell office:value-type="string" calcext:value-type="string">
            <text:p>CC202208-001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626075" calcext:value-type="float">
            <text:p>3626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INDIHOME </text:p>
          </table:table-cell>
        </table:table-row>
        <table:table-row table:style-name="ro1">
          <table:table-cell office:value-type="float" office:value="20220820" calcext:value-type="float">
            <text:p>20220820</text:p>
          </table:table-cell>
          <table:table-cell office:value-type="string" calcext:value-type="string">
            <text:p>CC202208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26075" calcext:value-type="float">
            <text:p>3626075</text:p>
          </table:table-cell>
          <table:table-cell office:value-type="string" calcext:value-type="string">
            <text:p>E1/41:INDIHOME </text:p>
          </table:table-cell>
        </table:table-row>
        <table:table-row table:style-name="ro1">
          <table:table-cell office:value-type="float" office:value="20220820" calcext:value-type="float">
            <text:p>20220820</text:p>
          </table:table-cell>
          <table:table-cell office:value-type="string" calcext:value-type="string">
            <text:p>CC202208-0011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491400" calcext:value-type="float">
            <text:p>249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0820" calcext:value-type="float">
            <text:p>20220820</text:p>
          </table:table-cell>
          <table:table-cell office:value-type="string" calcext:value-type="string">
            <text:p>CC202208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91400" calcext:value-type="float">
            <text:p>249140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0820" calcext:value-type="float">
            <text:p>20220820</text:p>
          </table:table-cell>
          <table:table-cell office:value-type="string" calcext:value-type="string">
            <text:p>CC202208-001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24047" calcext:value-type="float">
            <text:p>624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FIRTSMEDIA,TELEPON</text:p>
          </table:table-cell>
        </table:table-row>
        <table:table-row table:style-name="ro1">
          <table:table-cell office:value-type="float" office:value="20220820" calcext:value-type="float">
            <text:p>20220820</text:p>
          </table:table-cell>
          <table:table-cell office:value-type="string" calcext:value-type="string">
            <text:p>CC202208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4047" calcext:value-type="float">
            <text:p>624047</text:p>
          </table:table-cell>
          <table:table-cell office:value-type="string" calcext:value-type="string">
            <text:p>B2/4:FIRTSMEDIA,TELEPON</text:p>
          </table:table-cell>
        </table:table-row>
        <table:table-row table:style-name="ro1">
          <table:table-cell office:value-type="float" office:value="20220820" calcext:value-type="float">
            <text:p>20220820</text:p>
          </table:table-cell>
          <table:table-cell office:value-type="string" calcext:value-type="string">
            <text:p>CC202208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70195" calcext:value-type="float">
            <text:p>1470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0820" calcext:value-type="float">
            <text:p>20220820</text:p>
          </table:table-cell>
          <table:table-cell office:value-type="string" calcext:value-type="string">
            <text:p>CC202208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70195" calcext:value-type="float">
            <text:p>1470195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LISTRIK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APART K ILLU:LISTRIK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5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776000" calcext:value-type="float">
            <text:p>177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RAWATAN LIFT JULI 22 (DELTA MITRA)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76000" calcext:value-type="float">
            <text:p>1776000</text:p>
          </table:table-cell>
          <table:table-cell office:value-type="string" calcext:value-type="string">
            <text:p>E1/1:PERAWATAN LIFT JULI 22 (DELTA MITRA)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7146028" calcext:value-type="float">
            <text:p>27146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SERVICE GARASI RUMAH (GRAHA PESONA)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146028" calcext:value-type="float">
            <text:p>27146028</text:p>
          </table:table-cell>
          <table:table-cell office:value-type="string" calcext:value-type="string">
            <text:p>B2/4:SERVICE GARASI RUMAH (GRAHA PESONA)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171780" calcext:value-type="float">
            <text:p>1171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03256" calcext:value-type="float">
            <text:p>1303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988551" calcext:value-type="float">
            <text:p>2988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ADM 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27308" calcext:value-type="float">
            <text:p>627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 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434" calcext:value-type="float">
            <text:p>12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503474" calcext:value-type="float">
            <text:p>1503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27997" calcext:value-type="float">
            <text:p>2027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79577" calcext:value-type="float">
            <text:p>379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2219" calcext:value-type="float">
            <text:p>13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 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955826" calcext:value-type="float">
            <text:p>5955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889423" calcext:value-type="float">
            <text:p>30889423</text:p>
          </table:table-cell>
          <table:table-cell office:value-type="string" calcext:value-type="string">
            <text:p>PLN &amp; PAM RUMAH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 ADM 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 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 ADM PAM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801034" calcext:value-type="float">
            <text:p>1801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ADM PLN AGST 2022</text:p>
          </table:table-cell>
        </table:table-row>
        <table:table-row table:style-name="ro1">
          <table:table-cell office:value-type="float" office:value="20220824" calcext:value-type="float">
            <text:p>20220824</text:p>
          </table:table-cell>
          <table:table-cell office:value-type="string" calcext:value-type="string">
            <text:p>CC202208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855619" calcext:value-type="float">
            <text:p>12855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LN AGST 2022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1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82700" calcext:value-type="float">
            <text:p>358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LI K ILLU:1 UNIT PINTU ACP (CAHAYA)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1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82700" calcext:value-type="float">
            <text:p>3582700</text:p>
          </table:table-cell>
          <table:table-cell office:value-type="string" calcext:value-type="string">
            <text:p>SAMALI K ILLU:1 UNIT PINTU ACP (CAHAYA)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19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MOTOR PENGGERAK+PSG (SICUREZZA)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1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50000" calcext:value-type="float">
            <text:p>1450000</text:p>
          </table:table-cell>
          <table:table-cell office:value-type="string" calcext:value-type="string">
            <text:p>E1/1:MOTOR PENGGERAK+PSG (SICUREZZA)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KIRIM MAKANAN IBU ELIZ KE SINGAPURA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E1/41:KIRIM MAKANAN IBU ELIZ KE SINGAPURA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1</text:p>
          </table:table-cell>
          <table:table-cell office:value-type="float" office:value="1146001" calcext:value-type="float">
            <text:p>1146001</text:p>
          </table:table-cell>
          <table:table-cell office:value-type="string" calcext:value-type="string">
            <text:p>PIUTANG LAIN-LAIN</text:p>
          </table:table-cell>
          <table:table-cell office:value-type="string" calcext:value-type="string">
            <text:p>D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K SIL (ATAS DOUBLE BAYAR)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50000" calcext:value-type="float">
            <text:p>4550000</text:p>
          </table:table-cell>
          <table:table-cell office:value-type="string" calcext:value-type="string">
            <text:p>PINJAMAN K SIL (ATAS DOUBLE BAYAR)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 PH:SEMEN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PB PH:SEMEN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TERPAL UK 4X6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B2/4:TERPAL UK 4X6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32000" calcext:value-type="float">
            <text:p>253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GANTI KERAMIK,MATERIAL SEMEN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32000" calcext:value-type="float">
            <text:p>2532000</text:p>
          </table:table-cell>
          <table:table-cell office:value-type="string" calcext:value-type="string">
            <text:p>B1/20:GANTI KERAMIK,MATERIAL SEMEN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80000" calcext:value-type="float">
            <text:p>24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SG PAVING,URUG,GJ TKG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80000" calcext:value-type="float">
            <text:p>2480000</text:p>
          </table:table-cell>
          <table:table-cell office:value-type="string" calcext:value-type="string">
            <text:p>E1/39:PSG PAVING,URUG,GJ TKG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07000" calcext:value-type="float">
            <text:p>210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SG PAVING,URUG,GJ TKG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07000" calcext:value-type="float">
            <text:p>2107000</text:p>
          </table:table-cell>
          <table:table-cell office:value-type="string" calcext:value-type="string">
            <text:p>E1/39:PSG PAVING,URUG,GJ TKG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7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417600" calcext:value-type="float">
            <text:p>41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ALAT BAHAN KEBERSIHAN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17600" calcext:value-type="float">
            <text:p>417600</text:p>
          </table:table-cell>
          <table:table-cell office:value-type="string" calcext:value-type="string">
            <text:p>E1/1:ALAT BAHAN KEBERSIHAN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46500" calcext:value-type="float">
            <text:p>124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RAWATAN TANAMAN,PUPUK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46500" calcext:value-type="float">
            <text:p>1246500</text:p>
          </table:table-cell>
          <table:table-cell office:value-type="string" calcext:value-type="string">
            <text:p>E1/41:PERAWATAN TANAMAN,PUPUK DL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BIAYA KUNJUNGAN TEHNISI GORDYN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2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1/41:BIAYA KUNJUNGAN TEHNISI GORDYN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BIAYA TEBANG POHON DAN BUAN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E1/41:BIAYA TEBANG POHON DAN BUAN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1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58000" calcext:value-type="float">
            <text:p>2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MBERSIHAN DINDING LUAR,GJ TK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8000" calcext:value-type="float">
            <text:p>258000</text:p>
          </table:table-cell>
          <table:table-cell office:value-type="string" calcext:value-type="string">
            <text:p>E1/1:PEMBERSIHAN DINDING LUAR,GJ TK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RBAIKAN NAMPAN KAYU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1/41:PERBAIKAN NAMPAN KAYU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2500" calcext:value-type="float">
            <text:p>2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 25 AGST 2022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2500" calcext:value-type="float">
            <text:p>202500</text:p>
          </table:table-cell>
          <table:table-cell office:value-type="string" calcext:value-type="string">
            <text:p>E1/39:TOKEN LISTRIK 25 AGST 2022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56164" calcext:value-type="float">
            <text:p>1356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COATING BATU ALAM,MATERIAL,GJ TK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56164" calcext:value-type="float">
            <text:p>1356164</text:p>
          </table:table-cell>
          <table:table-cell office:value-type="string" calcext:value-type="string">
            <text:p>B1/21:COATING BATU ALAM,MATERIAL,GJ TK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ERBAIKAN KUNCI KAMAR,WASTAFEL,GJ TK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R 25:PERBAIKAN KUNCI KAMAR,WASTAFEL,GJ TK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8945" calcext:value-type="float">
            <text:p>78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COATING KAYU,MATERIA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APART K ILLU:COATING KAYU,MATERIAL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LI K ILLI:PERBAIKAN PINTU KITCHEN SET,GJ TKG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CC202208-003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AMALI K ILLI:PERBAIKAN PINTU KITCHEN SET,GJ TKG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1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JI ALEXANDER AGST 2022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GAJI ALEXANDER AGST 2022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string" calcext:value-type="string">
            <text:p>CC202209-000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770100" calcext:value-type="float">
            <text:p>1770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0901" calcext:value-type="float">
            <text:p>20220901</text:p>
          </table:table-cell>
          <table:table-cell office:value-type="string" calcext:value-type="string">
            <text:p>CC202209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70100" calcext:value-type="float">
            <text:p>177010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0914" calcext:value-type="float">
            <text:p>20220914</text:p>
          </table:table-cell>
          <table:table-cell office:value-type="string" calcext:value-type="string">
            <text:p>CC202209-000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6323086" calcext:value-type="float">
            <text:p>1632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ELIZABETH AGST 2022</text:p>
          </table:table-cell>
        </table:table-row>
        <table:table-row table:style-name="ro1">
          <table:table-cell office:value-type="float" office:value="20220914" calcext:value-type="float">
            <text:p>20220914</text:p>
          </table:table-cell>
          <table:table-cell office:value-type="string" calcext:value-type="string">
            <text:p>CC202209-000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4204900" calcext:value-type="float">
            <text:p>1420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SORAYA AGST 2022</text:p>
          </table:table-cell>
        </table:table-row>
        <table:table-row table:style-name="ro1">
          <table:table-cell office:value-type="float" office:value="20220914" calcext:value-type="float">
            <text:p>20220914</text:p>
          </table:table-cell>
          <table:table-cell office:value-type="string" calcext:value-type="string">
            <text:p>CC202209-000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0572142" calcext:value-type="float">
            <text:p>1057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ARYA ABDI AGST 2022</text:p>
          </table:table-cell>
        </table:table-row>
        <table:table-row table:style-name="ro1">
          <table:table-cell office:value-type="float" office:value="20220914" calcext:value-type="float">
            <text:p>20220914</text:p>
          </table:table-cell>
          <table:table-cell office:value-type="string" calcext:value-type="string">
            <text:p>CC202209-000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1047075" calcext:value-type="float">
            <text:p>1104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ERWIN ROMEL AGST 2022</text:p>
          </table:table-cell>
        </table:table-row>
        <table:table-row table:style-name="ro1">
          <table:table-cell office:value-type="float" office:value="20220914" calcext:value-type="float">
            <text:p>20220914</text:p>
          </table:table-cell>
          <table:table-cell office:value-type="string" calcext:value-type="string">
            <text:p>CC202209-000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3113500" calcext:value-type="float">
            <text:p>31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<text:s/>MICHAEL <text:s/>AGST 2022</text:p>
          </table:table-cell>
        </table:table-row>
        <table:table-row table:style-name="ro1">
          <table:table-cell office:value-type="float" office:value="20220914" calcext:value-type="float">
            <text:p>20220914</text:p>
          </table:table-cell>
          <table:table-cell office:value-type="string" calcext:value-type="string">
            <text:p>CC202209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260703" calcext:value-type="float">
            <text:p>55260703</text:p>
          </table:table-cell>
          <table:table-cell office:value-type="string" calcext:value-type="string">
            <text:p>PPH 25 IBU ELIZ,SORAYA,ARYA,ERWIN,KENT AGST 2022</text:p>
          </table:table-cell>
        </table:table-row>
        <table:table-row table:style-name="ro1">
          <table:table-cell office:value-type="float" office:value="20220909" calcext:value-type="float">
            <text:p>20220909</text:p>
          </table:table-cell>
          <table:table-cell office:value-type="string" calcext:value-type="string">
            <text:p>CC202209-0004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SERVICE KURSI SOFA ASMAT,BALE TORAJA</text:p>
          </table:table-cell>
        </table:table-row>
        <table:table-row table:style-name="ro1">
          <table:table-cell office:value-type="float" office:value="20220909" calcext:value-type="float">
            <text:p>20220909</text:p>
          </table:table-cell>
          <table:table-cell office:value-type="string" calcext:value-type="string">
            <text:p>CC202209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E1/1:SERVICE KURSI SOFA ASMAT,BALE TORAJA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GJ TKG PENGECATAN LEMARI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E1/41:GJ TKG PENGECATAN LEMARI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95000" calcext:value-type="float">
            <text:p>29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LAMPU KOLAM KOI,LAMPU PANASONIC,KABEL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95000" calcext:value-type="float">
            <text:p>295000</text:p>
          </table:table-cell>
          <table:table-cell office:value-type="string" calcext:value-type="string">
            <text:p>E1/39:LAMPU KOLAM KOI,LAMPU PANASONIC,KABEL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55629" calcext:value-type="float">
            <text:p>455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COATING KAYU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5629" calcext:value-type="float">
            <text:p>455629</text:p>
          </table:table-cell>
          <table:table-cell office:value-type="string" calcext:value-type="string">
            <text:p>E1/41:COATING KAYU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5000" calcext:value-type="float">
            <text:p>30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 30 AGST,1 SEPT 2022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5000" calcext:value-type="float">
            <text:p>305000</text:p>
          </table:table-cell>
          <table:table-cell office:value-type="string" calcext:value-type="string">
            <text:p>E1/39:TOKEN LISTRIK 30 AGST,1 SEPT 2022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2500" calcext:value-type="float">
            <text:p>2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 5 SEPT 2022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2500" calcext:value-type="float">
            <text:p>202500</text:p>
          </table:table-cell>
          <table:table-cell office:value-type="string" calcext:value-type="string">
            <text:p>E1/39:TOKEN LISTRIK 5 SEPT 2022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1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GJ TKG PEKERJAAN AMPLAS,COATING KAYU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CC202209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50000" calcext:value-type="float">
            <text:p>1650000</text:p>
          </table:table-cell>
          <table:table-cell office:value-type="string" calcext:value-type="string">
            <text:p>B1/21:GJ TKG PEKERJAAN AMPLAS,COATING KAYU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STOKESWOOD DC/202208/0002 (50.000)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PENGEMB TTPAN PT STOKESWOOD DC/202208/0002 (50.000)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2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82500" calcext:value-type="float">
            <text:p>8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TRISILA DC/202204/0001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2500" calcext:value-type="float">
            <text:p>82500</text:p>
          </table:table-cell>
          <table:table-cell office:value-type="string" calcext:value-type="string">
            <text:p>PENGEMB TTPAN PT TRISILA DC/202204/0001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12250" calcext:value-type="float">
            <text:p>121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56545" calcext:value-type="float">
            <text:p>1356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823445" calcext:value-type="float">
            <text:p>2823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ADM 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66542" calcext:value-type="float">
            <text:p>666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<text:s/>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434" calcext:value-type="float">
            <text:p>12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855180" calcext:value-type="float">
            <text:p>1855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859344" calcext:value-type="float">
            <text:p>2859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88853" calcext:value-type="float">
            <text:p>388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2219" calcext:value-type="float">
            <text:p>13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781607" calcext:value-type="float">
            <text:p>778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777957" calcext:value-type="float">
            <text:p>34777957</text:p>
          </table:table-cell>
          <table:table-cell office:value-type="string" calcext:value-type="string">
            <text:p>PLN &amp; PAM RUMAH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ADM PAM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553377" calcext:value-type="float">
            <text:p>1553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ADM 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005813" calcext:value-type="float">
            <text:p>14005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LN SEPT 2022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4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D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DAH BUKU</text:p>
          </table:table-cell>
        </table:table-row>
        <table:table-row table:style-name="ro1">
          <table:table-cell office:value-type="float" office:value="20220919" calcext:value-type="float">
            <text:p>20220919</text:p>
          </table:table-cell>
          <table:table-cell office:value-type="string" calcext:value-type="string">
            <text:p>CC202209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PINDAH BUKU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5</text:p>
          </table:table-cell>
          <table:table-cell office:value-type="float" office:value="1150060" calcext:value-type="float">
            <text:p>1150060</text:p>
          </table:table-cell>
          <table:table-cell office:value-type="string" calcext:value-type="string">
            <text:p>PIUTANG PT. MEDAN KULINA UTAMA</text:p>
          </table:table-cell>
          <table:table-cell office:value-type="string" calcext:value-type="string">
            <text:p>D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YA PENGUMUMAN KORAN PT MEDAN KULINA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BIAYA PENGUMUMAN KORAN PT MEDAN KULINA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6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YA PENGUMUMAN KORAN PT MANADO KULINA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BIAYA PENGUMUMAN KORAN PT MANADO KULINA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27984" calcext:value-type="float">
            <text:p>627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PERBAIKAN SHOWER&amp;JARINGAN AIR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7984" calcext:value-type="float">
            <text:p>627984</text:p>
          </table:table-cell>
          <table:table-cell office:value-type="string" calcext:value-type="string">
            <text:p>AT V/2:PERBAIKAN SHOWER&amp;JARINGAN AIR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364227" calcext:value-type="float">
            <text:p>8364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EKERJAAN TEMPAT TIDUR,BEDDROP KT TAMU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364227" calcext:value-type="float">
            <text:p>8364227</text:p>
          </table:table-cell>
          <table:table-cell office:value-type="string" calcext:value-type="string">
            <text:p>B1/21:PEKERJAAN TEMPAT TIDUR,BEDDROP KT TAMU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71500" calcext:value-type="float">
            <text:p>87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1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71500" calcext:value-type="float">
            <text:p>871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41500" calcext:value-type="float">
            <text:p>314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NGECATAN LEMARI,HAMBALAN,GJ TKG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41500" calcext:value-type="float">
            <text:p>3141500</text:p>
          </table:table-cell>
          <table:table-cell office:value-type="string" calcext:value-type="string">
            <text:p>E1/41:PENGECATAN LEMARI,HAMBALAN,GJ TKG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1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403630" calcext:value-type="float">
            <text:p>2403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TANAMAN,PUPUK,PERALATAN JEMURAN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3630" calcext:value-type="float">
            <text:p>2403630</text:p>
          </table:table-cell>
          <table:table-cell office:value-type="string" calcext:value-type="string">
            <text:p>E1/1:TANAMAN,PUPUK,PERALATAN JEMURAN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2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UPUK,KUCAI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40000" calcext:value-type="float">
            <text:p>2440000</text:p>
          </table:table-cell>
          <table:table-cell office:value-type="string" calcext:value-type="string">
            <text:p>E1/1:PUPUK,KUCAI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50000" calcext:value-type="float">
            <text:p>9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OT PUTIH,PUPUK,LAS,PSG MATA BESI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E1/41:POT PUTIH,PUPUK,LAS,PSG MATA BESI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BUAT PARIT,SENDING LEMARI,BIKIN LANTAI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E1/39:BUAT PARIT,SENDING LEMARI,BIKIN LANTAI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URUG TANAG,GJ PSG PAVING,SETTING SIRAMAN TANAMAN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E1/39:URUG TANAG,GJ PSG PAVING,SETTING SIRAMAN TANAMAN DLL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6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5528734" calcext:value-type="float">
            <text:p>5528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DP 50% ROLLER BLINDS (HALINS)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28734" calcext:value-type="float">
            <text:p>5528734</text:p>
          </table:table-cell>
          <table:table-cell office:value-type="string" calcext:value-type="string">
            <text:p>E1/1:DP 50% ROLLER BLINDS (HALINS)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7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888000" calcext:value-type="float">
            <text:p>88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RAWATAN LIFT AGST 2022 (DELTA MITRA)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8000" calcext:value-type="float">
            <text:p>888000</text:p>
          </table:table-cell>
          <table:table-cell office:value-type="string" calcext:value-type="string">
            <text:p>E1/1:PERAWATAN LIFT AGST 2022 (DELTA MITRA)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135400" calcext:value-type="float">
            <text:p>513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COMPRESOR AC SPLIT (GOBEL)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CC202209-002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135400" calcext:value-type="float">
            <text:p>5135400</text:p>
          </table:table-cell>
          <table:table-cell office:value-type="string" calcext:value-type="string">
            <text:p>E1/41:COMPRESOR AC SPLIT (GOBEL)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2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STIBILEZER 5000W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2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320000" calcext:value-type="float">
            <text:p>4320000</text:p>
          </table:table-cell>
          <table:table-cell office:value-type="string" calcext:value-type="string">
            <text:p>E1/41:STIBILEZER 5000W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6000" calcext:value-type="float">
            <text:p>3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IURAN LINGKUNGAN AGST 22,AIR GALON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6000" calcext:value-type="float">
            <text:p>356000</text:p>
          </table:table-cell>
          <table:table-cell office:value-type="string" calcext:value-type="string">
            <text:p>PDK KELAPA:IURAN LINGKUNGAN AGST 22,AIR GALON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8400" calcext:value-type="float">
            <text:p>8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REK AIR SEPT 2022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ADM REK AIR SEPT 2022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4400" calcext:value-type="float">
            <text:p>94400</text:p>
          </table:table-cell>
          <table:table-cell office:value-type="string" calcext:value-type="string">
            <text:p>RUSA X 50:REK AIR SEPT 2022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0400" calcext:value-type="float">
            <text:p>31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REK AIR SEPT 2022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ADM REK AIR SEPT 2022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6400" calcext:value-type="float">
            <text:p>316400</text:p>
          </table:table-cell>
          <table:table-cell office:value-type="string" calcext:value-type="string">
            <text:p>TROPIKA 24:REK AIR SEPT 2022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CC202209-0033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3028036" calcext:value-type="float">
            <text:p>3028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BALI-JKT Bp YUSUF (POLISI)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CC202209-003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28036" calcext:value-type="float">
            <text:p>3028036</text:p>
          </table:table-cell>
          <table:table-cell office:value-type="string" calcext:value-type="string">
            <text:p>TIKET JKT-BALI-JKT Bp YUSUF (POLISI)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626075" calcext:value-type="float">
            <text:p>3626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INDIHOME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26075" calcext:value-type="float">
            <text:p>3626075</text:p>
          </table:table-cell>
          <table:table-cell office:value-type="string" calcext:value-type="string">
            <text:p>E1/41:INDIHOME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46675" calcext:value-type="float">
            <text:p>546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FIRST MEDIA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46675" calcext:value-type="float">
            <text:p>546675</text:p>
          </table:table-cell>
          <table:table-cell office:value-type="string" calcext:value-type="string">
            <text:p>B2/4:FIRST MEDIA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70195" calcext:value-type="float">
            <text:p>1470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70195" calcext:value-type="float">
            <text:p>1470195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7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491400" calcext:value-type="float">
            <text:p>249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91400" calcext:value-type="float">
            <text:p>249140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7372" calcext:value-type="float">
            <text:p>77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TELEPON</text:p>
          </table:table-cell>
        </table:table-row>
        <table:table-row table:style-name="ro1">
          <table:table-cell office:value-type="float" office:value="20220921" calcext:value-type="float">
            <text:p>20220921</text:p>
          </table:table-cell>
          <table:table-cell office:value-type="string" calcext:value-type="string">
            <text:p>CC202209-003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7372" calcext:value-type="float">
            <text:p>77372</text:p>
          </table:table-cell>
          <table:table-cell office:value-type="string" calcext:value-type="string">
            <text:p>B2/4:TELEPON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3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57000" calcext:value-type="float">
            <text:p>75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ENGSEL,LEM,THINNER DLL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3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7000" calcext:value-type="float">
            <text:p>757000</text:p>
          </table:table-cell>
          <table:table-cell office:value-type="string" calcext:value-type="string">
            <text:p>E1/41:ENGSEL,LEM,THINNER DLL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59000" calcext:value-type="float">
            <text:p>4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9000" calcext:value-type="float">
            <text:p>4590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SEKRUP,MATA BOR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B1/20:SEKRUP,MATA BOR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02000" calcext:value-type="float">
            <text:p>130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EKERJAAN TEMPAT TIDUR,MATERIAL HPL EDGING DLL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02000" calcext:value-type="float">
            <text:p>1302000</text:p>
          </table:table-cell>
          <table:table-cell office:value-type="string" calcext:value-type="string">
            <text:p>B1/21:PEKERJAAN TEMPAT TIDUR,MATERIAL HPL EDGING DLL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52000" calcext:value-type="float">
            <text:p>95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ERBAIKAN JARINGAN AIR,COATING,GJ TKG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52000" calcext:value-type="float">
            <text:p>952000</text:p>
          </table:table-cell>
          <table:table-cell office:value-type="string" calcext:value-type="string">
            <text:p>AR 25:PERBAIKAN JARINGAN AIR,COATING,GJ TKG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RAWATAN KOLAM RENANG AGST 2022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E1/41:PERAWATAN KOLAM RENANG AGST 2022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8400" calcext:value-type="float">
            <text:p>8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REK AIR AGST 2022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ADM REK AIR AGST 2022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4400" calcext:value-type="float">
            <text:p>94400</text:p>
          </table:table-cell>
          <table:table-cell office:value-type="string" calcext:value-type="string">
            <text:p>RUSA X 50:REK AIR AGST 2022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0400" calcext:value-type="float">
            <text:p>31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REK AIR AGST 2022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ADM REK AIR AGST 2022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CC202209-004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6400" calcext:value-type="float">
            <text:p>316400</text:p>
          </table:table-cell>
          <table:table-cell office:value-type="string" calcext:value-type="string">
            <text:p>TROPIKA 24:REK AIR AGST 2022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C202209-004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MAKANAN,CUCI FOTO IBU ELIZABETH 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C202209-004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E1/41:MAKANAN,CUCI FOTO IBU ELIZABETH 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CC202209-004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LISTRIK SEPT 2022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CC202209-004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APART K ILLU:LISTRIK SEPT 2022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CC202209-004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038000" calcext:value-type="float">
            <text:p>403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MATERIAL PSG PAVING DAN URUG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CC202209-004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38000" calcext:value-type="float">
            <text:p>4038000</text:p>
          </table:table-cell>
          <table:table-cell office:value-type="string" calcext:value-type="string">
            <text:p>E1/39:MATERIAL PSG PAVING DAN URUG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CC202209-005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20000" calcext:value-type="float">
            <text:p>3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GJ TKG PENGECATAN LEMARI,AMBALAN KAYU DLL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CC202209-005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20000" calcext:value-type="float">
            <text:p>3120000</text:p>
          </table:table-cell>
          <table:table-cell office:value-type="string" calcext:value-type="string">
            <text:p>E1/41:GJ TKG PENGECATAN LEMARI,AMBALAN KAYU DLL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CC202209-0051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26205" calcext:value-type="float">
            <text:p>226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BAHAN PERAWATAN FURNITURE DLL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CC202209-005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6205" calcext:value-type="float">
            <text:p>226205</text:p>
          </table:table-cell>
          <table:table-cell office:value-type="string" calcext:value-type="string">
            <text:p>E1/1:BAHAN PERAWATAN FURNITURE DLL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C202209-0052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I IBU SORAYA TULANG BELAKANG+LUTUT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C202209-005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50000" calcext:value-type="float">
            <text:p>1850000</text:p>
          </table:table-cell>
          <table:table-cell office:value-type="string" calcext:value-type="string">
            <text:p>MRI IBU SORAYA TULANG BELAKANG+LUTUT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C202209-0053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7161600" calcext:value-type="float">
            <text:p>716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IBU SARITA JKT-SIN PP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C202209-005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161600" calcext:value-type="float">
            <text:p>7161600</text:p>
          </table:table-cell>
          <table:table-cell office:value-type="string" calcext:value-type="string">
            <text:p>TIKET IBU SARITA JKT-SIN PP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C202209-0054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4541125" calcext:value-type="float">
            <text:p>4541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OBATAN IBU SARITA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CC202209-005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41125" calcext:value-type="float">
            <text:p>4541125</text:p>
          </table:table-cell>
          <table:table-cell office:value-type="string" calcext:value-type="string">
            <text:p>PENGOBATAN IBU SARITA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TINER 1 KALENG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E1/41:TINER 1 KALENG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0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2500" calcext:value-type="float">
            <text:p>2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2500" calcext:value-type="float">
            <text:p>202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0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KOMPOND 1 KG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 25:KOMPOND 1 KG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0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21000" calcext:value-type="float">
            <text:p>122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PEKERJAAN FURNITURE NAKAS,MATERIAL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21000" calcext:value-type="float">
            <text:p>1221000</text:p>
          </table:table-cell>
          <table:table-cell office:value-type="string" calcext:value-type="string">
            <text:p>APART K ILLU:PEKERJAAN FURNITURE NAKAS,MATERIAL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580500" calcext:value-type="float">
            <text:p>580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GLOBAL PERKASA DC/202111/0007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80500" calcext:value-type="float">
            <text:p>580500</text:p>
          </table:table-cell>
          <table:table-cell office:value-type="string" calcext:value-type="string">
            <text:p>PENGEMB TTPAN PT GLOBAL PERKASA DC/202111/0007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PINDAHAN BARANG,GJ TKG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APART K ILLU:PINDAHAN BARANG,GJ TKG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8218000" calcext:value-type="float">
            <text:p>3821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KERAMIK PORSALANOSA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218000" calcext:value-type="float">
            <text:p>38218000</text:p>
          </table:table-cell>
          <table:table-cell office:value-type="string" calcext:value-type="string">
            <text:p>B1/20:KERAMIK PORSALANOSA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772000" calcext:value-type="float">
            <text:p>177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EKERJAAN FURNITURE BED DROP,GJ TKG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72000" calcext:value-type="float">
            <text:p>1772000</text:p>
          </table:table-cell>
          <table:table-cell office:value-type="string" calcext:value-type="string">
            <text:p>B1/21:PEKERJAAN FURNITURE BED DROP,GJ TKG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08000" calcext:value-type="float">
            <text:p>50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8000" calcext:value-type="float">
            <text:p>5080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0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417220" calcext:value-type="float">
            <text:p>417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KERJAAN PENGECATAN,GJ TKG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17220" calcext:value-type="float">
            <text:p>417220</text:p>
          </table:table-cell>
          <table:table-cell office:value-type="string" calcext:value-type="string">
            <text:p>E1/1:PEKERJAAN PENGECATAN,GJ TKG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AMPLAS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1/41:AMPLAS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PEMBUATAN LEMARI NAKAS,GJ TKG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APART K ILLU:PEMBUATAN LEMARI NAKAS,GJ TKG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3</text:p>
          </table:table-cell>
          <table:table-cell office:value-type="float" office:value="1160012" calcext:value-type="float">
            <text:p>1160012</text:p>
          </table:table-cell>
          <table:table-cell office:value-type="string" calcext:value-type="string">
            <text:p>PIUTANG BAMBU ASRI V NO.2 (SELATAN)</text:p>
          </table:table-cell>
          <table:table-cell office:value-type="string" calcext:value-type="string">
            <text:p>D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KERJAAN SERVICE JARINGAN AIR,KNEE DLL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PEKERJAAN SERVICE JARINGAN AIR,KNEE DLL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RAWATAN KOLAM RENANG SEPT 2022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CC202210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E1/41:PERAWATAN KOLAM RENANG SEPT 2022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15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JI ALEXANDER SEPT 2022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GAJI ALEXANDER SEPT 2022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10000" calcext:value-type="float">
            <text:p>5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 PH:PEMBUATAN MEJA DAPUR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1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10000" calcext:value-type="float">
            <text:p>510000</text:p>
          </table:table-cell>
          <table:table-cell office:value-type="string" calcext:value-type="string">
            <text:p>PB PH:PEMBUATAN MEJA DAPUR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17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888000" calcext:value-type="float">
            <text:p>88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RAWATAN LIFT SEPT 2022 (DELTA MITRA)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1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8000" calcext:value-type="float">
            <text:p>888000</text:p>
          </table:table-cell>
          <table:table-cell office:value-type="string" calcext:value-type="string">
            <text:p>E1/1:PERAWATAN LIFT SEPT 2022 (DELTA MITRA)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1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34000" calcext:value-type="float">
            <text:p>63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CAT DINDING BRUSHWOOD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1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34000" calcext:value-type="float">
            <text:p>634000</text:p>
          </table:table-cell>
          <table:table-cell office:value-type="string" calcext:value-type="string">
            <text:p>E1/41:CAT DINDING BRUSHWOOD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1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2500" calcext:value-type="float">
            <text:p>2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1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2500" calcext:value-type="float">
            <text:p>202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2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04000" calcext:value-type="float">
            <text:p>140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HPL,EDGING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2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04000" calcext:value-type="float">
            <text:p>1404000</text:p>
          </table:table-cell>
          <table:table-cell office:value-type="string" calcext:value-type="string">
            <text:p>B1/21:HPL,EDGING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62000" calcext:value-type="float">
            <text:p>16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/23:PLASTIK COR,LAKBAN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2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2000" calcext:value-type="float">
            <text:p>162000</text:p>
          </table:table-cell>
          <table:table-cell office:value-type="string" calcext:value-type="string">
            <text:p>E4/23:PLASTIK COR,LAKBAN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22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RBAIKAN&amp;PINDAH CCTV (Q SYSTEM)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CC202210-002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E1/1:PERBAIKAN&amp;PINDAH CCTV (Q SYSTEM)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158287" calcext:value-type="float">
            <text:p>1158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71996" calcext:value-type="float">
            <text:p>127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690464" calcext:value-type="float">
            <text:p>2690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ADM 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78725" calcext:value-type="float">
            <text:p>678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434" calcext:value-type="float">
            <text:p>12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24929" calcext:value-type="float">
            <text:p>2124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92136" calcext:value-type="float">
            <text:p>2492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88853" calcext:value-type="float">
            <text:p>388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2219" calcext:value-type="float">
            <text:p>13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606520" calcext:value-type="float">
            <text:p>660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9719973" calcext:value-type="float">
            <text:p>29719973</text:p>
          </table:table-cell>
          <table:table-cell office:value-type="string" calcext:value-type="string">
            <text:p>PLN&amp;PAM RUMAH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ADM PAM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80141" calcext:value-type="float">
            <text:p>1480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ADM PLN OKT 2022</text:p>
          </table:table-cell>
        </table:table-row>
        <table:table-row table:style-name="ro1"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CC202210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0552921" calcext:value-type="float">
            <text:p>10552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LN OKT 2022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6323086" calcext:value-type="float">
            <text:p>1632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ELIZABETH SEPT 2022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4204900" calcext:value-type="float">
            <text:p>1420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SORAYA SEPT 2022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0572142" calcext:value-type="float">
            <text:p>1057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ARYA ABDI SEPT 2022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1047075" calcext:value-type="float">
            <text:p>1104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ERWIN ROMEL SEPT 2022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3113500" calcext:value-type="float">
            <text:p>31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KENT MICHAEL SEPT 2022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4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636397" calcext:value-type="float">
            <text:p>636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P PPH 25 ERWIN ROMEL 2021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897100" calcext:value-type="float">
            <text:p>55897100</text:p>
          </table:table-cell>
          <table:table-cell office:value-type="string" calcext:value-type="string">
            <text:p>PPH 25&amp;STP IBU ELIZ,SORAYA,ARYA,ERWIN,KENT SEPT 2022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6537000" calcext:value-type="float">
            <text:p>653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GEMB TTPAN PT INNVINDO/CHANDRA DC/202208/0002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CC202210-002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537000" calcext:value-type="float">
            <text:p>6537000</text:p>
          </table:table-cell>
          <table:table-cell office:value-type="string" calcext:value-type="string">
            <text:p>PEGEMB TTPAN PT INNVINDO/CHANDRA DC/202208/0002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2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241800" calcext:value-type="float">
            <text:p>224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KERJAAN PLUMBING (GRAHA PESONA)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2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41800" calcext:value-type="float">
            <text:p>2241800</text:p>
          </table:table-cell>
          <table:table-cell office:value-type="string" calcext:value-type="string">
            <text:p>E1/41:PEKERJAAN PLUMBING (GRAHA PESONA)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2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AKET 6 KALI TABUNG (SENTRASARANA)</text:p>
          </table:table-cell>
        </table:table-row>
        <table:table-row table:style-name="ro1">
          <table:table-cell office:value-type="float" office:value="20221004" calcext:value-type="float">
            <text:p>20221004</text:p>
          </table:table-cell>
          <table:table-cell office:value-type="string" calcext:value-type="string">
            <text:p>CC202210-002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E1/41:PAKET 6 KALI TABUNG (SENTRASARANA)</text:p>
          </table:table-cell>
        </table:table-row>
        <table:table-row table:style-name="ro1">
          <table:table-cell office:value-type="float" office:value="20221017" calcext:value-type="float">
            <text:p>20221017</text:p>
          </table:table-cell>
          <table:table-cell office:value-type="string" calcext:value-type="string">
            <text:p>CC202210-002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67200" calcext:value-type="float">
            <text:p>126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1017" calcext:value-type="float">
            <text:p>20221017</text:p>
          </table:table-cell>
          <table:table-cell office:value-type="string" calcext:value-type="string">
            <text:p>CC202210-002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7200" calcext:value-type="float">
            <text:p>126720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1014" calcext:value-type="float">
            <text:p>20221014</text:p>
          </table:table-cell>
          <table:table-cell office:value-type="string" calcext:value-type="string">
            <text:p>CC202210-0029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510000" calcext:value-type="float">
            <text:p>5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BANG POHON DAN BAHAN KIMIA</text:p>
          </table:table-cell>
        </table:table-row>
        <table:table-row table:style-name="ro1">
          <table:table-cell office:value-type="float" office:value="20221014" calcext:value-type="float">
            <text:p>20221014</text:p>
          </table:table-cell>
          <table:table-cell office:value-type="string" calcext:value-type="string">
            <text:p>CC202210-002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10000" calcext:value-type="float">
            <text:p>510000</text:p>
          </table:table-cell>
          <table:table-cell office:value-type="string" calcext:value-type="string">
            <text:p>TEBANG POHON DAN BAHAN KIMIA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0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7238200" calcext:value-type="float">
            <text:p>7238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FARID JKT-SIN-JKT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238200" calcext:value-type="float">
            <text:p>7238200</text:p>
          </table:table-cell>
          <table:table-cell office:value-type="string" calcext:value-type="string">
            <text:p>TIKET FARID JKT-SIN-JKT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1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SERVICE FABRIC BOTTOM (HALINS)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E1/1:SERVICE FABRIC BOTTOM (HALINS)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2</text:p>
          </table:table-cell>
          <table:table-cell office:value-type="float" office:value="1160012" calcext:value-type="float">
            <text:p>1160012</text:p>
          </table:table-cell>
          <table:table-cell office:value-type="string" calcext:value-type="string">
            <text:p>PIUTANG BAMBU ASRI V NO.2 (SELATAN)</text:p>
          </table:table-cell>
          <table:table-cell office:value-type="string" calcext:value-type="string">
            <text:p>D</text:p>
          </table:table-cell>
          <table:table-cell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NTENANCE JARINGAN AIR BERSIH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MAINTENANCE JARINGAN AIR BERSIH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MAINTENANCE PINTU KAMAR,GJ TKG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AR 8:MAINTENANCE PINTU KAMAR,GJ TKG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MAINTENANCE PENGECATAN DINDING,GJ TKG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1/41:MAINTENANCE PENGECATAN DINDING,GJ TKG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5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809000" calcext:value-type="float">
            <text:p>80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MAINTENANCE PINTU GERBANG,GJ TKG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9000" calcext:value-type="float">
            <text:p>809000</text:p>
          </table:table-cell>
          <table:table-cell office:value-type="string" calcext:value-type="string">
            <text:p>E1/1:MAINTENANCE PINTU GERBANG,GJ TKG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05000" calcext:value-type="float">
            <text:p>70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05000" calcext:value-type="float">
            <text:p>7050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IURAN KEAMANAN&amp;KEBERSIHAN 2022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AR 25:IURAN KEAMANAN&amp;KEBERSIHAN 2022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IURAN KEBERSIHAN&amp;KEAMANAN 2022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3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AR 8:IURAN KEBERSIHAN&amp;KEAMANAN 2022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CC202210-003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626075" calcext:value-type="float">
            <text:p>3626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INDIHOME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CC202210-003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26075" calcext:value-type="float">
            <text:p>3626075</text:p>
          </table:table-cell>
          <table:table-cell office:value-type="string" calcext:value-type="string">
            <text:p>E1/41:INDIHOME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CC202210-004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24047" calcext:value-type="float">
            <text:p>624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FIRST MEDIA&amp;TELEPON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CC202210-004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4047" calcext:value-type="float">
            <text:p>624047</text:p>
          </table:table-cell>
          <table:table-cell office:value-type="string" calcext:value-type="string">
            <text:p>B2/4:FIRST MEDIA&amp;TELEPON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CC202210-004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70195" calcext:value-type="float">
            <text:p>1470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CC202210-004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70195" calcext:value-type="float">
            <text:p>1470195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CC202210-0042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491400" calcext:value-type="float">
            <text:p>249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CC202210-004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91400" calcext:value-type="float">
            <text:p>249140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3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860000" calcext:value-type="float">
            <text:p>8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MAINTENANCE PINTU GERBANG,GJ TKG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E1/1:MAINTENANCE PINTU GERBANG,GJ TKG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40000" calcext:value-type="float">
            <text:p>21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BONGKAR BEDENG, GJ TKG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40000" calcext:value-type="float">
            <text:p>2140000</text:p>
          </table:table-cell>
          <table:table-cell office:value-type="string" calcext:value-type="string">
            <text:p>E1/39:BONGKAR BEDENG, GJ TKG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ERBAIKAN ATAP BOCOR, GJ TKG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R 25:PERBAIKAN ATAP BOCOR, GJ TKG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PERBAIKAN ATAP BOCOR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T V/2:PERBAIKAN ATAP BOCOR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894000" calcext:value-type="float">
            <text:p>189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GJ TKG,PENGECATAN LEMARI BUFFET DLL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94000" calcext:value-type="float">
            <text:p>1894000</text:p>
          </table:table-cell>
          <table:table-cell office:value-type="string" calcext:value-type="string">
            <text:p>E1/41:GJ TKG,PENGECATAN LEMARI BUFFET DLL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SG PAVING,URUG,GJ TKG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80000" calcext:value-type="float">
            <text:p>1680000</text:p>
          </table:table-cell>
          <table:table-cell office:value-type="string" calcext:value-type="string">
            <text:p>E1/39:PSG PAVING,URUG,GJ TKG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79000" calcext:value-type="float">
            <text:p>197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ALEM MERAH,PUPUK,ALAT KEBERSIHAN KOLAM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4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79000" calcext:value-type="float">
            <text:p>1979000</text:p>
          </table:table-cell>
          <table:table-cell office:value-type="string" calcext:value-type="string">
            <text:p>E1/41:PALEM MERAH,PUPUK,ALAT KEBERSIHAN KOLAM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50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5528734" calcext:value-type="float">
            <text:p>5528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LUNASAN ROLLER BLINDS (HALINS)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CC202210-005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28734" calcext:value-type="float">
            <text:p>5528734</text:p>
          </table:table-cell>
          <table:table-cell office:value-type="string" calcext:value-type="string">
            <text:p>E1/1:PELUNASAN ROLLER BLINDS (HALINS)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5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180400" calcext:value-type="float">
            <text:p>118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CUCI FOTO,MAKANAN IBU ELIZABETH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5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80400" calcext:value-type="float">
            <text:p>1180400</text:p>
          </table:table-cell>
          <table:table-cell office:value-type="string" calcext:value-type="string">
            <text:p>E1/41:CUCI FOTO,MAKANAN IBU ELIZABETH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5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21000" calcext:value-type="float">
            <text:p>42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IURAN LINGKUNGAN SEPT 22,AIR GALON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5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21000" calcext:value-type="float">
            <text:p>421000</text:p>
          </table:table-cell>
          <table:table-cell office:value-type="string" calcext:value-type="string">
            <text:p>PDK KELAPA:IURAN LINGKUNGAN SEPT 22,AIR GALON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5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934400" calcext:value-type="float">
            <text:p>2193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WUSTHO:PEKERJAAN PARTISI,PINTU,KACA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5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934400" calcext:value-type="float">
            <text:p>21934400</text:p>
          </table:table-cell>
          <table:table-cell office:value-type="string" calcext:value-type="string">
            <text:p>ALWUSTHO:PEKERJAAN PARTISI,PINTU,KACA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54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93636200" calcext:value-type="float">
            <text:p>9363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YA KESEHATAN IBU ELIZABETH,IBU SORAYA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5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3636200" calcext:value-type="float">
            <text:p>93636200</text:p>
          </table:table-cell>
          <table:table-cell office:value-type="string" calcext:value-type="string">
            <text:p>BIAYA KESEHATAN IBU ELIZABETH,IBU SORAYA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5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59244600" calcext:value-type="float">
            <text:p>59244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SIN-JKT IBU ELIZ,SORAYA,FARID,SARITA,VANIA,MUSAWATI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9244600" calcext:value-type="float">
            <text:p>59244600</text:p>
          </table:table-cell>
          <table:table-cell office:value-type="string" calcext:value-type="string">
            <text:p>TIKET JKT-SIN-JKT IBU ELIZ,SORAYA,FARID,SARITA,VANIA,MUSAWATI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6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MENT IBU SORAYA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60000" calcext:value-type="float">
            <text:p>1460000</text:p>
          </table:table-cell>
          <table:table-cell office:value-type="string" calcext:value-type="string">
            <text:p>ENTERTAIMENT IBU SORAYA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5311900" calcext:value-type="float">
            <text:p>1531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BIAYA RUMAH TANGGA IBU ELIZABETH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311900" calcext:value-type="float">
            <text:p>15311900</text:p>
          </table:table-cell>
          <table:table-cell office:value-type="string" calcext:value-type="string">
            <text:p>E1/41:BIAYA RUMAH TANGGA IBU ELIZABETH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8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52294400" calcext:value-type="float">
            <text:p>5229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MENT IBU ELIZABETH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2294400" calcext:value-type="float">
            <text:p>52294400</text:p>
          </table:table-cell>
          <table:table-cell office:value-type="string" calcext:value-type="string">
            <text:p>ENTERTAIMENT IBU ELIZABETH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9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23784200" calcext:value-type="float">
            <text:p>2378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SIN IBU ELIZ,FARID,SARITA,MUSAWATI</text:p>
          </table:table-cell>
        </table:table-row>
        <table:table-row table:style-name="ro1"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CC202210-005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3784200" calcext:value-type="float">
            <text:p>23784200</text:p>
          </table:table-cell>
          <table:table-cell office:value-type="string" calcext:value-type="string">
            <text:p>TIKET JKT-SIN IBU ELIZ,FARID,SARITA,MUSAWATI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60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33679120" calcext:value-type="float">
            <text:p>33679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MENT SINGAPORE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6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679120" calcext:value-type="float">
            <text:p>33679120</text:p>
          </table:table-cell>
          <table:table-cell office:value-type="string" calcext:value-type="string">
            <text:p>ENTERTAIMENT SINGAPORE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61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4541125" calcext:value-type="float">
            <text:p>4541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YA KESEHATAN IBU ELIZABETH (SINGAPORE)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CC202210-006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41125" calcext:value-type="float">
            <text:p>4541125</text:p>
          </table:table-cell>
          <table:table-cell office:value-type="string" calcext:value-type="string">
            <text:p>BIAYA KESEHATAN IBU ELIZABETH (SINGAPORE)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62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44300" calcext:value-type="float">
            <text:p>14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IGU WET DC202210-0006</text:p>
          </table:table-cell>
        </table:table-row>
        <table:table-row table:style-name="ro1">
          <table:table-cell office:value-type="float" office:value="20221025" calcext:value-type="float">
            <text:p>20221025</text:p>
          </table:table-cell>
          <table:table-cell office:value-type="string" calcext:value-type="string">
            <text:p>CC202210-006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4300" calcext:value-type="float">
            <text:p>144300</text:p>
          </table:table-cell>
          <table:table-cell office:value-type="string" calcext:value-type="string">
            <text:p>PENGEMB TTPAN IGU WET DC202210-0006</text:p>
          </table:table-cell>
        </table:table-row>
        <table:table-row table:style-name="ro1">
          <table:table-cell office:value-type="float" office:value="20221027" calcext:value-type="float">
            <text:p>20221027</text:p>
          </table:table-cell>
          <table:table-cell office:value-type="string" calcext:value-type="string">
            <text:p>CC202210-0063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583000" calcext:value-type="float">
            <text:p>58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HPL ARBORITE</text:p>
          </table:table-cell>
        </table:table-row>
        <table:table-row table:style-name="ro1">
          <table:table-cell office:value-type="float" office:value="20221027" calcext:value-type="float">
            <text:p>20221027</text:p>
          </table:table-cell>
          <table:table-cell office:value-type="string" calcext:value-type="string">
            <text:p>CC202210-006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83000" calcext:value-type="float">
            <text:p>583000</text:p>
          </table:table-cell>
          <table:table-cell office:value-type="string" calcext:value-type="string">
            <text:p>E1/1:HPL ARBORITE</text:p>
          </table:table-cell>
        </table:table-row>
        <table:table-row table:style-name="ro1">
          <table:table-cell office:value-type="float" office:value="20221027" calcext:value-type="float">
            <text:p>20221027</text:p>
          </table:table-cell>
          <table:table-cell office:value-type="string" calcext:value-type="string">
            <text:p>CC202210-006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27500" calcext:value-type="float">
            <text:p>82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27" calcext:value-type="float">
            <text:p>20221027</text:p>
          </table:table-cell>
          <table:table-cell office:value-type="string" calcext:value-type="string">
            <text:p>CC202210-006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27500" calcext:value-type="float">
            <text:p>827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027" calcext:value-type="float">
            <text:p>20221027</text:p>
          </table:table-cell>
          <table:table-cell office:value-type="string" calcext:value-type="string">
            <text:p>CC202210-006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V BULUH P:GESER TANAH URUG DI DEPAN GERBANG</text:p>
          </table:table-cell>
        </table:table-row>
        <table:table-row table:style-name="ro1">
          <table:table-cell office:value-type="float" office:value="20221027" calcext:value-type="float">
            <text:p>20221027</text:p>
          </table:table-cell>
          <table:table-cell office:value-type="string" calcext:value-type="string">
            <text:p>CC202210-006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KAV BULUH P:GESER TANAH URUG DI DEPAN GERBANG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6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SG PAVING, URUG AREA, GJ TKG CAT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6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60000" calcext:value-type="float">
            <text:p>3360000</text:p>
          </table:table-cell>
          <table:table-cell office:value-type="string" calcext:value-type="string">
            <text:p>E1/39:PSG PAVING, URUG AREA, GJ TKG CAT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6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240000" calcext:value-type="float">
            <text:p>42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MATERIAL PSG PAVING&amp;URUG AREA KERJA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6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240000" calcext:value-type="float">
            <text:p>4240000</text:p>
          </table:table-cell>
          <table:table-cell office:value-type="string" calcext:value-type="string">
            <text:p>E1/39:MATERIAL PSG PAVING&amp;URUG AREA KERJA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68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312500" calcext:value-type="float">
            <text:p>31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RALATAN&amp;BAHAN KEBERSIHAN RUMAH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6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2500" calcext:value-type="float">
            <text:p>312500</text:p>
          </table:table-cell>
          <table:table-cell office:value-type="string" calcext:value-type="string">
            <text:p>E1/1:PERALATAN&amp;BAHAN KEBERSIHAN RUMAH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6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TANAMAN JERUK LEMON,CABE RAWIT,POT,PUPUK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6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0000" calcext:value-type="float">
            <text:p>550000</text:p>
          </table:table-cell>
          <table:table-cell office:value-type="string" calcext:value-type="string">
            <text:p>B1/20:TANAMAN JERUK LEMON,CABE RAWIT,POT,PUPUK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70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5344338" calcext:value-type="float">
            <text:p>5344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MBYRAN KE 3 RETENSI 5% KANOPI CARPOT (CV DIKA)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CC202210-007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344338" calcext:value-type="float">
            <text:p>5344338</text:p>
          </table:table-cell>
          <table:table-cell office:value-type="string" calcext:value-type="string">
            <text:p>E1/1:PEMBYRAN KE 3 RETENSI 5% KANOPI CARPOT (CV DIKA)</text:p>
          </table:table-cell>
        </table:table-row>
        <table:table-row table:style-name="ro1">
          <table:table-cell office:value-type="float" office:value="20221104" calcext:value-type="float">
            <text:p>20221104</text:p>
          </table:table-cell>
          <table:table-cell office:value-type="string" calcext:value-type="string">
            <text:p>CC202211-0001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D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MOH. ISMAIL (BUTCHER)</text:p>
          </table:table-cell>
        </table:table-row>
        <table:table-row table:style-name="ro1">
          <table:table-cell office:value-type="float" office:value="20221104" calcext:value-type="float">
            <text:p>20221104</text:p>
          </table:table-cell>
          <table:table-cell office:value-type="string" calcext:value-type="string">
            <text:p>CC202211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PINJAMAN MOH. ISMAIL (BUTCHER)</text:p>
          </table:table-cell>
        </table:table-row>
        <table:table-row table:style-name="ro1">
          <table:table-cell office:value-type="float" office:value="20221102" calcext:value-type="float">
            <text:p>20221102</text:p>
          </table:table-cell>
          <table:table-cell office:value-type="string" calcext:value-type="string">
            <text:p>CC202211-000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ADDITIONAL PANEL TOTO (PT SURYA TOTO)</text:p>
          </table:table-cell>
        </table:table-row>
        <table:table-row table:style-name="ro1">
          <table:table-cell office:value-type="float" office:value="20221102" calcext:value-type="float">
            <text:p>20221102</text:p>
          </table:table-cell>
          <table:table-cell office:value-type="string" calcext:value-type="string">
            <text:p>CC202211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E1/41:ADDITIONAL PANEL TOTO (PT SURYA TOTO)</text:p>
          </table:table-cell>
        </table:table-row>
        <table:table-row table:style-name="ro1">
          <table:table-cell office:value-type="float" office:value="20221102" calcext:value-type="float">
            <text:p>20221102</text:p>
          </table:table-cell>
          <table:table-cell office:value-type="string" calcext:value-type="string">
            <text:p>CC202211-0003</text:p>
          </table:table-cell>
          <table:table-cell office:value-type="float" office:value="1160012" calcext:value-type="float">
            <text:p>1160012</text:p>
          </table:table-cell>
          <table:table-cell office:value-type="string" calcext:value-type="string">
            <text:p>PIUTANG BAMBU ASRI V NO.2 (SELATAN)</text:p>
          </table:table-cell>
          <table:table-cell office:value-type="string" calcext:value-type="string">
            <text:p>D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 SOLAR HEATER (INTI SOLAR)</text:p>
          </table:table-cell>
        </table:table-row>
        <table:table-row table:style-name="ro1">
          <table:table-cell office:value-type="float" office:value="20221102" calcext:value-type="float">
            <text:p>20221102</text:p>
          </table:table-cell>
          <table:table-cell office:value-type="string" calcext:value-type="string">
            <text:p>CC202211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SERVICE SOLAR HEATER (INTI SOLAR)</text:p>
          </table:table-cell>
        </table:table-row>
        <table:table-row table:style-name="ro1">
          <table:table-cell office:value-type="float" office:value="20221103" calcext:value-type="float">
            <text:p>20221103</text:p>
          </table:table-cell>
          <table:table-cell office:value-type="string" calcext:value-type="string">
            <text:p>CC202211-000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LISTRIK OKT 2022</text:p>
          </table:table-cell>
        </table:table-row>
        <table:table-row table:style-name="ro1">
          <table:table-cell office:value-type="float" office:value="20221103" calcext:value-type="float">
            <text:p>20221103</text:p>
          </table:table-cell>
          <table:table-cell office:value-type="string" calcext:value-type="string">
            <text:p>CC202211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APART K ILLU:LISTRIK OKT 2022</text:p>
          </table:table-cell>
        </table:table-row>
        <table:table-row table:style-name="ro1">
          <table:table-cell office:value-type="float" office:value="20221103" calcext:value-type="float">
            <text:p>20221103</text:p>
          </table:table-cell>
          <table:table-cell office:value-type="string" calcext:value-type="string">
            <text:p>CC202211-0005</text:p>
          </table:table-cell>
          <table:table-cell office:value-type="float" office:value="6255001" calcext:value-type="float">
            <text:p>6255001</text:p>
          </table:table-cell>
          <table:table-cell office:value-type="string" calcext:value-type="string">
            <text:p>BIAYA PERIJINAN</text:p>
          </table:table-cell>
          <table:table-cell office:value-type="string" calcext:value-type="string">
            <text:p>D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TA PENDIRIAN,PESAN NAMA PT MEAT TECH INDONESIA (NILDA)</text:p>
          </table:table-cell>
        </table:table-row>
        <table:table-row table:style-name="ro1">
          <table:table-cell office:value-type="float" office:value="20221103" calcext:value-type="float">
            <text:p>20221103</text:p>
          </table:table-cell>
          <table:table-cell office:value-type="string" calcext:value-type="string">
            <text:p>CC202211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000000" calcext:value-type="float">
            <text:p>18000000</text:p>
          </table:table-cell>
          <table:table-cell office:value-type="string" calcext:value-type="string">
            <text:p>AKTA PENDIRIAN,PESAN NAMA PT MEAT TECH INDONESIA (NILDA)</text:p>
          </table:table-cell>
        </table:table-row>
        <table:table-row table:style-name="ro1">
          <table:table-cell office:value-type="float" office:value="20221108" calcext:value-type="float">
            <text:p>20221108</text:p>
          </table:table-cell>
          <table:table-cell office:value-type="string" calcext:value-type="string">
            <text:p>CC202211-0006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9808650" calcext:value-type="float">
            <text:p>9808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MENT SINGAPORE</text:p>
          </table:table-cell>
        </table:table-row>
        <table:table-row table:style-name="ro1">
          <table:table-cell office:value-type="float" office:value="20221108" calcext:value-type="float">
            <text:p>20221108</text:p>
          </table:table-cell>
          <table:table-cell office:value-type="string" calcext:value-type="string">
            <text:p>CC202211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808650" calcext:value-type="float">
            <text:p>9808650</text:p>
          </table:table-cell>
          <table:table-cell office:value-type="string" calcext:value-type="string">
            <text:p>ENTERTAIMENT SINGAPORE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07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768000" calcext:value-type="float">
            <text:p>7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SEDAP RASA/6790 DC202210-0006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68000" calcext:value-type="float">
            <text:p>768000</text:p>
          </table:table-cell>
          <table:table-cell office:value-type="string" calcext:value-type="string">
            <text:p>PENGEMB TTPAN SEDAP RASA/6790 DC202210-0006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08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768000" calcext:value-type="float">
            <text:p>7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SEDAP RASA/6790 DC202210-0006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68000" calcext:value-type="float">
            <text:p>768000</text:p>
          </table:table-cell>
          <table:table-cell office:value-type="string" calcext:value-type="string">
            <text:p>PENGEMB TTPAN SEDAP RASA/6790 DC202210-0006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CC202211-0009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JI ALEXANDER OKT 2022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CC202211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GAJI ALEXANDER OKT 2022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70195" calcext:value-type="float">
            <text:p>1470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70195" calcext:value-type="float">
            <text:p>1470195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46675" calcext:value-type="float">
            <text:p>546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FIRST MEDI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46675" calcext:value-type="float">
            <text:p>546675</text:p>
          </table:table-cell>
          <table:table-cell office:value-type="string" calcext:value-type="string">
            <text:p>B2/4:FIRST MEDI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2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D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BAYU FAJAR P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PINJAMAN BAYU FAJAR P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3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D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RAHMAT HIDAYAT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PINJAMAN RAHMAT HIDAYAT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BLUE AIR FILTER (PT HIGIENIS)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CC202211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50000" calcext:value-type="float">
            <text:p>1650000</text:p>
          </table:table-cell>
          <table:table-cell office:value-type="string" calcext:value-type="string">
            <text:p>E1/41:BLUE AIR FILTER (PT HIGIENIS)</text:p>
          </table:table-cell>
        </table:table-row>
        <table:table-row table:style-name="ro1">
          <table:table-cell office:value-type="float" office:value="20221111" calcext:value-type="float">
            <text:p>20221111</text:p>
          </table:table-cell>
          <table:table-cell office:value-type="string" calcext:value-type="string">
            <text:p>CC202211-0015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6323086" calcext:value-type="float">
            <text:p>1632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ELIZABETH OKT 2022</text:p>
          </table:table-cell>
        </table:table-row>
        <table:table-row table:style-name="ro1">
          <table:table-cell office:value-type="float" office:value="20221111" calcext:value-type="float">
            <text:p>20221111</text:p>
          </table:table-cell>
          <table:table-cell office:value-type="string" calcext:value-type="string">
            <text:p>CC202211-0015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4204900" calcext:value-type="float">
            <text:p>1420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SORAYA OKT 2022</text:p>
          </table:table-cell>
        </table:table-row>
        <table:table-row table:style-name="ro1">
          <table:table-cell office:value-type="float" office:value="20221111" calcext:value-type="float">
            <text:p>20221111</text:p>
          </table:table-cell>
          <table:table-cell office:value-type="string" calcext:value-type="string">
            <text:p>CC202211-0015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0572142" calcext:value-type="float">
            <text:p>1057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ARYA ABDI OKT 2022</text:p>
          </table:table-cell>
        </table:table-row>
        <table:table-row table:style-name="ro1">
          <table:table-cell office:value-type="float" office:value="20221111" calcext:value-type="float">
            <text:p>20221111</text:p>
          </table:table-cell>
          <table:table-cell office:value-type="string" calcext:value-type="string">
            <text:p>CC202211-0015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3113500" calcext:value-type="float">
            <text:p>31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KENT MICHAEL OKT 2022</text:p>
          </table:table-cell>
        </table:table-row>
        <table:table-row table:style-name="ro1">
          <table:table-cell office:value-type="float" office:value="20221111" calcext:value-type="float">
            <text:p>20221111</text:p>
          </table:table-cell>
          <table:table-cell office:value-type="string" calcext:value-type="string">
            <text:p>CC202211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4213628" calcext:value-type="float">
            <text:p>44213628</text:p>
          </table:table-cell>
          <table:table-cell office:value-type="string" calcext:value-type="string">
            <text:p>PPH 25 IBU ELIZ,SORAYA,ARYA,ERWIN,KENT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46941" calcext:value-type="float">
            <text:p>1246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71996" calcext:value-type="float">
            <text:p>127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767555" calcext:value-type="float">
            <text:p>2767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ADM 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31735" calcext:value-type="float">
            <text:p>631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434" calcext:value-type="float">
            <text:p>12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03107" calcext:value-type="float">
            <text:p>2003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349431" calcext:value-type="float">
            <text:p>2349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88853" calcext:value-type="float">
            <text:p>388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2219" calcext:value-type="float">
            <text:p>13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257549" calcext:value-type="float">
            <text:p>7257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9736474" calcext:value-type="float">
            <text:p>29736474</text:p>
          </table:table-cell>
          <table:table-cell office:value-type="string" calcext:value-type="string">
            <text:p>PLN &amp; PAM RUMAH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ADM PAM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732612" calcext:value-type="float">
            <text:p>173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ADM 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811694" calcext:value-type="float">
            <text:p>9811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LN OKT 202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8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D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LUKMANTO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1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PINJAMAN LUKMANTO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19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52501735" calcext:value-type="float">
            <text:p>52501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WPC,INSTALASI DECKING (PD SAMSIN JAYA)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1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2501735" calcext:value-type="float">
            <text:p>52501735</text:p>
          </table:table-cell>
          <table:table-cell office:value-type="string" calcext:value-type="string">
            <text:p>E1/1:WPC,INSTALASI DECKING (PD SAMSIN JAYA)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0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MATERIAL KAWAT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E1/1:MATERIAL KAWAT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5000" calcext:value-type="float">
            <text:p>60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05000" calcext:value-type="float">
            <text:p>6050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5000" calcext:value-type="float">
            <text:p>2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CAT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5000" calcext:value-type="float">
            <text:p>215000</text:p>
          </table:table-cell>
          <table:table-cell office:value-type="string" calcext:value-type="string">
            <text:p>AR 8:CAT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51102" calcext:value-type="float">
            <text:p>2451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TUTUP CLOSET ECOWASER TOTO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51102" calcext:value-type="float">
            <text:p>2451102</text:p>
          </table:table-cell>
          <table:table-cell office:value-type="string" calcext:value-type="string">
            <text:p>B1/20:TUTUP CLOSET ECOWASER TOTO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5 NO 2: GJ TKG PERBAIKAN SHOWER KAMAR MANDI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AT 5 NO 2: GJ TKG PERBAIKAN SHOWER KAMAR MANDI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GJ TKG PERBAIKAN SHOWER KAMAR MANDI&amp;MESIN AIR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PDK KELAPA:GJ TKG PERBAIKAN SHOWER KAMAR MANDI&amp;MESIN AIR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6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KERJAAN DUDUKAN KASO WPC,MATERIAL,GJ TKG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E1/1:PEKERJAAN DUDUKAN KASO WPC,MATERIAL,GJ TKG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8000" calcext:value-type="float">
            <text:p>3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8000" calcext:value-type="float">
            <text:p>3580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20250" calcext:value-type="float">
            <text:p>320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ERAPIHAN SALURAN,MATERIAL,GJ TKG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20250" calcext:value-type="float">
            <text:p>320250</text:p>
          </table:table-cell>
          <table:table-cell office:value-type="string" calcext:value-type="string">
            <text:p>B1/21:PERAPIHAN SALURAN,MATERIAL,GJ TKG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88000" calcext:value-type="float">
            <text:p>18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V BULUH P:RANTAI,GEMBOK,KUNCI INGGRIS DLL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2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8000" calcext:value-type="float">
            <text:p>188000</text:p>
          </table:table-cell>
          <table:table-cell office:value-type="string" calcext:value-type="string">
            <text:p>KAV BULUH P:RANTAI,GEMBOK,KUNCI INGGRIS DLL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3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MATERIAL PERBAIKAN SELOKAN,GJ TKG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3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80000" calcext:value-type="float">
            <text:p>1080000</text:p>
          </table:table-cell>
          <table:table-cell office:value-type="string" calcext:value-type="string">
            <text:p>AR 25:MATERIAL PERBAIKAN SELOKAN,GJ TKG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3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MODUL INDOOR AC 2PK</text:p>
          </table:table-cell>
        </table:table-row>
        <table:table-row table:style-name="ro1">
          <table:table-cell office:value-type="float" office:value="20221116" calcext:value-type="float">
            <text:p>20221116</text:p>
          </table:table-cell>
          <table:table-cell office:value-type="string" calcext:value-type="string">
            <text:p>CC202211-003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00000" calcext:value-type="float">
            <text:p>2700000</text:p>
          </table:table-cell>
          <table:table-cell office:value-type="string" calcext:value-type="string">
            <text:p>AR 8:MODUL INDOOR AC 2PK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SG PAVING+URUG LANTAI,GJ TKG 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60000" calcext:value-type="float">
            <text:p>3360000</text:p>
          </table:table-cell>
          <table:table-cell office:value-type="string" calcext:value-type="string">
            <text:p>E1/39:PSG PAVING+URUG LANTAI,GJ TKG 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3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GJ TKG PSG BATA,MATERIAL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80000" calcext:value-type="float">
            <text:p>1880000</text:p>
          </table:table-cell>
          <table:table-cell office:value-type="string" calcext:value-type="string">
            <text:p>E1/1:GJ TKG PSG BATA,MATERIAL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75000" calcext:value-type="float">
            <text:p>37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UANG MAKAN TEBANG POHON,GALI TANAH DLL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75000" calcext:value-type="float">
            <text:p>375000</text:p>
          </table:table-cell>
          <table:table-cell office:value-type="string" calcext:value-type="string">
            <text:p>AUT 1/2:UANG MAKAN TEBANG POHON,GALI TANAH DLL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40000" calcext:value-type="float">
            <text:p>4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UPUK,RUMPUT,TANAMAN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40000" calcext:value-type="float">
            <text:p>440000</text:p>
          </table:table-cell>
          <table:table-cell office:value-type="string" calcext:value-type="string">
            <text:p>E1/41:PUPUK,RUMPUT,TANAMAN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55000" calcext:value-type="float">
            <text:p>15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UPUK DAN PERAWATAN TANAMAN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5000" calcext:value-type="float">
            <text:p>155000</text:p>
          </table:table-cell>
          <table:table-cell office:value-type="string" calcext:value-type="string">
            <text:p>AR 8:PUPUK DAN PERAWATAN TANAMAN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8400" calcext:value-type="float">
            <text:p>8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REK AIR OKT 2022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4400" calcext:value-type="float">
            <text:p>94400</text:p>
          </table:table-cell>
          <table:table-cell office:value-type="string" calcext:value-type="string">
            <text:p>RUSA X 50:REK AIR OKT 2022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ADM REK AIR OKT 2022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0400" calcext:value-type="float">
            <text:p>31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REK AIR OKT 2022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ADM REK AIR OKT 2022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6400" calcext:value-type="float">
            <text:p>316400</text:p>
          </table:table-cell>
          <table:table-cell office:value-type="string" calcext:value-type="string">
            <text:p>TROPIKA 24:REK AIR OKT 2022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9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665000" calcext:value-type="float">
            <text:p>66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KERJAAN TANGGULAN WPC,MATERIAL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3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65000" calcext:value-type="float">
            <text:p>665000</text:p>
          </table:table-cell>
          <table:table-cell office:value-type="string" calcext:value-type="string">
            <text:p>E1/1:PEKERJAAN TANGGULAN WPC,MATERIAL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40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3214340" calcext:value-type="float">
            <text:p>3214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TANGGULAN WPC TAMAN,MATERIAL,GJ TKG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4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214340" calcext:value-type="float">
            <text:p>3214340</text:p>
          </table:table-cell>
          <table:table-cell office:value-type="string" calcext:value-type="string">
            <text:p>E1/1:TANGGULAN WPC TAMAN,MATERIAL,GJ TKG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4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25500" calcext:value-type="float">
            <text:p>82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4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25500" calcext:value-type="float">
            <text:p>825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4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86200" calcext:value-type="float">
            <text:p>18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5 NO 2:COATING KAYU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CC202211-004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6200" calcext:value-type="float">
            <text:p>186200</text:p>
          </table:table-cell>
          <table:table-cell office:value-type="string" calcext:value-type="string">
            <text:p>AT 5 NO 2:COATING KAYU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CC202211-0043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D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YASIN A ALI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CC202211-004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PINJAMAN YASIN A ALI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CC202211-0044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607150" calcext:value-type="float">
            <text:p>2607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CC202211-004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07150" calcext:value-type="float">
            <text:p>260715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CC202211-004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626075" calcext:value-type="float">
            <text:p>3626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INDIHOME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CC202211-004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26075" calcext:value-type="float">
            <text:p>3626075</text:p>
          </table:table-cell>
          <table:table-cell office:value-type="string" calcext:value-type="string">
            <text:p>E1/41:INDIHOME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CC202211-004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7372" calcext:value-type="float">
            <text:p>77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TELEPON TELKOM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CC202211-004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7372" calcext:value-type="float">
            <text:p>77372</text:p>
          </table:table-cell>
          <table:table-cell office:value-type="string" calcext:value-type="string">
            <text:p>B2/4:TELEPON TELKOM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47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1861200" calcext:value-type="float">
            <text:p>186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&amp;SEAT PP HALIM-JOGJA-HALIM BP RAY A KAILIMANG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CC202211-004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61200" calcext:value-type="float">
            <text:p>1861200</text:p>
          </table:table-cell>
          <table:table-cell office:value-type="string" calcext:value-type="string">
            <text:p>TIKET&amp;SEAT PP HALIM-JOGJA-HALIM BP RAY A KAILIMANG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48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25244900" calcext:value-type="float">
            <text:p>2524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SEHATAN IBU ELIZABETH,IBU SORAYA,IBU WENNY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4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244900" calcext:value-type="float">
            <text:p>25244900</text:p>
          </table:table-cell>
          <table:table-cell office:value-type="string" calcext:value-type="string">
            <text:p>KESEHATAN IBU ELIZABETH,IBU SORAYA,IBU WENNY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49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26994200" calcext:value-type="float">
            <text:p>2699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JKT-SIN-JKT IBU ELIZABET,P FARID, IBU SARITA, MUSAWATI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4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994200" calcext:value-type="float">
            <text:p>26994200</text:p>
          </table:table-cell>
          <table:table-cell office:value-type="string" calcext:value-type="string">
            <text:p>TIKET JKT-SIN-JKT IBU ELIZABET,P FARID, IBU SARITA, MUSAWATI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5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652800" calcext:value-type="float">
            <text:p>465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EMBELIAN RUMAH TANGGA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5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652800" calcext:value-type="float">
            <text:p>4652800</text:p>
          </table:table-cell>
          <table:table-cell office:value-type="string" calcext:value-type="string">
            <text:p>B1/20:PEMBELIAN RUMAH TANGGA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51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24940200" calcext:value-type="float">
            <text:p>2494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YA ENTERTAIMENT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5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940200" calcext:value-type="float">
            <text:p>24940200</text:p>
          </table:table-cell>
          <table:table-cell office:value-type="string" calcext:value-type="string">
            <text:p>BIAYA ENTERTAIMENT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52</text:p>
          </table:table-cell>
          <table:table-cell office:value-type="float" office:value="6245002" calcext:value-type="float">
            <text:p>6245002</text:p>
          </table:table-cell>
          <table:table-cell office:value-type="string" calcext:value-type="string">
            <text:p>BY JASA <text:s/>PROFESSIONAL </text:p>
          </table:table-cell>
          <table:table-cell office:value-type="string" calcext:value-type="string">
            <text:p>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AMBILAN TUNAI U/PAJAK (DANIEL+KEVIN)</text:p>
          </table:table-cell>
        </table:table-row>
        <table:table-row table:style-name="ro1"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CC202211-005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PENGAMBILAN TUNAI U/PAJAK (DANIEL+KEVIN)</text:p>
          </table:table-cell>
        </table:table-row>
        <table:table-row table:style-name="ro1">
          <table:table-cell office:value-type="float" office:value="20221125" calcext:value-type="float">
            <text:p>20221125</text:p>
          </table:table-cell>
          <table:table-cell office:value-type="string" calcext:value-type="string">
            <text:p>CC202211-0053</text:p>
          </table:table-cell>
          <table:table-cell office:value-type="float" office:value="2170009" calcext:value-type="float">
            <text:p>2170009</text:p>
          </table:table-cell>
          <table:table-cell office:value-type="string" calcext:value-type="string">
            <text:p>HUTANG LAIN-LAIN </text:p>
          </table:table-cell>
          <table:table-cell office:value-type="string" calcext:value-type="string">
            <text:p>D</text:p>
          </table:table-cell>
          <table:table-cell office:value-type="float" office:value="2542800" calcext:value-type="float">
            <text:p>254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KE PT TRIVALE</text:p>
          </table:table-cell>
        </table:table-row>
        <table:table-row table:style-name="ro1">
          <table:table-cell office:value-type="float" office:value="20221125" calcext:value-type="float">
            <text:p>20221125</text:p>
          </table:table-cell>
          <table:table-cell office:value-type="string" calcext:value-type="string">
            <text:p>CC202211-005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42800" calcext:value-type="float">
            <text:p>2542800</text:p>
          </table:table-cell>
          <table:table-cell office:value-type="string" calcext:value-type="string">
            <text:p>PENGEMB PINJ KE PT TRIVALE</text:p>
          </table:table-cell>
        </table:table-row>
        <table:table-row table:style-name="ro1">
          <table:table-cell office:value-type="float" office:value="20221125" calcext:value-type="float">
            <text:p>20221125</text:p>
          </table:table-cell>
          <table:table-cell office:value-type="string" calcext:value-type="string">
            <text:p>CC202211-0054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2542800" calcext:value-type="float">
            <text:p>254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TRIVALE DC/202207/0006</text:p>
          </table:table-cell>
        </table:table-row>
        <table:table-row table:style-name="ro1">
          <table:table-cell office:value-type="float" office:value="20221125" calcext:value-type="float">
            <text:p>20221125</text:p>
          </table:table-cell>
          <table:table-cell office:value-type="string" calcext:value-type="string">
            <text:p>CC202211-005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42800" calcext:value-type="float">
            <text:p>2542800</text:p>
          </table:table-cell>
          <table:table-cell office:value-type="string" calcext:value-type="string">
            <text:p>PENGEMB TTPAN PT TRIVALE DC/202207/0006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187000" calcext:value-type="float">
            <text:p>918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OHON NATAL,HIASAN NATAL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187000" calcext:value-type="float">
            <text:p>9187000</text:p>
          </table:table-cell>
          <table:table-cell office:value-type="string" calcext:value-type="string">
            <text:p>E1/41:POHON NATAL,HIASAN NATAL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6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GJ TKG PEKERJAAN DUDUKAN WPC LT 4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60000" calcext:value-type="float">
            <text:p>2060000</text:p>
          </table:table-cell>
          <table:table-cell office:value-type="string" calcext:value-type="string">
            <text:p>E1/1:GJ TKG PEKERJAAN DUDUKAN WPC LT 4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GJ TKG PEMBUATAN MEJA KAYU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1/41:GJ TKG PEMBUATAN MEJA KAYU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2500" calcext:value-type="float">
            <text:p>2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2500" calcext:value-type="float">
            <text:p>202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20500" calcext:value-type="float">
            <text:p>220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GJ TKG PERBAIKAN WASTAFEL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5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0500" calcext:value-type="float">
            <text:p>220500</text:p>
          </table:table-cell>
          <table:table-cell office:value-type="string" calcext:value-type="string">
            <text:p>AR 25: GJ TKG PERBAIKAN WASTAFEL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6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 NO 2:GJ TKG PERAWATAN PINTU KAYU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6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AT V NO 2:GJ TKG PERAWATAN PINTU KAYU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6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06750" calcext:value-type="float">
            <text:p>2106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TOKEN LISTRIK 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6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06750" calcext:value-type="float">
            <text:p>2106750</text:p>
          </table:table-cell>
          <table:table-cell office:value-type="string" calcext:value-type="string">
            <text:p>AR 25:TOKEN LISTRIK 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62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26280800" calcext:value-type="float">
            <text:p>2628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PP JKT-SIN IBU ELIZABETH, K FARID,IBU SARITA,WATI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6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280800" calcext:value-type="float">
            <text:p>26280800</text:p>
          </table:table-cell>
          <table:table-cell office:value-type="string" calcext:value-type="string">
            <text:p>TIKET PP JKT-SIN IBU ELIZABETH, K FARID,IBU SARITA,WATI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6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2229" calcext:value-type="float">
            <text:p>352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 ASS KEBAKARAN 14/11/22-14/11/2023 NO POLIS 010101212200332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CC202211-006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2229" calcext:value-type="float">
            <text:p>352229</text:p>
          </table:table-cell>
          <table:table-cell office:value-type="string" calcext:value-type="string">
            <text:p>B1/20: ASS KEBAKARAN 14/11/22-14/11/2023 NO POLIS 010101212200332</text:p>
          </table:table-cell>
        </table:table-row>
        <table:table-row table:style-name="ro1">
          <table:table-cell office:value-type="float" office:value="20221130" calcext:value-type="float">
            <text:p>20221130</text:p>
          </table:table-cell>
          <table:table-cell office:value-type="string" calcext:value-type="string">
            <text:p>CC202211-0064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24518000" calcext:value-type="float">
            <text:p>2451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MBAHAN BY UPGRADE TIKET BISNIS IBU ELIZABETH, K FARID, PP JKT-SIN</text:p>
          </table:table-cell>
        </table:table-row>
        <table:table-row table:style-name="ro1">
          <table:table-cell office:value-type="float" office:value="20221130" calcext:value-type="float">
            <text:p>20221130</text:p>
          </table:table-cell>
          <table:table-cell office:value-type="string" calcext:value-type="string">
            <text:p>CC202211-006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518000" calcext:value-type="float">
            <text:p>24518000</text:p>
          </table:table-cell>
          <table:table-cell office:value-type="string" calcext:value-type="string">
            <text:p>TAMBAHAN BY UPGRADE TIKET BISNIS IBU ELIZABETH, K FARID, PP JKT-SIN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0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437201" calcext:value-type="float">
            <text:p>437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PLAZA INDONESIA DC/202206/0004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0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583780" calcext:value-type="float">
            <text:p>583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JOE BENYAMIN DC202210-0006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0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500500" calcext:value-type="float">
            <text:p>1500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PANGANSARI DC/202207/0006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0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545000" calcext:value-type="float">
            <text:p>54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PANGANSARI DC/202207/0006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66481" calcext:value-type="float">
            <text:p>3066481</text:p>
          </table:table-cell>
          <table:table-cell office:value-type="string" calcext:value-type="string">
            <text:p>PENGEMB TTPAN CUST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2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6050400" calcext:value-type="float">
            <text:p>605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YA KESEHATAN KAK FARID,KAK DIO,ELGIN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050400" calcext:value-type="float">
            <text:p>6050400</text:p>
          </table:table-cell>
          <table:table-cell office:value-type="string" calcext:value-type="string">
            <text:p>BIAYA KESEHATAN KAK FARID,KAK DIO,ELGIN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3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183000" calcext:value-type="float">
            <text:p>118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RBAIKAN COATINGAN KAYU,GJ TKG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83000" calcext:value-type="float">
            <text:p>1183000</text:p>
          </table:table-cell>
          <table:table-cell office:value-type="string" calcext:value-type="string">
            <text:p>E1/1:PERBAIKAN COATINGAN KAYU,GJ TKG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SAMPOLAC/DEMPUL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1/41:SAMPOLAC/DEMPUL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22000" calcext:value-type="float">
            <text:p>122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,GJ TKG,BUANG PUING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22000" calcext:value-type="float">
            <text:p>1222000</text:p>
          </table:table-cell>
          <table:table-cell office:value-type="string" calcext:value-type="string">
            <text:p>E1/39:TOKEN LISTRIK,GJ TKG,BUANG PUING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70000" calcext:value-type="float">
            <text:p>5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5 NO 2:PERWATAN PINTU,GJ TKG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AT 5 NO 2:PERWATAN PINTU,GJ TKG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89025" calcext:value-type="float">
            <text:p>389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IURAN LINGKUNGAN OKT 22,AIR 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9025" calcext:value-type="float">
            <text:p>389025</text:p>
          </table:table-cell>
          <table:table-cell office:value-type="string" calcext:value-type="string">
            <text:p>PDK KELAPA:IURAN LINGKUNGAN OKT 22,AIR 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RAWATAN KOLAM RENANG OKT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E1/41:PERAWATAN KOLAM RENANG OKT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63900" calcext:value-type="float">
            <text:p>363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DK KELAPA:IURAN LINGKUNGAN NOV 22,AIR 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3900" calcext:value-type="float">
            <text:p>363900</text:p>
          </table:table-cell>
          <table:table-cell office:value-type="string" calcext:value-type="string">
            <text:p>PDK KELAPA:PDK KELAPA:IURAN LINGKUNGAN NOV 22,AIR 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8400" calcext:value-type="float">
            <text:p>8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REK AIR NOV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ADM REK AIR NOV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RUSA X 50:REK AIR NOV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0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USA X 50:PENY REK AIR NOV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0400" calcext:value-type="float">
            <text:p>31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REK AIR NOV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ADM REK AIR NOV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6400" calcext:value-type="float">
            <text:p>316400</text:p>
          </table:table-cell>
          <table:table-cell office:value-type="string" calcext:value-type="string">
            <text:p>TROPIKA 24:ADM REK AIR NOV 2022</text:p>
          </table:table-cell>
        </table:table-row>
        <table:table-row table:style-name="ro1">
          <table:table-cell office:value-type="float" office:value="20221205" calcext:value-type="float">
            <text:p>20221205</text:p>
          </table:table-cell>
          <table:table-cell office:value-type="string" calcext:value-type="string">
            <text:p>CC202212-0012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JI ALEXANDER NOV 2022</text:p>
          </table:table-cell>
        </table:table-row>
        <table:table-row table:style-name="ro1">
          <table:table-cell office:value-type="float" office:value="20221205" calcext:value-type="float">
            <text:p>20221205</text:p>
          </table:table-cell>
          <table:table-cell office:value-type="string" calcext:value-type="string">
            <text:p>CC202212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GAJI ALEXANDER NOV 2022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3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11331600" calcext:value-type="float">
            <text:p>1133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MENT IBU ELIZABETH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331600" calcext:value-type="float">
            <text:p>11331600</text:p>
          </table:table-cell>
          <table:table-cell office:value-type="string" calcext:value-type="string">
            <text:p>ENTERTAIMENT IBU ELIZABETH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95000" calcext:value-type="float">
            <text:p>29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EMBELIAN RUMAH TANGGA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95000" calcext:value-type="float">
            <text:p>295000</text:p>
          </table:table-cell>
          <table:table-cell office:value-type="string" calcext:value-type="string">
            <text:p>B1/20:PEMBELIAN RUMAH TANGGA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15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3553000" calcext:value-type="float">
            <text:p>355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GJ TKG GRAHA PESONA (TANGGULAN WPC TAMAN LT 4)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53000" calcext:value-type="float">
            <text:p>3553000</text:p>
          </table:table-cell>
          <table:table-cell office:value-type="string" calcext:value-type="string">
            <text:p>E1/1:GJ TKG GRAHA PESONA (TANGGULAN WPC TAMAN LT 4)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1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2500" calcext:value-type="float">
            <text:p>2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CC202212-001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2500" calcext:value-type="float">
            <text:p>202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KIRIM MAKANAN IBU ELIZ KE SINGAPURA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CC202212-001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80000" calcext:value-type="float">
            <text:p>1180000</text:p>
          </table:table-cell>
          <table:table-cell office:value-type="string" calcext:value-type="string">
            <text:p>E1/41:KIRIM MAKANAN IBU ELIZ KE SINGAPURA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1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RAWATAN KOLAM RENANG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1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E1/41:PERAWATAN KOLAM RENANG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1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5000" calcext:value-type="float">
            <text:p>3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LASTIK COR BENING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1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5000" calcext:value-type="float">
            <text:p>315000</text:p>
          </table:table-cell>
          <table:table-cell office:value-type="string" calcext:value-type="string">
            <text:p>E1/39:PLASTIK COR BENING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26000" calcext:value-type="float">
            <text:p>132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LASTIK COR BENING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26000" calcext:value-type="float">
            <text:p>1326000</text:p>
          </table:table-cell>
          <table:table-cell office:value-type="string" calcext:value-type="string">
            <text:p>B1/21:PLASTIK COR BENING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162142" calcext:value-type="float">
            <text:p>116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666065" calcext:value-type="float">
            <text:p>1666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ADM 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61321" calcext:value-type="float">
            <text:p>661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434" calcext:value-type="float">
            <text:p>12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67499" calcext:value-type="float">
            <text:p>2067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334450" calcext:value-type="float">
            <text:p>3334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88853" calcext:value-type="float">
            <text:p>388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2219" calcext:value-type="float">
            <text:p>13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PLN NOV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ADM PLN NOV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085109" calcext:value-type="float">
            <text:p>7085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93765" calcext:value-type="float">
            <text:p>3593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 30 CA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 30 CA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2395" calcext:value-type="float">
            <text:p>22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 30 CA: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30970" calcext:value-type="float">
            <text:p>630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ANTI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ANTI:ADM PLN <text:s/>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2605" calcext:value-type="float">
            <text:p>52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ANTI: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900263" calcext:value-type="float">
            <text:p>31900263</text:p>
          </table:table-cell>
          <table:table-cell office:value-type="string" calcext:value-type="string">
            <text:p>PLN &amp; PAM RUMAH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ADM PAM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83777" calcext:value-type="float">
            <text:p>1383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ADM 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575411" calcext:value-type="float">
            <text:p>9575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LN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2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73000" calcext:value-type="float">
            <text:p>17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BENDERA MERAH PUTIH (TOKOPEDIA)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2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3000" calcext:value-type="float">
            <text:p>173000</text:p>
          </table:table-cell>
          <table:table-cell office:value-type="string" calcext:value-type="string">
            <text:p>E1/1:BENDERA MERAH PUTIH (TOKOPEDIA)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36500" calcext:value-type="float">
            <text:p>43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ENYEDOTAN SEPTIC TANK 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36500" calcext:value-type="float">
            <text:p>436500</text:p>
          </table:table-cell>
          <table:table-cell office:value-type="string" calcext:value-type="string">
            <text:p>B1/21:PENYEDOTAN SEPTIC TANK 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465000" calcext:value-type="float">
            <text:p>346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GJ TKG PSG BAN2AN,PARIT,SANDING KURSI&amp;MATERIAL 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65000" calcext:value-type="float">
            <text:p>3465000</text:p>
          </table:table-cell>
          <table:table-cell office:value-type="string" calcext:value-type="string">
            <text:p>E1/39:GJ TKG PSG BAN2AN,PARIT,SANDING KURSI&amp;MATERIAL 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5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905000" calcext:value-type="float">
            <text:p>290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GJ TKG PSG BATA,PENGACIAN DLL,MATERIAL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905000" calcext:value-type="float">
            <text:p>2905000</text:p>
          </table:table-cell>
          <table:table-cell office:value-type="string" calcext:value-type="string">
            <text:p>E1/1:GJ TKG PSG BATA,PENGACIAN DLL,MATERIAL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6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3455750" calcext:value-type="float">
            <text:p>3455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BUAT COBER SOFA,BELI TANAMAN KETAPANG KENCANA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55750" calcext:value-type="float">
            <text:p>3455750</text:p>
          </table:table-cell>
          <table:table-cell office:value-type="string" calcext:value-type="string">
            <text:p>E1/1:BUAT COBER SOFA,BELI TANAMAN KETAPANG KENCANA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UM MAKAN TKG,BELI POHON MANGGA,MATERIAL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70000" calcext:value-type="float">
            <text:p>1370000</text:p>
          </table:table-cell>
          <table:table-cell office:value-type="string" calcext:value-type="string">
            <text:p>AUT 1/2:UM MAKAN TKG,BELI POHON MANGGA,MATERIAL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30000" calcext:value-type="float">
            <text:p>7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OBAT INSEKTISIDA,BELI TANAMNA PACING &amp; SEREH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30000" calcext:value-type="float">
            <text:p>730000</text:p>
          </table:table-cell>
          <table:table-cell office:value-type="string" calcext:value-type="string">
            <text:p>E1/41:OBAT INSEKTISIDA,BELI TANAMNA PACING &amp; SEREH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770000" calcext:value-type="float">
            <text:p>17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COVER SOFA R.TAMU &amp;R.KELUARGA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2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70000" calcext:value-type="float">
            <text:p>1770000</text:p>
          </table:table-cell>
          <table:table-cell office:value-type="string" calcext:value-type="string">
            <text:p>B2/4:COVER SOFA R.TAMU &amp;R.KELUARGA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0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302600" calcext:value-type="float">
            <text:p>130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GJ TKG PERAWATAN STAINLESS,BUAT ACRELYC SIKU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02600" calcext:value-type="float">
            <text:p>1302600</text:p>
          </table:table-cell>
          <table:table-cell office:value-type="string" calcext:value-type="string">
            <text:p>E1/1:GJ TKG PERAWATAN STAINLESS,BUAT ACRELYC SIKU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94000" calcext:value-type="float">
            <text:p>89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GJ TKG SERVICE PINTU GERBANG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94000" calcext:value-type="float">
            <text:p>894000</text:p>
          </table:table-cell>
          <table:table-cell office:value-type="string" calcext:value-type="string">
            <text:p>E1/41:GJ TKG SERVICE PINTU GERBANG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45000" calcext:value-type="float">
            <text:p>134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GJ TKG PEMBERSIHAN SITE,TOKEN LISTRIK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45000" calcext:value-type="float">
            <text:p>1345000</text:p>
          </table:table-cell>
          <table:table-cell office:value-type="string" calcext:value-type="string">
            <text:p>E1/39:GJ TKG PEMBERSIHAN SITE,TOKEN LISTRIK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832000" calcext:value-type="float">
            <text:p>283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GJ TKG SERVUCE DINDING RETAK,MATERIAL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832000" calcext:value-type="float">
            <text:p>2832000</text:p>
          </table:table-cell>
          <table:table-cell office:value-type="string" calcext:value-type="string">
            <text:p>B1/21:GJ TKG SERVUCE DINDING RETAK,MATERIAL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75000" calcext:value-type="float">
            <text:p>27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GJ TKG BONGKAR PSG TEMPAT TIDUR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5000" calcext:value-type="float">
            <text:p>275000</text:p>
          </table:table-cell>
          <table:table-cell office:value-type="string" calcext:value-type="string">
            <text:p>APART K ILLU:GJ TKG BONGKAR PSG TEMPAT TIDUR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5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AKET 6 KALI TABUNG (PT SENTRASARANA BENING)</text:p>
          </table:table-cell>
        </table:table-row>
        <table:table-row table:style-name="ro1">
          <table:table-cell office:value-type="float" office:value="20221209" calcext:value-type="float">
            <text:p>20221209</text:p>
          </table:table-cell>
          <table:table-cell office:value-type="string" calcext:value-type="string">
            <text:p>CC202212-003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E1/1:PAKET 6 KALI TABUNG (PT SENTRASARANA BENING)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36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1539000" calcext:value-type="float">
            <text:p>153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BAT IBU SORAYA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3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39000" calcext:value-type="float">
            <text:p>1539000</text:p>
          </table:table-cell>
          <table:table-cell office:value-type="string" calcext:value-type="string">
            <text:p>OBAT IBU SORAYA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3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LAPIS LEGIT IBU ELIZABETH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3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900000" calcext:value-type="float">
            <text:p>8900000</text:p>
          </table:table-cell>
          <table:table-cell office:value-type="string" calcext:value-type="string">
            <text:p>E1/41:LAPIS LEGIT IBU ELIZABETH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3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90000" calcext:value-type="float">
            <text:p>6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GJ TKG SERVICE COATING KAYU GAZEBO KOLAM RENANG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3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90000" calcext:value-type="float">
            <text:p>690000</text:p>
          </table:table-cell>
          <table:table-cell office:value-type="string" calcext:value-type="string">
            <text:p>E1/41:GJ TKG SERVICE COATING KAYU GAZEBO KOLAM RENANG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3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02500" calcext:value-type="float">
            <text:p>20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GJ TKG PERAPIHAN BARANG,TOKEN LISTRIK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3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2500" calcext:value-type="float">
            <text:p>2002500</text:p>
          </table:table-cell>
          <table:table-cell office:value-type="string" calcext:value-type="string">
            <text:p>E1/39:GJ TKG PERAPIHAN BARANG,TOKEN LISTRIK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4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20000" calcext:value-type="float">
            <text:p>6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/23:GJ TKG PERAPIHAN WRAPING&amp;BOCOR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4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0000" calcext:value-type="float">
            <text:p>620000</text:p>
          </table:table-cell>
          <table:table-cell office:value-type="string" calcext:value-type="string">
            <text:p>E4/23:GJ TKG PERAPIHAN WRAPING&amp;BOCOR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4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80000" calcext:value-type="float">
            <text:p>8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GJ TKG PERAPIHAN WRAPPING&amp;BOCOR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4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0000" calcext:value-type="float">
            <text:p>880000</text:p>
          </table:table-cell>
          <table:table-cell office:value-type="string" calcext:value-type="string">
            <text:p>B1/21:GJ TKG PERAPIHAN WRAPPING&amp;BOCOR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42</text:p>
          </table:table-cell>
          <table:table-cell office:value-type="float" office:value="1160012" calcext:value-type="float">
            <text:p>1160012</text:p>
          </table:table-cell>
          <table:table-cell office:value-type="string" calcext:value-type="string">
            <text:p>PIUTANG BAMBU ASRI V NO.2 (SELATAN)</text:p>
          </table:table-cell>
          <table:table-cell office:value-type="string" calcext:value-type="string">
            <text:p>D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MPA SOLAR HEATER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4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POMPA SOLAR HEATER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43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58850000" calcext:value-type="float">
            <text:p>588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LUNASAN INSTALASI <text:s/>AC UTK E1/1 (PT DWIKAR ROBINSON)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4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8850000" calcext:value-type="float">
            <text:p>58850000</text:p>
          </table:table-cell>
          <table:table-cell office:value-type="string" calcext:value-type="string">
            <text:p>E1/1:PELUNASAN INSTALASI <text:s/>AC UTK E1/1 (PT DWIKAR ROBINSON)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4</text:p>
          </table:table-cell>
          <table:table-cell office:value-type="float" office:value="6210008" calcext:value-type="float">
            <text:p>6210008</text:p>
          </table:table-cell>
          <table:table-cell office:value-type="string" calcext:value-type="string">
            <text:p>THR / BONUS</text:p>
          </table:table-cell>
          <table:table-cell office:value-type="string" calcext:value-type="string">
            <text:p>D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/BONUS 2022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U/BONUS 2022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08000" calcext:value-type="float">
            <text:p>140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08000" calcext:value-type="float">
            <text:p>1408000</text:p>
          </table:table-cell>
          <table:table-cell office:value-type="string" calcext:value-type="string">
            <text:p>E1/41:MAKANAN DLL IBU ELIZABETH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6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8775911" calcext:value-type="float">
            <text:p>8775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775900" calcext:value-type="float">
            <text:p>8775900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Y ENTERTAINMENT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7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33155700" calcext:value-type="float">
            <text:p>33155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SEHATAN IBU ELIZABETH,IBU SORAYA,IBU WENNY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155700" calcext:value-type="float">
            <text:p>33155700</text:p>
          </table:table-cell>
          <table:table-cell office:value-type="string" calcext:value-type="string">
            <text:p>KESEHATAN IBU ELIZABETH,IBU SORAYA,IBU WENNY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64500" calcext:value-type="float">
            <text:p>66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BY RUMAH TANGGA <text:s/>IBU ELIZABETH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64500" calcext:value-type="float">
            <text:p>664500</text:p>
          </table:table-cell>
          <table:table-cell office:value-type="string" calcext:value-type="string">
            <text:p>E1/41:BY RUMAH TANGGA <text:s/>IBU ELIZABETH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9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14100000" calcext:value-type="float">
            <text:p>14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E PARCEL U/BCA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4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100000" calcext:value-type="float">
            <text:p>14100000</text:p>
          </table:table-cell>
          <table:table-cell office:value-type="string" calcext:value-type="string">
            <text:p>KUE PARCEL U/BCA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50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12354900" calcext:value-type="float">
            <text:p>1235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YA PERJALANAN IBU SORAYA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CC202212-005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354900" calcext:value-type="float">
            <text:p>12354900</text:p>
          </table:table-cell>
          <table:table-cell office:value-type="string" calcext:value-type="string">
            <text:p>BIAYA PERJALANAN IBU SORAYA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5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HERBET T/MAURUZKA DC202211-0003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5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PENGEMB TTPAN HERBET T/MAURUZKA DC202211-0003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52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2100" calcext:value-type="float">
            <text:p>1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HERBERT T/NURMAYANTI DC202211-0015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5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PENGEMB TTPAN HERBERT T/NURMAYANTI DC202211-0015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CC202212-005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6323086" calcext:value-type="float">
            <text:p>1632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ELIZABETH NOV 2022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CC202212-005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4204900" calcext:value-type="float">
            <text:p>1420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SORAYA NOV 2022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CC202212-005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0572142" calcext:value-type="float">
            <text:p>1057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ARYA ABDI NOV 2022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CC202212-005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1047075" calcext:value-type="float">
            <text:p>1104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ERWIN ROMEL NOV 2022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CC202212-0053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3113500" calcext:value-type="float">
            <text:p>31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KENT MICHAEL NOV 2022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CC202212-005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260703" calcext:value-type="float">
            <text:p>55260703</text:p>
          </table:table-cell>
          <table:table-cell office:value-type="string" calcext:value-type="string">
            <text:p>PPH 25 IBU ELIZ,SORAYA,ARYA,ERWIN,KENT NOV 2022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54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3793320" calcext:value-type="float">
            <text:p>3793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MUSAWATI JKT-DPS-JKT</text:p>
          </table:table-cell>
        </table:table-row>
        <table:table-row table:style-name="ro1">
          <table:table-cell office:value-type="float" office:value="20221213" calcext:value-type="float">
            <text:p>20221213</text:p>
          </table:table-cell>
          <table:table-cell office:value-type="string" calcext:value-type="string">
            <text:p>CC202212-005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793320" calcext:value-type="float">
            <text:p>3793320</text:p>
          </table:table-cell>
          <table:table-cell office:value-type="string" calcext:value-type="string">
            <text:p>TIKET MUSAWATI JKT-DPS-JKT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CC202212-0055</text:p>
          </table:table-cell>
          <table:table-cell office:value-type="float" office:value="6250001" calcext:value-type="float">
            <text:p>6250001</text:p>
          </table:table-cell>
          <table:table-cell office:value-type="string" calcext:value-type="string">
            <text:p>BIAYA IURAN/SUMBANGAN</text:p>
          </table:table-cell>
          <table:table-cell office:value-type="string" calcext:value-type="string">
            <text:p>D</text:p>
          </table:table-cell>
          <table:table-cell office:value-type="float" office:value="8406000" calcext:value-type="float">
            <text:p>840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MBANGAN PAGUYUBAN WARTAWAN KATOLIK INDONESIA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CC202212-005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406000" calcext:value-type="float">
            <text:p>8406000</text:p>
          </table:table-cell>
          <table:table-cell office:value-type="string" calcext:value-type="string">
            <text:p>SUMBANGAN PAGUYUBAN WARTAWAN KATOLIK INDONESIA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5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041000" calcext:value-type="float">
            <text:p>104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GJ TKG SERVICE BOCOR KMR MANDI,PLAFOND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5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41000" calcext:value-type="float">
            <text:p>1041000</text:p>
          </table:table-cell>
          <table:table-cell office:value-type="string" calcext:value-type="string">
            <text:p>PDK KELAPA:GJ TKG SERVICE BOCOR KMR MANDI,PLAFOND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5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MATERIAL TEE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5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1/21:MATERIAL TEE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5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/23:MATERIAL ALAT RESIBON,MATA GERGAJI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5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4/23:MATERIAL ALAT RESIBON,MATA GERGAJI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5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IURAN LINGKUNGAN JAN-DES 2022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5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AUT 1/2:IURAN LINGKUNGAN JAN-DES 2022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6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90000" calcext:value-type="float">
            <text:p>7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GJ TKG SERVICE PINTU BESI GERBANG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6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90000" calcext:value-type="float">
            <text:p>790000</text:p>
          </table:table-cell>
          <table:table-cell office:value-type="string" calcext:value-type="string">
            <text:p>E1/41:GJ TKG SERVICE PINTU BESI GERBANG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6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56000" calcext:value-type="float">
            <text:p>31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GJ TKG PEMBERSHAN BARANG,TOKEN LISTRIK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6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56000" calcext:value-type="float">
            <text:p>3156000</text:p>
          </table:table-cell>
          <table:table-cell office:value-type="string" calcext:value-type="string">
            <text:p>E1/39:GJ TKG PEMBERSHAN BARANG,TOKEN LISTRIK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62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LAMPU,PENTIL BIDET CLOSET KOHLER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CC202212-006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0000" calcext:value-type="float">
            <text:p>990000</text:p>
          </table:table-cell>
          <table:table-cell office:value-type="string" calcext:value-type="string">
            <text:p>E1/1:LAMPU,PENTIL BIDET CLOSET KOHLER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6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24047" calcext:value-type="float">
            <text:p>624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FIRST MEDIA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6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4047" calcext:value-type="float">
            <text:p>624047</text:p>
          </table:table-cell>
          <table:table-cell office:value-type="string" calcext:value-type="string">
            <text:p>B2/4:FIRST MEDIA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6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91175" calcext:value-type="float">
            <text:p>491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6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91175" calcext:value-type="float">
            <text:p>491175</text:p>
          </table:table-cell>
          <table:table-cell office:value-type="string" calcext:value-type="string">
            <text:p>B1/21:FIRST MEDIA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6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626075" calcext:value-type="float">
            <text:p>3626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INDIHOME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6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26075" calcext:value-type="float">
            <text:p>3626075</text:p>
          </table:table-cell>
          <table:table-cell office:value-type="string" calcext:value-type="string">
            <text:p>E1/41:INDIHOME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66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2940400" calcext:value-type="float">
            <text:p>294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CC202212-006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940400" calcext:value-type="float">
            <text:p>2940400</text:p>
          </table:table-cell>
          <table:table-cell office:value-type="string" calcext:value-type="string">
            <text:p>E1/1:INDIHOME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CC202212-0067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36800" calcext:value-type="float">
            <text:p>3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108/PT DHARMA Y (DC202211-0003)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CC202212-006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800" calcext:value-type="float">
            <text:p>36800</text:p>
          </table:table-cell>
          <table:table-cell office:value-type="string" calcext:value-type="string">
            <text:p>PENGEMB TTPAN 108/PT DHARMA Y (DC202211-0003)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CC202212-0068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348700" calcext:value-type="float">
            <text:p>348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7570/PT UNEX (DC202211-0003)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CC202212-006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8700" calcext:value-type="float">
            <text:p>348700</text:p>
          </table:table-cell>
          <table:table-cell office:value-type="string" calcext:value-type="string">
            <text:p>PENGEMB TTPAN 7570/PT UNEX (DC202211-0003)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CC202212-0069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9200000" calcext:value-type="float">
            <text:p>9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TRIVALE DC202211-0015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CC202212-006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200000" calcext:value-type="float">
            <text:p>9200000</text:p>
          </table:table-cell>
          <table:table-cell office:value-type="string" calcext:value-type="string">
            <text:p>PENGEMB TTPAN PT TRIVALE DC202211-0015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88200" calcext:value-type="float">
            <text:p>288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MINUMAN U/IBU ELIZABETH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88200" calcext:value-type="float">
            <text:p>288200</text:p>
          </table:table-cell>
          <table:table-cell office:value-type="string" calcext:value-type="string">
            <text:p>E1/41:MINUMAN U/IBU ELIZABETH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LISTRIK NOV 2022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LISTRIK DES 2022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APART K ILLU:LISTRIK NOV &amp; DES 2022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7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19700" calcext:value-type="float">
            <text:p>2119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EMBELIAN TEMPAT SAMPAH 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7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19700" calcext:value-type="float">
            <text:p>2119700</text:p>
          </table:table-cell>
          <table:table-cell office:value-type="string" calcext:value-type="string">
            <text:p>E1/39:PEMBELIAN TEMPAT SAMPAH 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7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010000" calcext:value-type="float">
            <text:p>40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GJ TKG ,MATERIAL PERBAIKAN KURSI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7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E1/39:GJ TKG ,MATERIAL PERBAIKAN KURSI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4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337250" calcext:value-type="float">
            <text:p>337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MBUATAN COVER SOFA,VERMAK COVER SOFA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7250" calcext:value-type="float">
            <text:p>337250</text:p>
          </table:table-cell>
          <table:table-cell office:value-type="string" calcext:value-type="string">
            <text:p>E1/1:PEMBUATAN COVER SOFA,VERMAK COVER SOFA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30000" calcext:value-type="float">
            <text:p>5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EMBELIAN POHON SRIKAYA,PUPUK TANAMAN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30000" calcext:value-type="float">
            <text:p>530000</text:p>
          </table:table-cell>
          <table:table-cell office:value-type="string" calcext:value-type="string">
            <text:p>AUT 1/2:PEMBELIAN POHON SRIKAYA,PUPUK TANAMAN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741000" calcext:value-type="float">
            <text:p>274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ENGGANTIAN BAHAN,BUSA JOK KURSI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41000" calcext:value-type="float">
            <text:p>2741000</text:p>
          </table:table-cell>
          <table:table-cell office:value-type="string" calcext:value-type="string">
            <text:p>E1/39:PENGGANTIAN BAHAN,BUSA JOK KURSI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JID NO 20:PENGGANTIAN BAHAN,SOFA U/JOK R TAMU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CC202212-007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200000" calcext:value-type="float">
            <text:p>7200000</text:p>
          </table:table-cell>
          <table:table-cell office:value-type="string" calcext:value-type="string">
            <text:p>MASJID NO 20:PENGGANTIAN BAHAN,SOFA U/JOK R TAMU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78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888000" calcext:value-type="float">
            <text:p>88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RAWATAN LIFT NOV 2022 (DELTA MITRA)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7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8000" calcext:value-type="float">
            <text:p>888000</text:p>
          </table:table-cell>
          <table:table-cell office:value-type="string" calcext:value-type="string">
            <text:p>E1/1:PERAWATAN LIFT NOV 2022 (DELTA MITRA)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79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888000" calcext:value-type="float">
            <text:p>88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ERAWATAN LIFT OKT 2022 (DELTA MITRA)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7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8000" calcext:value-type="float">
            <text:p>888000</text:p>
          </table:table-cell>
          <table:table-cell office:value-type="string" calcext:value-type="string">
            <text:p>E1/1:PERAWATAN LIFT OKT 2022 (DELTA MITRA)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8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05000" calcext:value-type="float">
            <text:p>50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LAMPU PHILIPS,TIMER PENCUCI SHARP,FIUS BIMETAL,TIMER DEFROST SAMSUNG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8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5000" calcext:value-type="float">
            <text:p>505000</text:p>
          </table:table-cell>
          <table:table-cell office:value-type="string" calcext:value-type="string">
            <text:p>AR 8:LAMPU PHILIPS,TIMER PENCUCI SHARP,FIUS BIMETAL,TIMER DEFROST SAMSUNG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CC202212-0081</text:p>
          </table:table-cell>
          <table:table-cell office:value-type="float" office:value="6160001" calcext:value-type="float">
            <text:p>6160001</text:p>
          </table:table-cell>
          <table:table-cell office:value-type="string" calcext:value-type="string">
            <text:p>ENTERTAIMENT</text:p>
          </table:table-cell>
          <table:table-cell office:value-type="string" calcext:value-type="string">
            <text:p>D</text:p>
          </table:table-cell>
          <table:table-cell office:value-type="float" office:value="67041750" calcext:value-type="float">
            <text:p>67041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TAIMENT IBU ELIZABETH DI SINGAPORE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CC202212-008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7041750" calcext:value-type="float">
            <text:p>67041750</text:p>
          </table:table-cell>
          <table:table-cell office:value-type="string" calcext:value-type="string">
            <text:p>ENTERTAIMENT IBU ELIZABETH DI SINGAPORE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CC202212-0082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00700" calcext:value-type="float">
            <text:p>10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7/PT GRAHA SEGARA DC202211-0003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CC202212-008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700" calcext:value-type="float">
            <text:p>100700</text:p>
          </table:table-cell>
          <table:table-cell office:value-type="string" calcext:value-type="string">
            <text:p>PENGEMB TTPAN 7/PT GRAHA SEGARA DC202211-0003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CC202212-008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31520" calcext:value-type="float">
            <text:p>131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IGU WET/FANNY DC202210-0006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CC202212-008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1520" calcext:value-type="float">
            <text:p>131520</text:p>
          </table:table-cell>
          <table:table-cell office:value-type="string" calcext:value-type="string">
            <text:p>PENGEMB TTPAN IGU WET/FANNY DC202210-0006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CC202212-0084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MUTIARA PERMATA DC202211-0015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CC202212-008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PENGEMB TTPAN PT MUTIARA PERMATA DC202211-0015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5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520000" calcext:value-type="float">
            <text:p>5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RADAR AIR,LAMPU QLITE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20000" calcext:value-type="float">
            <text:p>520000</text:p>
          </table:table-cell>
          <table:table-cell office:value-type="string" calcext:value-type="string">
            <text:p>E1/1:RADAR AIR,LAMPU QLITE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70000" calcext:value-type="float">
            <text:p>1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KUAS CAT,TINER,CAT FTALITE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B1/21:KUAS CAT,TINER,CAT FTALITE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7</text:p>
          </table:table-cell>
          <table:table-cell office:value-type="float" office:value="1160012" calcext:value-type="float">
            <text:p>1160012</text:p>
          </table:table-cell>
          <table:table-cell office:value-type="string" calcext:value-type="string">
            <text:p>PIUTANG BAMBU ASRI V NO.2 (SELATAN)</text:p>
          </table:table-cell>
          <table:table-cell office:value-type="string" calcext:value-type="string">
            <text:p>D</text:p>
          </table:table-cell>
          <table:table-cell office:value-type="float" office:value="749000" calcext:value-type="float">
            <text:p>74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BAIKAN JARINGAN AIR BERSIH,PSG POMPA,GJ TKG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49000" calcext:value-type="float">
            <text:p>749000</text:p>
          </table:table-cell>
          <table:table-cell office:value-type="string" calcext:value-type="string">
            <text:p>PERBAIKAN JARINGAN AIR BERSIH,PSG POMPA,GJ TKG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40000" calcext:value-type="float">
            <text:p>4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/23:PERBAIKAN BOCOR,CAT GERBNAG,GJ TKG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40000" calcext:value-type="float">
            <text:p>440000</text:p>
          </table:table-cell>
          <table:table-cell office:value-type="string" calcext:value-type="string">
            <text:p>E4/23:PERBAIKAN BOCOR,CAT GERBNAG,GJ TKG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346000" calcext:value-type="float">
            <text:p>234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CAT KANOPI&amp;TIANG,CAT DINDING,GJ TKG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8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346000" calcext:value-type="float">
            <text:p>2346000</text:p>
          </table:table-cell>
          <table:table-cell office:value-type="string" calcext:value-type="string">
            <text:p>B1/21:CAT KANOPI&amp;TIANG,CAT DINDING,GJ TKG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9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5500" calcext:value-type="float">
            <text:p>30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9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5500" calcext:value-type="float">
            <text:p>305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9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558000" calcext:value-type="float">
            <text:p>15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CAT DINDING,COATING KAKI MEJA,GJ TKG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9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58000" calcext:value-type="float">
            <text:p>1558000</text:p>
          </table:table-cell>
          <table:table-cell office:value-type="string" calcext:value-type="string">
            <text:p>E1/41:CAT DINDING,COATING KAKI MEJA,GJ TKG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92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KACA BEVEL 1.5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CC202212-009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1/1:KACA BEVEL 1.5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93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D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SEMENTARA VANNY RAU (STAFF GUDANG)</text:p>
          </table:table-cell>
        </table:table-row>
        <table:table-row table:style-name="ro1"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CC202212-009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PINJAMAN SEMENTARA VANNY RAU (STAFF GUDANG)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CC202212-0094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0853040" calcext:value-type="float">
            <text:p>10853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5265/RIYANTI INVESTAMA DC202212-0010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CC202212-009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853040" calcext:value-type="float">
            <text:p>10853040</text:p>
          </table:table-cell>
          <table:table-cell office:value-type="string" calcext:value-type="string">
            <text:p>PENGEMB TTPAN 5265/RIYANTI INVESTAMA DC202212-0010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04541" calcext:value-type="float">
            <text:p>1204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75932" calcext:value-type="float">
            <text:p>1375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8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 8: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 8:ADM 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23056" calcext:value-type="float">
            <text:p>1323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MIGRASI TAG LISTRIK PRABAYAR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ADM MIGRASI TAG LISTRIK PRABAYAR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ADM 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96930" calcext:value-type="float">
            <text:p>596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2434" calcext:value-type="float">
            <text:p>12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 1/2:ADM 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52638" calcext:value-type="float">
            <text:p>1952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V/2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632045" calcext:value-type="float">
            <text:p>3632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88853" calcext:value-type="float">
            <text:p>388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RY CKR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2219" calcext:value-type="float">
            <text:p>13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 CKR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654345" calcext:value-type="float">
            <text:p>6654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7495" calcext:value-type="float">
            <text:p>137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 30 CA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 30 CA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54170" calcext:value-type="float">
            <text:p>154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 30 CA: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998970" calcext:value-type="float">
            <text:p>5998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ANTI:PLN DESEMBER 2022 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ANTI:ADM PLN DESEMBER 2022 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6250" calcext:value-type="float">
            <text:p>26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ANTI:PAM DESEMBER 2022 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043848" calcext:value-type="float">
            <text:p>34043848</text:p>
          </table:table-cell>
          <table:table-cell office:value-type="string" calcext:value-type="string">
            <text:p>PLN &amp; PAM RUMAH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0:ADM 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9962" calcext:value-type="float">
            <text:p>19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ADM PAM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485923" calcext:value-type="float">
            <text:p>1485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/4:ADM PLN DESEMBER 2022</text:p>
          </table:table-cell>
        </table:table-row>
        <table:table-row table:style-name="ro1">
          <table:table-cell office:value-type="float" office:value="20230106" calcext:value-type="float">
            <text:p>20230106</text:p>
          </table:table-cell>
          <table:table-cell office:value-type="string" calcext:value-type="string">
            <text:p>CC202301-000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8833799" calcext:value-type="float">
            <text:p>8833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LN DESEMBER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180120" calcext:value-type="float">
            <text:p>218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RBAIKAN MEJA,PENGECATAN,KRAN,GJ TKG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80120" calcext:value-type="float">
            <text:p>2180120</text:p>
          </table:table-cell>
          <table:table-cell office:value-type="string" calcext:value-type="string">
            <text:p>E1/41:PERBAIKAN MEJA,PENGECATAN,KRAN,GJ TKG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58500" calcext:value-type="float">
            <text:p>65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58500" calcext:value-type="float">
            <text:p>658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517000" calcext:value-type="float">
            <text:p>51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/23:CAT VESI,KUAS,THINNER,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17000" calcext:value-type="float">
            <text:p>517000</text:p>
          </table:table-cell>
          <table:table-cell office:value-type="string" calcext:value-type="string">
            <text:p>E4/23:CAT VESI,KUAS,THINNER,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349564" calcext:value-type="float">
            <text:p>1349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ENGECATAN,COATING,MATERIAL,GJ TKG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49564" calcext:value-type="float">
            <text:p>1349564</text:p>
          </table:table-cell>
          <table:table-cell office:value-type="string" calcext:value-type="string">
            <text:p>B1/21:PENGECATAN,COATING,MATERIAL,GJ TKG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40000" calcext:value-type="float">
            <text:p>2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T K ILLU:SERVICE KLOSET&amp;ECOWASER,GJ TKG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APART K ILLU:SERVICE KLOSET&amp;ECOWASER,GJ TKG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87000" calcext:value-type="float">
            <text:p>38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DK KELAPA:IURAN LINGKUNGAN DES 2022,AIR GALON,SPON CUCI,MINYAK TANAH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7000" calcext:value-type="float">
            <text:p>387000</text:p>
          </table:table-cell>
          <table:table-cell office:value-type="string" calcext:value-type="string">
            <text:p>PDK KELAPA:PDK KELAPA:IURAN LINGKUNGAN DES 2022,AIR GALON,SPON CUCI,MINYAK TANAH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310400" calcext:value-type="float">
            <text:p>31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REK AIR DES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PIKA 24:ADM REK AIR DES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6400" calcext:value-type="float">
            <text:p>316400</text:p>
          </table:table-cell>
          <table:table-cell office:value-type="string" calcext:value-type="string">
            <text:p>TROPIKA 24:REK AIR DES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3950" calcext:value-type="float">
            <text:p>93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REK AIR DES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9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A X 50:ADM REK AIR DES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950" calcext:value-type="float">
            <text:p>99950</text:p>
          </table:table-cell>
          <table:table-cell office:value-type="string" calcext:value-type="string">
            <text:p>RUSA X 50:REK AIR DES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1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70000" calcext:value-type="float">
            <text:p>1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LAMPU LED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0000" calcext:value-type="float">
            <text:p>170000</text:p>
          </table:table-cell>
          <table:table-cell office:value-type="string" calcext:value-type="string">
            <text:p>E1/41:LAMPU LED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1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7983064" calcext:value-type="float">
            <text:p>7983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UM PEMBELIAN ROLL BLIND (TOSO WINDOW BLIND)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983064" calcext:value-type="float">
            <text:p>7983064</text:p>
          </table:table-cell>
          <table:table-cell office:value-type="string" calcext:value-type="string">
            <text:p>E1/41:UM PEMBELIAN ROLL BLIND (TOSO WINDOW BLIND)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12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JI ALEXANDER DES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GAJI ALEXANDER DES 202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1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923250" calcext:value-type="float">
            <text:p>1923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YULI KARTIKA DC/202208/0002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23250" calcext:value-type="float">
            <text:p>1923250</text:p>
          </table:table-cell>
          <table:table-cell office:value-type="string" calcext:value-type="string">
            <text:p>PENGEMB TTPAN YULI KARTIKA DC/202208/0002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4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D</text:p>
          </table:table-cell>
          <table:table-cell office:value-type="float" office:value="2099100" calcext:value-type="float">
            <text:p>2099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R TAB 5918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99100" calcext:value-type="float">
            <text:p>2099100</text:p>
          </table:table-cell>
          <table:table-cell office:value-type="string" calcext:value-type="string">
            <text:p>SETOR TAB 5918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1161500" calcext:value-type="float">
            <text:p>1116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PANGAN AGUNG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161500" calcext:value-type="float">
            <text:p>11161500</text:p>
          </table:table-cell>
          <table:table-cell office:value-type="string" calcext:value-type="string">
            <text:p>PENGEMB TTPAN PT PANGAN AGUNG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812586" calcext:value-type="float">
            <text:p>1812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YAOMBE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12586" calcext:value-type="float">
            <text:p>1812586</text:p>
          </table:table-cell>
          <table:table-cell office:value-type="string" calcext:value-type="string">
            <text:p>PENGEMB TTPAN PT YAOMBE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7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2450812" calcext:value-type="float">
            <text:p>2450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YAOMBE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50812" calcext:value-type="float">
            <text:p>2450812</text:p>
          </table:table-cell>
          <table:table-cell office:value-type="string" calcext:value-type="string">
            <text:p>PENGEMB TTPAN YAOMBE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8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398632" calcext:value-type="float">
            <text:p>1398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IDE SELERA NUSANTARA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98632" calcext:value-type="float">
            <text:p>1398632</text:p>
          </table:table-cell>
          <table:table-cell office:value-type="string" calcext:value-type="string">
            <text:p>PENGEMB TTPAN PT IDE SELERA NUSANTARA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9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FIZZA ANUGERAH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1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PENGEMB TTPAN PT FIZZA ANUGERAH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2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6476410" calcext:value-type="float">
            <text:p>16476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PT INTI PRIMA RASA DC202211-0015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2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476410" calcext:value-type="float">
            <text:p>16476410</text:p>
          </table:table-cell>
          <table:table-cell office:value-type="string" calcext:value-type="string">
            <text:p>PENGEMB TTPAN PT INTI PRIMA RASA DC202211-0015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2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1953600" calcext:value-type="float">
            <text:p>195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MAHAKARYA CITA RASA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2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53600" calcext:value-type="float">
            <text:p>1953600</text:p>
          </table:table-cell>
          <table:table-cell office:value-type="string" calcext:value-type="string">
            <text:p>PENGEMB TTPAN MAHAKARYA CITA RASA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22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380000" calcext:value-type="float">
            <text:p>3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WITOMO /GASTRONOMICA DC202212-0010</text:p>
          </table:table-cell>
        </table:table-row>
        <table:table-row table:style-name="ro1">
          <table:table-cell office:value-type="float" office:value="20230111" calcext:value-type="float">
            <text:p>20230111</text:p>
          </table:table-cell>
          <table:table-cell office:value-type="string" calcext:value-type="string">
            <text:p>CC202301-002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PENGEMB TTPAN WITOMO /GASTRONOMICA DC202212-0010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23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4767500" calcext:value-type="float">
            <text:p>476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PP JKT-MKS A/N MUSAWATI</text:p>
          </table:table-cell>
        </table:table-row>
        <table:table-row table:style-name="ro1">
          <table:table-cell office:value-type="float" office:value="20230109" calcext:value-type="float">
            <text:p>20230109</text:p>
          </table:table-cell>
          <table:table-cell office:value-type="string" calcext:value-type="string">
            <text:p>CC202301-002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767500" calcext:value-type="float">
            <text:p>4767500</text:p>
          </table:table-cell>
          <table:table-cell office:value-type="string" calcext:value-type="string">
            <text:p>TIKET PP JKT-MKS A/N MUSAWATI</text:p>
          </table:table-cell>
        </table:table-row>
        <table:table-row table:style-name="ro1">
          <table:table-cell office:value-type="float" office:value="20230110" calcext:value-type="float">
            <text:p>20230110</text:p>
          </table:table-cell>
          <table:table-cell office:value-type="string" calcext:value-type="string">
            <text:p>CC202301-002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93500" calcext:value-type="float">
            <text:p>99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TOKEN LISTRIK DES 2022</text:p>
          </table:table-cell>
        </table:table-row>
        <table:table-row table:style-name="ro1">
          <table:table-cell office:value-type="float" office:value="20230110" calcext:value-type="float">
            <text:p>20230110</text:p>
          </table:table-cell>
          <table:table-cell office:value-type="string" calcext:value-type="string">
            <text:p>CC202301-0024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001500" calcext:value-type="float">
            <text:p>100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25: TOKEN LISTRIK JANUARI 2023</text:p>
          </table:table-cell>
        </table:table-row>
        <table:table-row table:style-name="ro1">
          <table:table-cell office:value-type="float" office:value="20230110" calcext:value-type="float">
            <text:p>20230110</text:p>
          </table:table-cell>
          <table:table-cell office:value-type="string" calcext:value-type="string">
            <text:p>CC202301-002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95000" calcext:value-type="float">
            <text:p>1995000</text:p>
          </table:table-cell>
          <table:table-cell office:value-type="string" calcext:value-type="string">
            <text:p>AR 25: TOKEN LISTRIK DES 22 &amp; JAN 23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5</text:p>
          </table:table-cell>
          <table:table-cell office:value-type="float" office:value="6155002" calcext:value-type="float">
            <text:p>6155002</text:p>
          </table:table-cell>
          <table:table-cell office:value-type="string" calcext:value-type="string">
            <text:p>BIAYA PERJALANAN </text:p>
          </table:table-cell>
          <table:table-cell office:value-type="string" calcext:value-type="string">
            <text:p>D</text:p>
          </table:table-cell>
          <table:table-cell office:value-type="float" office:value="16297100" calcext:value-type="float">
            <text:p>16297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ET IBU ELIZABETH,WATI+PAJAK TIKET IBU SARITA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297100" calcext:value-type="float">
            <text:p>16297100</text:p>
          </table:table-cell>
          <table:table-cell office:value-type="string" calcext:value-type="string">
            <text:p>TIKET IBU ELIZABETH,WATI+PAJAK TIKET IBU SARITA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6323086" calcext:value-type="float">
            <text:p>16323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ELIZABETH DES 2022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4204900" calcext:value-type="float">
            <text:p>1420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IBU SORAYA DES 2022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0572142" calcext:value-type="float">
            <text:p>1057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ARYA ABDI EFFENDY DES 2022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11047075" calcext:value-type="float">
            <text:p>1104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ERWIN ROMEL EFFENDI DES 2022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6</text:p>
          </table:table-cell>
          <table:table-cell office:value-type="float" office:value="6160002" calcext:value-type="float">
            <text:p>6160002</text:p>
          </table:table-cell>
          <table:table-cell office:value-type="string" calcext:value-type="string">
            <text:p>REPRESENTASI DIREKSI</text:p>
          </table:table-cell>
          <table:table-cell office:value-type="string" calcext:value-type="string">
            <text:p>D</text:p>
          </table:table-cell>
          <table:table-cell office:value-type="float" office:value="3113500" calcext:value-type="float">
            <text:p>31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5 KENT MICHAEL LIMAN DES 2022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260703" calcext:value-type="float">
            <text:p>55260703</text:p>
          </table:table-cell>
          <table:table-cell office:value-type="string" calcext:value-type="string">
            <text:p>PPH 25 IBU ELIZ,SORAYA,ARYA,ERWIN,KENT DES 2022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7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955636" calcext:value-type="float">
            <text:p>2955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10 AL:LISTRIK, AIR, MAINTENANCE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955636" calcext:value-type="float">
            <text:p>2955636</text:p>
          </table:table-cell>
          <table:table-cell office:value-type="string" calcext:value-type="string">
            <text:p>D 10 AL:LISTRIK, AIR, MAINTENANCE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8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07000" calcext:value-type="float">
            <text:p>40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PEKERJAAN JARINGAN LISTRIK,MATERIAL DLL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7000" calcext:value-type="float">
            <text:p>407000</text:p>
          </table:table-cell>
          <table:table-cell office:value-type="string" calcext:value-type="string">
            <text:p>E1/39:PEKERJAAN JARINGAN LISTRIK,MATERIAL DLL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9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787510" calcext:value-type="float">
            <text:p>787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1:LAMPU TL, LAMPU LED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2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87510" calcext:value-type="float">
            <text:p>787510</text:p>
          </table:table-cell>
          <table:table-cell office:value-type="string" calcext:value-type="string">
            <text:p>E1/1:LAMPU TL, LAMPU LED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30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62000" calcext:value-type="float">
            <text:p>16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RBAIKAN ENGSEL PINTU,GJ TKG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3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2000" calcext:value-type="float">
            <text:p>162000</text:p>
          </table:table-cell>
          <table:table-cell office:value-type="string" calcext:value-type="string">
            <text:p>E1/41:PERBAIKAN ENGSEL PINTU,GJ TKG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31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202500" calcext:value-type="float">
            <text:p>2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3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2500" calcext:value-type="float">
            <text:p>202500</text:p>
          </table:table-cell>
          <table:table-cell office:value-type="string" calcext:value-type="string">
            <text:p>E1/39:TOKEN LISTRIK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32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518002" calcext:value-type="float">
            <text:p>1518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/21:PEKERJAAN PENGECATAN,COATING,MATERIAL,GJ TKG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3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18002" calcext:value-type="float">
            <text:p>1518002</text:p>
          </table:table-cell>
          <table:table-cell office:value-type="string" calcext:value-type="string">
            <text:p>B1/21:PEKERJAAN PENGECATAN,COATING,MATERIAL,GJ TKG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33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440000" calcext:value-type="float">
            <text:p>4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K KELAPA:PERBAIKAN DAK BOCOR,GJ TKG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CC202301-003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40000" calcext:value-type="float">
            <text:p>440000</text:p>
          </table:table-cell>
          <table:table-cell office:value-type="string" calcext:value-type="string">
            <text:p>PDK KELAPA:PERBAIKAN DAK BOCOR,GJ TKG</text:p>
          </table:table-cell>
        </table:table-row>
        <table:table-row table:style-name="ro1">
          <table:table-cell office:value-type="float" office:value="20230116" calcext:value-type="float">
            <text:p>20230116</text:p>
          </table:table-cell>
          <table:table-cell office:value-type="string" calcext:value-type="string">
            <text:p>CC202301-0034</text:p>
          </table:table-cell>
          <table:table-cell office:value-type="float" office:value="6210003" calcext:value-type="float">
            <text:p>6210003</text:p>
          </table:table-cell>
          <table:table-cell office:value-type="string" calcext:value-type="string">
            <text:p>KESEHATAN DIREKSI</text:p>
          </table:table-cell>
          <table:table-cell office:value-type="string" calcext:value-type="string">
            <text:p>D</text:p>
          </table:table-cell>
          <table:table-cell office:value-type="float" office:value="26300000" calcext:value-type="float">
            <text:p>263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I OBAT DAUN TERATAI U/IBU ELIZABETH</text:p>
          </table:table-cell>
        </table:table-row>
        <table:table-row table:style-name="ro1">
          <table:table-cell office:value-type="float" office:value="20230116" calcext:value-type="float">
            <text:p>20230116</text:p>
          </table:table-cell>
          <table:table-cell office:value-type="string" calcext:value-type="string">
            <text:p>CC202301-003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300000" calcext:value-type="float">
            <text:p>26300000</text:p>
          </table:table-cell>
          <table:table-cell office:value-type="string" calcext:value-type="string">
            <text:p>BELI OBAT DAUN TERATAI U/IBU ELIZABETH</text:p>
          </table:table-cell>
        </table:table-row>
        <table:table-row table:style-name="ro1">
          <table:table-cell office:value-type="float" office:value="20230117" calcext:value-type="float">
            <text:p>20230117</text:p>
          </table:table-cell>
          <table:table-cell office:value-type="string" calcext:value-type="string">
            <text:p>CC202301-0035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9450000" calcext:value-type="float">
            <text:p>94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PENGADAAN INSTALASI&amp;CCTV (Q SYSTEM)</text:p>
          </table:table-cell>
        </table:table-row>
        <table:table-row table:style-name="ro1">
          <table:table-cell office:value-type="float" office:value="20230117" calcext:value-type="float">
            <text:p>20230117</text:p>
          </table:table-cell>
          <table:table-cell office:value-type="string" calcext:value-type="string">
            <text:p>CC202301-003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450000" calcext:value-type="float">
            <text:p>9450000</text:p>
          </table:table-cell>
          <table:table-cell office:value-type="string" calcext:value-type="string">
            <text:p>E1/41:PENGADAAN INSTALASI&amp;CCTV (Q SYSTEM)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CC202301-0036</text:p>
          </table:table-cell>
          <table:table-cell office:value-type="float" office:value="6265010" calcext:value-type="float">
            <text:p>6265010</text:p>
          </table:table-cell>
          <table:table-cell office:value-type="string" calcext:value-type="string">
            <text:p>BIAYA RUMAH</text:p>
          </table:table-cell>
          <table:table-cell office:value-type="string" calcext:value-type="string">
            <text:p>D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/41:BY PINDAH PABX PANASONIC (DELTA KOMUNIKATAMA)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CC202301-003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E1/41:BY PINDAH PABX PANASONIC (DELTA KOMUNIKATAMA)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CC202301-0037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688800" calcext:value-type="float">
            <text:p>688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BETTY CHANDRASARI DC202212-0010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CC202301-003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88800" calcext:value-type="float">
            <text:p>688800</text:p>
          </table:table-cell>
          <table:table-cell office:value-type="string" calcext:value-type="string">
            <text:p>PENGEMB TTPAN BETTY CHANDRASARI DC202212-0010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CC202301-0038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384000" calcext:value-type="float">
            <text:p>38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KITCHENETTE/PRIMA ISMAYA DC202212-0010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CC202301-003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4000" calcext:value-type="float">
            <text:p>384000</text:p>
          </table:table-cell>
          <table:table-cell office:value-type="string" calcext:value-type="string">
            <text:p>PENGEMB TTPAN KITCHENETTE/PRIMA ISMAYA DC202212-0010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CC202301-0039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D</text:p>
          </table:table-cell>
          <table:table-cell office:value-type="float" office:value="660000" calcext:value-type="float">
            <text:p>6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TTPAN 6350/PT METROPOLITAN DC202212-0010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CC202301-003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60000" calcext:value-type="float">
            <text:p>660000</text:p>
          </table:table-cell>
          <table:table-cell office:value-type="string" calcext:value-type="string">
            <text:p>PENGEMB TTPAN 6350/PT METROPOLITAN DC202212-0010</text:p>
          </table:table-cell>
        </table:table-row>
        <table:table-row table:style-name="ro1">
          <table:table-cell office:value-type="float" office:value="20220711" calcext:value-type="float">
            <text:p>20220711</text:p>
          </table:table-cell>
          <table:table-cell office:value-type="string" calcext:value-type="string">
            <text:p>DC202207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</text:p>
          </table:table-cell>
        </table:table-row>
        <table:table-row table:style-name="ro1">
          <table:table-cell office:value-type="float" office:value="20220711" calcext:value-type="float">
            <text:p>20220711</text:p>
          </table:table-cell>
          <table:table-cell office:value-type="string" calcext:value-type="string">
            <text:p>DC202207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SN/202207/0002</text:p>
          </table:table-cell>
        </table:table-row>
        <table:table-row table:style-name="ro1">
          <table:table-cell office:value-type="float" office:value="20220711" calcext:value-type="float">
            <text:p>20220711</text:p>
          </table:table-cell>
          <table:table-cell office:value-type="string" calcext:value-type="string">
            <text:p>DC202207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N/202206/0006</text:p>
          </table:table-cell>
        </table:table-row>
        <table:table-row table:style-name="ro1">
          <table:table-cell office:value-type="float" office:value="20220711" calcext:value-type="float">
            <text:p>20220711</text:p>
          </table:table-cell>
          <table:table-cell office:value-type="string" calcext:value-type="string">
            <text:p>DC202207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N/202207/0001</text:p>
          </table:table-cell>
        </table:table-row>
        <table:table-row table:style-name="ro1">
          <table:table-cell office:value-type="float" office:value="20220711" calcext:value-type="float">
            <text:p>20220711</text:p>
          </table:table-cell>
          <table:table-cell office:value-type="string" calcext:value-type="string">
            <text:p>DC202207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N/202207/0003</text:p>
          </table:table-cell>
        </table:table-row>
        <table:table-row table:style-name="ro1">
          <table:table-cell office:value-type="float" office:value="20220714" calcext:value-type="float">
            <text:p>20220714</text:p>
          </table:table-cell>
          <table:table-cell office:value-type="string" calcext:value-type="string">
            <text:p>DC202207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93620000" calcext:value-type="float">
            <text:p>1936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NOTUL</text:p>
          </table:table-cell>
        </table:table-row>
        <table:table-row table:style-name="ro1">
          <table:table-cell office:value-type="float" office:value="20220714" calcext:value-type="float">
            <text:p>20220714</text:p>
          </table:table-cell>
          <table:table-cell office:value-type="string" calcext:value-type="string">
            <text:p>DC202207-0002</text:p>
          </table:table-cell>
          <table:table-cell office:value-type="float" office:value="2170032" calcext:value-type="float">
            <text:p>2170032</text:p>
          </table:table-cell>
          <table:table-cell office:value-type="string" calcext:value-type="string">
            <text:p>TITIPAN NOTU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3620000" calcext:value-type="float">
            <text:p>193620000</text:p>
          </table:table-cell>
          <table:table-cell office:value-type="string" calcext:value-type="string">
            <text:p>TITIPAN NOTUL</text:p>
          </table:table-cell>
        </table:table-row>
        <table:table-row table:style-name="ro1">
          <table:table-cell office:value-type="float" office:value="20220713" calcext:value-type="float">
            <text:p>20220713</text:p>
          </table:table-cell>
          <table:table-cell office:value-type="string" calcext:value-type="string">
            <text:p>DC202207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float" office:value="20220713" calcext:value-type="float">
            <text:p>20220713</text:p>
          </table:table-cell>
          <table:table-cell office:value-type="string" calcext:value-type="string">
            <text:p>DC202207-0003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MODAL (EX PRIVE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float" office:value="20220706" calcext:value-type="float">
            <text:p>20220706</text:p>
          </table:table-cell>
          <table:table-cell office:value-type="string" calcext:value-type="string">
            <text:p>DC202207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float" office:value="20220706" calcext:value-type="float">
            <text:p>20220706</text:p>
          </table:table-cell>
          <table:table-cell office:value-type="string" calcext:value-type="string">
            <text:p>DC202207-0004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MODAL (EX PRIVE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DC202207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KARYAWAN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DC202207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RIFAI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DC202207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SONNI L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DC202207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ADRI KOROMPIS</text:p>
          </table:table-cell>
        </table:table-row>
        <table:table-row table:style-name="ro1">
          <table:table-cell office:value-type="float" office:value="20220718" calcext:value-type="float">
            <text:p>20220718</text:p>
          </table:table-cell>
          <table:table-cell office:value-type="string" calcext:value-type="string">
            <text:p>DC202207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HIDAYAT</text:p>
          </table:table-cell>
        </table:table-row>
        <table:table-row table:style-name="ro1">
          <table:table-cell office:value-type="float" office:value="20220801" calcext:value-type="float">
            <text:p>20220801</text:p>
          </table:table-cell>
          <table:table-cell office:value-type="string" calcext:value-type="string">
            <text:p>DC202208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32989393" calcext:value-type="float">
            <text:p>32989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float" office:value="20220801" calcext:value-type="float">
            <text:p>20220801</text:p>
          </table:table-cell>
          <table:table-cell office:value-type="string" calcext:value-type="string">
            <text:p>DC202208-0001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MODAL (EX PRIVE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2989393" calcext:value-type="float">
            <text:p>32989393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float" office:value="20220805" calcext:value-type="float">
            <text:p>20220805</text:p>
          </table:table-cell>
          <table:table-cell office:value-type="string" calcext:value-type="string">
            <text:p>DC202208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3830000" calcext:value-type="float">
            <text:p>138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NOTUL</text:p>
          </table:table-cell>
        </table:table-row>
        <table:table-row table:style-name="ro1">
          <table:table-cell office:value-type="float" office:value="20220805" calcext:value-type="float">
            <text:p>20220805</text:p>
          </table:table-cell>
          <table:table-cell office:value-type="string" calcext:value-type="string">
            <text:p>DC202208-0002</text:p>
          </table:table-cell>
          <table:table-cell office:value-type="float" office:value="2170032" calcext:value-type="float">
            <text:p>2170032</text:p>
          </table:table-cell>
          <table:table-cell office:value-type="string" calcext:value-type="string">
            <text:p>TITIPAN NOTU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830000" calcext:value-type="float">
            <text:p>13830000</text:p>
          </table:table-cell>
          <table:table-cell office:value-type="string" calcext:value-type="string">
            <text:p>TITIPAN NOTUL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N202208-0001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SN202208-000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N202208-0003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N202208-0004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N202208-0005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N202208-0006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14383" calcext:value-type="float">
            <text:p>114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JI KARYAWAN MASA MEI 202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4383" calcext:value-type="float">
            <text:p>114383</text:p>
          </table:table-cell>
          <table:table-cell office:value-type="string" calcext:value-type="string">
            <text:p>GAJI KARYAWAN MASA MEI 202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4536" calcext:value-type="float">
            <text:p>14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1 MINUS MASA JUNI 202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536" calcext:value-type="float">
            <text:p>14536</text:p>
          </table:table-cell>
          <table:table-cell office:value-type="string" calcext:value-type="string">
            <text:p>PPH 21 MINUS MASA JUNI 202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15464" calcext:value-type="float">
            <text:p>115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JI KARYAWAN MASA JUNI 202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5464" calcext:value-type="float">
            <text:p>115464</text:p>
          </table:table-cell>
          <table:table-cell office:value-type="string" calcext:value-type="string">
            <text:p>GAJI KARYAWAN MASA JUNI 202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5617" calcext:value-type="float">
            <text:p>15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H 21 MINUS MASA MEI 202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7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617" calcext:value-type="float">
            <text:p>15617</text:p>
          </table:table-cell>
          <table:table-cell office:value-type="string" calcext:value-type="string">
            <text:p>PPH 21 MINUS MASA MEI 2022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7422500" calcext:value-type="float">
            <text:p>1742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ALIAN PINJAMAN PT INDOGUNA LOGISTIK</text:p>
          </table:table-cell>
        </table:table-row>
        <table:table-row table:style-name="ro1">
          <table:table-cell office:value-type="float" office:value="20220823" calcext:value-type="float">
            <text:p>20220823</text:p>
          </table:table-cell>
          <table:table-cell office:value-type="string" calcext:value-type="string">
            <text:p>DC202208-0008</text:p>
          </table:table-cell>
          <table:table-cell office:value-type="float" office:value="1150067" calcext:value-type="float">
            <text:p>1150067</text:p>
          </table:table-cell>
          <table:table-cell office:value-type="string" calcext:value-type="string">
            <text:p>PIUTANG PT INDOGUNA LOGISTIK TRANSPORTAS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422500" calcext:value-type="float">
            <text:p>17422500</text:p>
          </table:table-cell>
          <table:table-cell office:value-type="string" calcext:value-type="string">
            <text:p>PENGEMBALIAN PINJAMAN PT INDOGUNA LOGISTIK</text:p>
          </table:table-cell>
        </table:table-row>
        <table:table-row table:style-name="ro1">
          <table:table-cell office:value-type="float" office:value="20220822" calcext:value-type="float">
            <text:p>20220822</text:p>
          </table:table-cell>
          <table:table-cell office:value-type="string" calcext:value-type="string">
            <text:p>DC202208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 (EX PRIVE CKI)</text:p>
          </table:table-cell>
        </table:table-row>
        <table:table-row table:style-name="ro1">
          <table:table-cell office:value-type="float" office:value="20220822" calcext:value-type="float">
            <text:p>20220822</text:p>
          </table:table-cell>
          <table:table-cell office:value-type="string" calcext:value-type="string">
            <text:p>DC202208-0009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MODAL (EX PRIVE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KAS (EX PRIVE CKI)</text:p>
          </table:table-cell>
        </table:table-row>
        <table:table-row table:style-name="ro1">
          <table:table-cell office:value-type="float" office:value="20220829" calcext:value-type="float">
            <text:p>20220829</text:p>
          </table:table-cell>
          <table:table-cell office:value-type="string" calcext:value-type="string">
            <text:p>DC202208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SAKTI SULISTYO</text:p>
          </table:table-cell>
        </table:table-row>
        <table:table-row table:style-name="ro1">
          <table:table-cell office:value-type="float" office:value="20220829" calcext:value-type="float">
            <text:p>20220829</text:p>
          </table:table-cell>
          <table:table-cell office:value-type="string" calcext:value-type="string">
            <text:p>DC202208-0010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PENDAPATAN PINJAMAN SAKTI SULISTYO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DC202208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K DIO KE 82 AGST 2022</text:p>
          </table:table-cell>
        </table:table-row>
        <table:table-row table:style-name="ro1">
          <table:table-cell office:value-type="float" office:value="20220831" calcext:value-type="float">
            <text:p>20220831</text:p>
          </table:table-cell>
          <table:table-cell office:value-type="string" calcext:value-type="string">
            <text:p>DC202208-0011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PENGEMB PINJ K DIO KE 82 AGST 2022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DC202209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617863739" calcext:value-type="float">
            <text:p>617863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float" office:value="20220906" calcext:value-type="float">
            <text:p>20220906</text:p>
          </table:table-cell>
          <table:table-cell office:value-type="string" calcext:value-type="string">
            <text:p>DC202209-0001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MODAL (EX PRIVE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17863739" calcext:value-type="float">
            <text:p>617863739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float" office:value="20220907" calcext:value-type="float">
            <text:p>20220907</text:p>
          </table:table-cell>
          <table:table-cell office:value-type="string" calcext:value-type="string">
            <text:p>DC202209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593600" calcext:value-type="float">
            <text:p>159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ERUBAHAN JADWAL TIKET IBU ELIZ,FARID,SARITA,MUSAWATI SING-JKT</text:p>
          </table:table-cell>
        </table:table-row>
        <table:table-row table:style-name="ro1">
          <table:table-cell office:value-type="float" office:value="20220907" calcext:value-type="float">
            <text:p>20220907</text:p>
          </table:table-cell>
          <table:table-cell office:value-type="string" calcext:value-type="string">
            <text:p>DC202209-0002</text:p>
          </table:table-cell>
          <table:table-cell office:value-type="float" office:value="1146001" calcext:value-type="float">
            <text:p>1146001</text:p>
          </table:table-cell>
          <table:table-cell office:value-type="string" calcext:value-type="string">
            <text:p>PIUTANG LAIN-LA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93600" calcext:value-type="float">
            <text:p>1593600</text:p>
          </table:table-cell>
          <table:table-cell office:value-type="string" calcext:value-type="string">
            <text:p>PENGEMB PERUBAHAN JADWAL TIKET IBU ELIZ,FARID,SARITA,MUSAWATI SING-JKT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KARYAWAN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ENDAPATAN PINJAMAN IMAM BAGOWI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AHMAD M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ENDAPATAN PINJAMAN ENDRO SETIANINGSIH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KARYAWAN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BINTANG (BWN)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WANTONO (T TANI)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KARYAWAN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INDRA PURWANTO</text:p>
          </table:table-cell>
        </table:table-row>
        <table:table-row table:style-name="ro1">
          <table:table-cell office:value-type="float" office:value="20220913" calcext:value-type="float">
            <text:p>20220913</text:p>
          </table:table-cell>
          <table:table-cell office:value-type="string" calcext:value-type="string">
            <text:p>DC202209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PENDAPATAN PINJAMAN ANDRI SETIAWAN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DC202209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AMAN SILVESTER</text:p>
          </table:table-cell>
        </table:table-row>
        <table:table-row table:style-name="ro1">
          <table:table-cell office:value-type="float" office:value="20220920" calcext:value-type="float">
            <text:p>20220920</text:p>
          </table:table-cell>
          <table:table-cell office:value-type="string" calcext:value-type="string">
            <text:p>DC202209-0006</text:p>
          </table:table-cell>
          <table:table-cell office:value-type="float" office:value="1146001" calcext:value-type="float">
            <text:p>1146001</text:p>
          </table:table-cell>
          <table:table-cell office:value-type="string" calcext:value-type="string">
            <text:p>PIUTANG LAIN-LA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50000" calcext:value-type="float">
            <text:p>4550000</text:p>
          </table:table-cell>
          <table:table-cell office:value-type="string" calcext:value-type="string">
            <text:p>PENGEMB PINJAMAN SILVESTER</text:p>
          </table:table-cell>
        </table:table-row>
        <table:table-row table:style-name="ro1">
          <table:table-cell office:value-type="float" office:value="20220902" calcext:value-type="float">
            <text:p>20220902</text:p>
          </table:table-cell>
          <table:table-cell office:value-type="string" calcext:value-type="string">
            <text:p>DC202209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319500000" calcext:value-type="float">
            <text:p>319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 (PRIVE CKI)</text:p>
          </table:table-cell>
        </table:table-row>
        <table:table-row table:style-name="ro1">
          <table:table-cell office:value-type="float" office:value="20220902" calcext:value-type="float">
            <text:p>20220902</text:p>
          </table:table-cell>
          <table:table-cell office:value-type="string" calcext:value-type="string">
            <text:p>DC202209-0007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MODAL (EX PRIVE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9500000" calcext:value-type="float">
            <text:p>319500000</text:p>
          </table:table-cell>
          <table:table-cell office:value-type="string" calcext:value-type="string">
            <text:p>KAS (PRIVE CKI)</text:p>
          </table:table-cell>
        </table:table-row>
        <table:table-row table:style-name="ro1">
          <table:table-cell office:value-type="float" office:value="20220927" calcext:value-type="float">
            <text:p>20220927</text:p>
          </table:table-cell>
          <table:table-cell office:value-type="string" calcext:value-type="string">
            <text:p>DC202209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</text:p>
          </table:table-cell>
        </table:table-row>
        <table:table-row table:style-name="ro1">
          <table:table-cell office:value-type="float" office:value="20220927" calcext:value-type="float">
            <text:p>20220927</text:p>
          </table:table-cell>
          <table:table-cell office:value-type="string" calcext:value-type="string">
            <text:p>DC202209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N202209-0001</text:p>
          </table:table-cell>
        </table:table-row>
        <table:table-row table:style-name="ro1">
          <table:table-cell office:value-type="float" office:value="20220927" calcext:value-type="float">
            <text:p>20220927</text:p>
          </table:table-cell>
          <table:table-cell office:value-type="string" calcext:value-type="string">
            <text:p>DC202209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N202209-0002</text:p>
          </table:table-cell>
        </table:table-row>
        <table:table-row table:style-name="ro1">
          <table:table-cell office:value-type="float" office:value="20220927" calcext:value-type="float">
            <text:p>20220927</text:p>
          </table:table-cell>
          <table:table-cell office:value-type="string" calcext:value-type="string">
            <text:p>DC202209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5000" calcext:value-type="float">
            <text:p>625000</text:p>
          </table:table-cell>
          <table:table-cell office:value-type="string" calcext:value-type="string">
            <text:p>SN202209-0003</text:p>
          </table:table-cell>
        </table:table-row>
        <table:table-row table:style-name="ro1">
          <table:table-cell office:value-type="float" office:value="20220927" calcext:value-type="float">
            <text:p>20220927</text:p>
          </table:table-cell>
          <table:table-cell office:value-type="string" calcext:value-type="string">
            <text:p>DC202209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SN202209-0004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DC202209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K DIO KE 83 SEPT 2022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DC202209-0009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PENGEMB PINJ K DIO KE 83 SEPT 2022</text:p>
          </table:table-cell>
        </table:table-row>
        <table:table-row table:style-name="ro1">
          <table:table-cell office:value-type="float" office:value="20221005" calcext:value-type="float">
            <text:p>20221005</text:p>
          </table:table-cell>
          <table:table-cell office:value-type="string" calcext:value-type="string">
            <text:p>DC202210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3830000" calcext:value-type="float">
            <text:p>138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<text:s/>NOTUL</text:p>
          </table:table-cell>
        </table:table-row>
        <table:table-row table:style-name="ro1">
          <table:table-cell office:value-type="float" office:value="20221005" calcext:value-type="float">
            <text:p>20221005</text:p>
          </table:table-cell>
          <table:table-cell office:value-type="string" calcext:value-type="string">
            <text:p>DC202210-0001</text:p>
          </table:table-cell>
          <table:table-cell office:value-type="float" office:value="2170032" calcext:value-type="float">
            <text:p>2170032</text:p>
          </table:table-cell>
          <table:table-cell office:value-type="string" calcext:value-type="string">
            <text:p>TITIPAN NOTU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830000" calcext:value-type="float">
            <text:p>13830000</text:p>
          </table:table-cell>
          <table:table-cell office:value-type="string" calcext:value-type="string">
            <text:p>TITIPAN <text:s/>NOTUL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DC202210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4181250" calcext:value-type="float">
            <text:p>418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DC202210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35000" calcext:value-type="float">
            <text:p>1735000</text:p>
          </table:table-cell>
          <table:table-cell office:value-type="string" calcext:value-type="string">
            <text:p>SN202209-0005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DC202210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SN202209-0006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DC202210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SN202209-0007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DC202210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N202209-0008</text:p>
          </table:table-cell>
        </table:table-row>
        <table:table-row table:style-name="ro1">
          <table:table-cell office:value-type="float" office:value="20221006" calcext:value-type="float">
            <text:p>20221006</text:p>
          </table:table-cell>
          <table:table-cell office:value-type="string" calcext:value-type="string">
            <text:p>DC202210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21250" calcext:value-type="float">
            <text:p>1221250</text:p>
          </table:table-cell>
          <table:table-cell office:value-type="string" calcext:value-type="string">
            <text:p>SN202210-0001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DC202210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KARYAWAN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DC202210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ACHMAD ZAYADI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DC202210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WIDODO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DC202210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ENDAPATAN PINJAMAN HANAFI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DC202210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KARYAWAN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DC202210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TOMIH (TTI CINERE)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DC202210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4759000" calcext:value-type="float">
            <text:p>47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DC202210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0250" calcext:value-type="float">
            <text:p>1260250</text:p>
          </table:table-cell>
          <table:table-cell office:value-type="string" calcext:value-type="string">
            <text:p>SN202210-0002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DC202210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23750" calcext:value-type="float">
            <text:p>1423750</text:p>
          </table:table-cell>
          <table:table-cell office:value-type="string" calcext:value-type="string">
            <text:p>SN202210-0003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DC202210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2500" calcext:value-type="float">
            <text:p>1262500</text:p>
          </table:table-cell>
          <table:table-cell office:value-type="string" calcext:value-type="string">
            <text:p>SN202210-0004</text:p>
          </table:table-cell>
        </table:table-row>
        <table:table-row table:style-name="ro1">
          <table:table-cell office:value-type="float" office:value="20221019" calcext:value-type="float">
            <text:p>20221019</text:p>
          </table:table-cell>
          <table:table-cell office:value-type="string" calcext:value-type="string">
            <text:p>DC202210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12500" calcext:value-type="float">
            <text:p>812500</text:p>
          </table:table-cell>
          <table:table-cell office:value-type="string" calcext:value-type="string">
            <text:p>SN202210-0005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18144501" calcext:value-type="float">
            <text:p>118144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CUST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65900" calcext:value-type="float">
            <text:p>765900</text:p>
          </table:table-cell>
          <table:table-cell office:value-type="string" calcext:value-type="string">
            <text:p>TITIPAN ANDRIA ALVISHARI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60000" calcext:value-type="float">
            <text:p>560000</text:p>
          </table:table-cell>
          <table:table-cell office:value-type="string" calcext:value-type="string">
            <text:p>TITIPAN EATLAH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51448" calcext:value-type="float">
            <text:p>551448</text:p>
          </table:table-cell>
          <table:table-cell office:value-type="string" calcext:value-type="string">
            <text:p>TITIPAN ARMIN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3250" calcext:value-type="float">
            <text:p>83250</text:p>
          </table:table-cell>
          <table:table-cell office:value-type="string" calcext:value-type="string">
            <text:p>TITIPAN ARMIN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7200" calcext:value-type="float">
            <text:p>67200</text:p>
          </table:table-cell>
          <table:table-cell office:value-type="string" calcext:value-type="string">
            <text:p>TITIPAN <text:s/>WILLIAM TANU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TITIPAN MEGAGUNA USAHA M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5470" calcext:value-type="float">
            <text:p>85470</text:p>
          </table:table-cell>
          <table:table-cell office:value-type="string" calcext:value-type="string">
            <text:p>TITIPAN SEGAR PRATAMA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83780" calcext:value-type="float">
            <text:p>583780</text:p>
          </table:table-cell>
          <table:table-cell office:value-type="string" calcext:value-type="string">
            <text:p>TITIPAN JOE BENYAMIN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000" calcext:value-type="float">
            <text:p>126000</text:p>
          </table:table-cell>
          <table:table-cell office:value-type="string" calcext:value-type="string">
            <text:p>TITIPAN AGNI ANGGRAENI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2935" calcext:value-type="float">
            <text:p>72935</text:p>
          </table:table-cell>
          <table:table-cell office:value-type="string" calcext:value-type="string">
            <text:p>TITIPAN SEILERAH BERKAH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9572" calcext:value-type="float">
            <text:p>999572</text:p>
          </table:table-cell>
          <table:table-cell office:value-type="string" calcext:value-type="string">
            <text:p>TITIPAN MISC FB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1101" calcext:value-type="float">
            <text:p>121101</text:p>
          </table:table-cell>
          <table:table-cell office:value-type="string" calcext:value-type="string">
            <text:p>TITIPAN CAHAYA JAYADI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TITIPAN PT PADMA SUASA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5600" calcext:value-type="float">
            <text:p>145600</text:p>
          </table:table-cell>
          <table:table-cell office:value-type="string" calcext:value-type="string">
            <text:p>TITIPAN INSTAGRAM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ITIPAN TORAJA KOPI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112470" calcext:value-type="float">
            <text:p>12112470</text:p>
          </table:table-cell>
          <table:table-cell office:value-type="string" calcext:value-type="string">
            <text:p>TITIPAN JHONI (WARUNG TEKO)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58000" calcext:value-type="float">
            <text:p>858000</text:p>
          </table:table-cell>
          <table:table-cell office:value-type="string" calcext:value-type="string">
            <text:p>TITIPAN HONU NUI GROUP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TITIPAN PT SURYALAYA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4000" calcext:value-type="float">
            <text:p>344000</text:p>
          </table:table-cell>
          <table:table-cell office:value-type="string" calcext:value-type="string">
            <text:p>TITIPAN GREENLAND RAJAWALI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4363" calcext:value-type="float">
            <text:p>214363</text:p>
          </table:table-cell>
          <table:table-cell office:value-type="string" calcext:value-type="string">
            <text:p>TITIPAN BIRUANG ESA GRATIA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14671" calcext:value-type="float">
            <text:p>3014671</text:p>
          </table:table-cell>
          <table:table-cell office:value-type="string" calcext:value-type="string">
            <text:p>TITIPAN KITCHENETTE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9572" calcext:value-type="float">
            <text:p>999572</text:p>
          </table:table-cell>
          <table:table-cell office:value-type="string" calcext:value-type="string">
            <text:p>TITIPAN MISC FB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TITIPAN BAGYA SEMPULUR 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3500" calcext:value-type="float">
            <text:p>93500</text:p>
          </table:table-cell>
          <table:table-cell office:value-type="string" calcext:value-type="string">
            <text:p>TITIPAN ALDA MAHDIAN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5500" calcext:value-type="float">
            <text:p>65500</text:p>
          </table:table-cell>
          <table:table-cell office:value-type="string" calcext:value-type="string">
            <text:p>TITIPAN JOE BENYAMIN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TITIPAN RICE BOWL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780164" calcext:value-type="float">
            <text:p>25780164</text:p>
          </table:table-cell>
          <table:table-cell office:value-type="string" calcext:value-type="string">
            <text:p>TITIPAN PT INOVASI KULINER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TITIPAN PT INOVASI KULINER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74700" calcext:value-type="float">
            <text:p>2274700</text:p>
          </table:table-cell>
          <table:table-cell office:value-type="string" calcext:value-type="string">
            <text:p>TITIPAN PT INOVASI KULINER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9220" calcext:value-type="float">
            <text:p>49220</text:p>
          </table:table-cell>
          <table:table-cell office:value-type="string" calcext:value-type="string">
            <text:p>TITIPAN FENNY KODE SM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650" calcext:value-type="float">
            <text:p>35650</text:p>
          </table:table-cell>
          <table:table-cell office:value-type="string" calcext:value-type="string">
            <text:p>TITIPAN INSTAGRAM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35000" calcext:value-type="float">
            <text:p>435000</text:p>
          </table:table-cell>
          <table:table-cell office:value-type="string" calcext:value-type="string">
            <text:p>TITIPAN BLIBLI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0600" calcext:value-type="float">
            <text:p>180600</text:p>
          </table:table-cell>
          <table:table-cell office:value-type="string" calcext:value-type="string">
            <text:p>TITIPAN AGNI ANGGRAENI 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0507" calcext:value-type="float">
            <text:p>110507</text:p>
          </table:table-cell>
          <table:table-cell office:value-type="string" calcext:value-type="string">
            <text:p>TITIPAN BLIBLI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367400" calcext:value-type="float">
            <text:p>2367400</text:p>
          </table:table-cell>
          <table:table-cell office:value-type="string" calcext:value-type="string">
            <text:p>TITIPAN CV SUKSES BERSAMA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72000" calcext:value-type="float">
            <text:p>672000</text:p>
          </table:table-cell>
          <table:table-cell office:value-type="string" calcext:value-type="string">
            <text:p>TITIPAN DWI UNIKO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5820" calcext:value-type="float">
            <text:p>275820</text:p>
          </table:table-cell>
          <table:table-cell office:value-type="string" calcext:value-type="string">
            <text:p>TITIPAN FANNY (KARYAWAN)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782600" calcext:value-type="float">
            <text:p>7782600</text:p>
          </table:table-cell>
          <table:table-cell office:value-type="string" calcext:value-type="string">
            <text:p>TITIPAN PT MULIA COLLIMAN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TITIPAN ONLINE BLIBLI 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TITIPAN ABRAHAM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02504" calcext:value-type="float">
            <text:p>3402504</text:p>
          </table:table-cell>
          <table:table-cell office:value-type="string" calcext:value-type="string">
            <text:p>TITIPAN FOUR SEASONS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68000" calcext:value-type="float">
            <text:p>768000</text:p>
          </table:table-cell>
          <table:table-cell office:value-type="string" calcext:value-type="string">
            <text:p>TITIPAN 6790</text:p>
          </table:table-cell>
        </table:table-row>
        <table:table-row table:style-name="ro1"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DC202210-0006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68000" calcext:value-type="float">
            <text:p>768000</text:p>
          </table:table-cell>
          <table:table-cell office:value-type="string" calcext:value-type="string">
            <text:p>TITIPAN 6790</text:p>
          </table:table-cell>
        </table:table-row>
        <table:table-row table:style-name="ro1">
          <table:table-cell office:value-type="float" office:value="20221028" calcext:value-type="float">
            <text:p>20221028</text:p>
          </table:table-cell>
          <table:table-cell office:value-type="string" calcext:value-type="string">
            <text:p>DC202210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K DIO KE 84 OKT 2022</text:p>
          </table:table-cell>
        </table:table-row>
        <table:table-row table:style-name="ro1">
          <table:table-cell office:value-type="float" office:value="20221028" calcext:value-type="float">
            <text:p>20221028</text:p>
          </table:table-cell>
          <table:table-cell office:value-type="string" calcext:value-type="string">
            <text:p>DC202210-0007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PENGEMB PINJ K DIO KE 84 OKT 2022</text:p>
          </table:table-cell>
        </table:table-row>
        <table:table-row table:style-name="ro1">
          <table:table-cell office:value-type="float" office:value="20221028" calcext:value-type="float">
            <text:p>20221028</text:p>
          </table:table-cell>
          <table:table-cell office:value-type="string" calcext:value-type="string">
            <text:p>DC202210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IMAM BAGOWI</text:p>
          </table:table-cell>
        </table:table-row>
        <table:table-row table:style-name="ro1">
          <table:table-cell office:value-type="float" office:value="20221028" calcext:value-type="float">
            <text:p>20221028</text:p>
          </table:table-cell>
          <table:table-cell office:value-type="string" calcext:value-type="string">
            <text:p>DC202210-0008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PENDAPATAN PINJAMAN IMAM BAGOWI</text:p>
          </table:table-cell>
        </table:table-row>
        <table:table-row table:style-name="ro1">
          <table:table-cell office:value-type="float" office:value="20221104" calcext:value-type="float">
            <text:p>20221104</text:p>
          </table:table-cell>
          <table:table-cell office:value-type="string" calcext:value-type="string">
            <text:p>DC202211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MOH. ISMAIL (BUTCHER)</text:p>
          </table:table-cell>
        </table:table-row>
        <table:table-row table:style-name="ro1">
          <table:table-cell office:value-type="float" office:value="20221104" calcext:value-type="float">
            <text:p>20221104</text:p>
          </table:table-cell>
          <table:table-cell office:value-type="string" calcext:value-type="string">
            <text:p>DC202211-0001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PENGEMB PINJ MOH. ISMAIL (BUTCHER)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DC202211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DC202211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SN202210-0006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DC202211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N202210-0007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DC202211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SN202210-0008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5898974" calcext:value-type="float">
            <text:p>15898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CUST 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TITIPAN SYEANNITA ONG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8705" calcext:value-type="float">
            <text:p>78705</text:p>
          </table:table-cell>
          <table:table-cell office:value-type="string" calcext:value-type="string">
            <text:p>TITIPAN SONY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office:value-type="string" calcext:value-type="string">
            <text:p>TITIPAN HERY PRIANTO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2500" calcext:value-type="float">
            <text:p>82500</text:p>
          </table:table-cell>
          <table:table-cell office:value-type="string" calcext:value-type="string">
            <text:p>TITIPAN TRISILA WIR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6250" calcext:value-type="float">
            <text:p>106250</text:p>
          </table:table-cell>
          <table:table-cell office:value-type="string" calcext:value-type="string">
            <text:p>TITIPAN BANANA NIAG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TITIPAN IVAN DAN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2000" calcext:value-type="float">
            <text:p>192000</text:p>
          </table:table-cell>
          <table:table-cell office:value-type="string" calcext:value-type="string">
            <text:p>TITIPAN TANAMERA KOPI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4000" calcext:value-type="float">
            <text:p>384000</text:p>
          </table:table-cell>
          <table:table-cell office:value-type="string" calcext:value-type="string">
            <text:p>TITIPAN CAKRA TUJUH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string" calcext:value-type="string">
            <text:p>TITIPAN HAZ ENERGI 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TITIPAN GULA MERAH ASI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500" calcext:value-type="float">
            <text:p>62500</text:p>
          </table:table-cell>
          <table:table-cell office:value-type="string" calcext:value-type="string">
            <text:p>TITIPAN PT. PROTEINDOTAM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TITIPAN MAURIZKA PRIT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0980" calcext:value-type="float">
            <text:p>130980</text:p>
          </table:table-cell>
          <table:table-cell office:value-type="string" calcext:value-type="string">
            <text:p>TITIPAN UNITED SERVICE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87200" calcext:value-type="float">
            <text:p>1687200</text:p>
          </table:table-cell>
          <table:table-cell office:value-type="string" calcext:value-type="string">
            <text:p>TITIPAN JURAGAN DAGING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TITIPAN GULA MERAH ASI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TITIPAN GULA MERAH ASIA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700" calcext:value-type="float">
            <text:p>100700</text:p>
          </table:table-cell>
          <table:table-cell office:value-type="string" calcext:value-type="string">
            <text:p>TITIPAN 7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78200" calcext:value-type="float">
            <text:p>378200</text:p>
          </table:table-cell>
          <table:table-cell office:value-type="string" calcext:value-type="string">
            <text:p>TITIPAN ASNAWI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68000" calcext:value-type="float">
            <text:p>768000</text:p>
          </table:table-cell>
          <table:table-cell office:value-type="string" calcext:value-type="string">
            <text:p>TITIPAN CINTA KOP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9270" calcext:value-type="float">
            <text:p>89270</text:p>
          </table:table-cell>
          <table:table-cell office:value-type="string" calcext:value-type="string">
            <text:p>TITIPAN RESKIANIWATI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80162" calcext:value-type="float">
            <text:p>1880162</text:p>
          </table:table-cell>
          <table:table-cell office:value-type="string" calcext:value-type="string">
            <text:p>TITIPAN LIE YOHANES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1307" calcext:value-type="float">
            <text:p>81307</text:p>
          </table:table-cell>
          <table:table-cell office:value-type="string" calcext:value-type="string">
            <text:p>TITIPAN BLIBLI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8700" calcext:value-type="float">
            <text:p>348700</text:p>
          </table:table-cell>
          <table:table-cell office:value-type="string" calcext:value-type="string">
            <text:p>TITIPAN 7570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800" calcext:value-type="float">
            <text:p>36800</text:p>
          </table:table-cell>
          <table:table-cell office:value-type="string" calcext:value-type="string">
            <text:p>TITIPAN 108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TITIPAN MAKANAN LEZAT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8380" calcext:value-type="float">
            <text:p>508380</text:p>
          </table:table-cell>
          <table:table-cell office:value-type="string" calcext:value-type="string">
            <text:p>TITIPAN DENNY HERLY</text:p>
          </table:table-cell>
        </table:table-row>
        <table:table-row table:style-name="ro1">
          <table:table-cell office:value-type="float" office:value="20221109" calcext:value-type="float">
            <text:p>20221109</text:p>
          </table:table-cell>
          <table:table-cell office:value-type="string" calcext:value-type="string">
            <text:p>DC202211-0003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60000" calcext:value-type="float">
            <text:p>960000</text:p>
          </table:table-cell>
          <table:table-cell office:value-type="string" calcext:value-type="string">
            <text:p>TITIPAN CARMELOVA</text:p>
          </table:table-cell>
        </table:table-row>
        <table:table-row table:style-name="ro1">
          <table:table-cell office:value-type="float" office:value="20221110" calcext:value-type="float">
            <text:p>20221110</text:p>
          </table:table-cell>
          <table:table-cell office:value-type="string" calcext:value-type="string">
            <text:p>DC202211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RAHMAT HIDAYAT</text:p>
          </table:table-cell>
        </table:table-row>
        <table:table-row table:style-name="ro1">
          <table:table-cell office:value-type="float" office:value="20221110" calcext:value-type="float">
            <text:p>20221110</text:p>
          </table:table-cell>
          <table:table-cell office:value-type="string" calcext:value-type="string">
            <text:p>DC202211-0004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ENGEMB PINJ RAHMAT HIDAYAT</text:p>
          </table:table-cell>
        </table:table-row>
        <table:table-row table:style-name="ro1">
          <table:table-cell office:value-type="float" office:value="20221110" calcext:value-type="float">
            <text:p>20221110</text:p>
          </table:table-cell>
          <table:table-cell office:value-type="string" calcext:value-type="string">
            <text:p>DC202211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BAYU FAJAR P</text:p>
          </table:table-cell>
        </table:table-row>
        <table:table-row table:style-name="ro1">
          <table:table-cell office:value-type="float" office:value="20221110" calcext:value-type="float">
            <text:p>20221110</text:p>
          </table:table-cell>
          <table:table-cell office:value-type="string" calcext:value-type="string">
            <text:p>DC202211-0005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PENGEMB PINJ BAYU FAJAR P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DC202211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3154500" calcext:value-type="float">
            <text:p>315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DC202211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7000" calcext:value-type="float">
            <text:p>187000</text:p>
          </table:table-cell>
          <table:table-cell office:value-type="string" calcext:value-type="string">
            <text:p>SN202211-0001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DC202211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7500" calcext:value-type="float">
            <text:p>267500</text:p>
          </table:table-cell>
          <table:table-cell office:value-type="string" calcext:value-type="string">
            <text:p>SN202211-0002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DC202211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SN202211-0003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DC202211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SN202211-0005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DC202211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SN202211-0006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DC202211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ANGGORO BAYU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DC202211-0007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ANGGORO BAYU</text:p>
          </table:table-cell>
        </table:table-row>
        <table:table-row table:style-name="ro1"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DC202211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542800" calcext:value-type="float">
            <text:p>254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DARI PT TRIVALE</text:p>
          </table:table-cell>
        </table:table-row>
        <table:table-row table:style-name="ro1"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DC202211-0008</text:p>
          </table:table-cell>
          <table:table-cell office:value-type="float" office:value="2170009" calcext:value-type="float">
            <text:p>2170009</text:p>
          </table:table-cell>
          <table:table-cell office:value-type="string" calcext:value-type="string">
            <text:p>H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42800" calcext:value-type="float">
            <text:p>2542800</text:p>
          </table:table-cell>
          <table:table-cell office:value-type="string" calcext:value-type="string">
            <text:p>PINJAMAN DARI PT TRIVALE</text:p>
          </table:table-cell>
        </table:table-row>
        <table:table-row table:style-name="ro1"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DC202211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LUKMANTO</text:p>
          </table:table-cell>
        </table:table-row>
        <table:table-row table:style-name="ro1"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DC202211-0009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LUKMANTO</text:p>
          </table:table-cell>
        </table:table-row>
        <table:table-row table:style-name="ro1"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DC202211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AMAN LUKMANTO</text:p>
          </table:table-cell>
        </table:table-row>
        <table:table-row table:style-name="ro1"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DC202211-0010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ENGEMB PINJAMAN LUKMANTO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DC202211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11750" calcext:value-type="float">
            <text:p>5011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DC202211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2500" calcext:value-type="float">
            <text:p>992500</text:p>
          </table:table-cell>
          <table:table-cell office:value-type="string" calcext:value-type="string">
            <text:p>SN202211-0004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DC202211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27500" calcext:value-type="float">
            <text:p>727500</text:p>
          </table:table-cell>
          <table:table-cell office:value-type="string" calcext:value-type="string">
            <text:p>SN202211-0007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DC202211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93750" calcext:value-type="float">
            <text:p>393750</text:p>
          </table:table-cell>
          <table:table-cell office:value-type="string" calcext:value-type="string">
            <text:p>SN202211-0008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DC202211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SN202211-0009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DC202211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N202211-0010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DC202211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98000" calcext:value-type="float">
            <text:p>1398000</text:p>
          </table:table-cell>
          <table:table-cell office:value-type="string" calcext:value-type="string">
            <text:p>SN202211-0011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DC202211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YASIN A ALI</text:p>
          </table:table-cell>
        </table:table-row>
        <table:table-row table:style-name="ro1">
          <table:table-cell office:value-type="float" office:value="20221121" calcext:value-type="float">
            <text:p>20221121</text:p>
          </table:table-cell>
          <table:table-cell office:value-type="string" calcext:value-type="string">
            <text:p>DC202211-0012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PENGEMB PINJ YASIN A ALI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K DIO KE 85 NOV 2022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3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PENGEMB PINJ K DIO KE 85 NOV 2022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4197250" calcext:value-type="float">
            <text:p>4197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95500" calcext:value-type="float">
            <text:p>595500</text:p>
          </table:table-cell>
          <table:table-cell office:value-type="string" calcext:value-type="string">
            <text:p>SN202211-0012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17500" calcext:value-type="float">
            <text:p>1017500</text:p>
          </table:table-cell>
          <table:table-cell office:value-type="string" calcext:value-type="string">
            <text:p>SN202211-0013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34250" calcext:value-type="float">
            <text:p>1334250</text:p>
          </table:table-cell>
          <table:table-cell office:value-type="string" calcext:value-type="string">
            <text:p>SN202211-0014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SN202211-0015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35468912" calcext:value-type="float">
            <text:p>3546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CUST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office:value-type="string" calcext:value-type="string">
            <text:p>TITIPAN FARAH MAULANA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90589" calcext:value-type="float">
            <text:p>790589</text:p>
          </table:table-cell>
          <table:table-cell office:value-type="string" calcext:value-type="string">
            <text:p>TITIPAN MISC FB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3500" calcext:value-type="float">
            <text:p>503500</text:p>
          </table:table-cell>
          <table:table-cell office:value-type="string" calcext:value-type="string">
            <text:p>TITIPAN VUE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1374" calcext:value-type="float">
            <text:p>151374</text:p>
          </table:table-cell>
          <table:table-cell office:value-type="string" calcext:value-type="string">
            <text:p>TITIPAN BLIBLI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TITIPAN PARK HOTEL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5267" calcext:value-type="float">
            <text:p>85267</text:p>
          </table:table-cell>
          <table:table-cell office:value-type="string" calcext:value-type="string">
            <text:p>TITIPAN INSTAGRAM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3836" calcext:value-type="float">
            <text:p>163836</text:p>
          </table:table-cell>
          <table:table-cell office:value-type="string" calcext:value-type="string">
            <text:p>TITIPAN PT PUTRA ADHI PRIMA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300" calcext:value-type="float">
            <text:p>33300</text:p>
          </table:table-cell>
          <table:table-cell office:value-type="string" calcext:value-type="string">
            <text:p>TITIPAN TITIK TEMU INDONESIA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6006" calcext:value-type="float">
            <text:p>56006</text:p>
          </table:table-cell>
          <table:table-cell office:value-type="string" calcext:value-type="string">
            <text:p>TITIPAN BLIBLI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3130" calcext:value-type="float">
            <text:p>173130</text:p>
          </table:table-cell>
          <table:table-cell office:value-type="string" calcext:value-type="string">
            <text:p>TITIPAN SARI SEGAR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TITIPAN BPK. SANDY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200000" calcext:value-type="float">
            <text:p>9200000</text:p>
          </table:table-cell>
          <table:table-cell office:value-type="string" calcext:value-type="string">
            <text:p>TITIPAN PT TRIVALE MITRA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TITIPAN MUTIARA PERMATA MULIA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TITIPAN NURMAYANTI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TITIPAN BANG YUAN LIDRA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476410" calcext:value-type="float">
            <text:p>16476410</text:p>
          </table:table-cell>
          <table:table-cell office:value-type="string" calcext:value-type="string">
            <text:p>TITIPAN INTI PRIMA RASA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69400" calcext:value-type="float">
            <text:p>1569400</text:p>
          </table:table-cell>
          <table:table-cell office:value-type="string" calcext:value-type="string">
            <text:p>MOCHAMAD HAITHAMI ACHMAD SE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32500" calcext:value-type="float">
            <text:p>832500</text:p>
          </table:table-cell>
          <table:table-cell office:value-type="string" calcext:value-type="string">
            <text:p>TITIPAN KAYSERINDO 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0800" calcext:value-type="float">
            <text:p>880800</text:p>
          </table:table-cell>
          <table:table-cell office:value-type="string" calcext:value-type="string">
            <text:p>TITIPAN ENERGI BIRU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0800" calcext:value-type="float">
            <text:p>880800</text:p>
          </table:table-cell>
          <table:table-cell office:value-type="string" calcext:value-type="string">
            <text:p>TITIPAN ENERGI BIRU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0800" calcext:value-type="float">
            <text:p>880800</text:p>
          </table:table-cell>
          <table:table-cell office:value-type="string" calcext:value-type="string">
            <text:p>TITIPAN ENERGI BIRU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0800" calcext:value-type="float">
            <text:p>880800</text:p>
          </table:table-cell>
          <table:table-cell office:value-type="string" calcext:value-type="string">
            <text:p>TITIPAN ENERGI BIRU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DC202211-0015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80800" calcext:value-type="float">
            <text:p>880800</text:p>
          </table:table-cell>
          <table:table-cell office:value-type="string" calcext:value-type="string">
            <text:p>TITIPAN ENERGI BIRU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5228419" calcext:value-type="float">
            <text:p>15228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 PENDAPATAN PAMERAN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228419" calcext:value-type="float">
            <text:p>15228419</text:p>
          </table:table-cell>
          <table:table-cell office:value-type="string" calcext:value-type="string">
            <text:p>EX PENDAPATAN PAMERAN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KARYAWAN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PENDAPATAN PINJAMAN MIJRINA MELINDA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SARJU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MAMAN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PENDAPATAN PINJAMAN ABDILLAH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ENDAPATAN PINJAMAN MARCEL KEVIN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ROMLI AFRIZAL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JUALAN TAS 24 X Rp 150.000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DC202212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00000" calcext:value-type="float">
            <text:p>3600000</text:p>
          </table:table-cell>
          <table:table-cell office:value-type="string" calcext:value-type="string">
            <text:p>PENJUALAN TAS 24 X Rp 150.000</text:p>
          </table:table-cell>
        </table:table-row>
        <table:table-row table:style-name="ro1">
          <table:table-cell office:value-type="float" office:value="20221202" calcext:value-type="float">
            <text:p>20221202</text:p>
          </table:table-cell>
          <table:table-cell office:value-type="string" calcext:value-type="string">
            <text:p>DC202212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3830000" calcext:value-type="float">
            <text:p>138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NOTUL</text:p>
          </table:table-cell>
        </table:table-row>
        <table:table-row table:style-name="ro1">
          <table:table-cell office:value-type="float" office:value="20221202" calcext:value-type="float">
            <text:p>20221202</text:p>
          </table:table-cell>
          <table:table-cell office:value-type="string" calcext:value-type="string">
            <text:p>DC202212-0004</text:p>
          </table:table-cell>
          <table:table-cell office:value-type="float" office:value="2170032" calcext:value-type="float">
            <text:p>2170032</text:p>
          </table:table-cell>
          <table:table-cell office:value-type="string" calcext:value-type="string">
            <text:p>TITIPAN NOTU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830000" calcext:value-type="float">
            <text:p>13830000</text:p>
          </table:table-cell>
          <table:table-cell office:value-type="string" calcext:value-type="string">
            <text:p>TITIPAN NOTUL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DC202212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6107500" calcext:value-type="float">
            <text:p>610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DC202212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N202211-0016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DC202212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92000" calcext:value-type="float">
            <text:p>492000</text:p>
          </table:table-cell>
          <table:table-cell office:value-type="string" calcext:value-type="string">
            <text:p>SN202211-0018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DC202212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25000" calcext:value-type="float">
            <text:p>1125000</text:p>
          </table:table-cell>
          <table:table-cell office:value-type="string" calcext:value-type="string">
            <text:p>SN202211-0019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DC202212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87500" calcext:value-type="float">
            <text:p>1287500</text:p>
          </table:table-cell>
          <table:table-cell office:value-type="string" calcext:value-type="string">
            <text:p>SN2022-11-0020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DC202212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SN202212-0002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DC202212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53000" calcext:value-type="float">
            <text:p>1553000</text:p>
          </table:table-cell>
          <table:table-cell office:value-type="string" calcext:value-type="string">
            <text:p>SN202212-0003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DC202212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N202212-0001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DC202212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N202212-0001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DC202212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 EX PRIVE CKI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DC202212-0007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MODAL (EX PRIVE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KAS EX PRIVE CKI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DC202212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6550750" calcext:value-type="float">
            <text:p>6550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DC202212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32500" calcext:value-type="float">
            <text:p>1832500</text:p>
          </table:table-cell>
          <table:table-cell office:value-type="string" calcext:value-type="string">
            <text:p>SN202211-0017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DC202212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SN202212-0004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DC202212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93250" calcext:value-type="float">
            <text:p>2593250</text:p>
          </table:table-cell>
          <table:table-cell office:value-type="string" calcext:value-type="string">
            <text:p>SN202212-0005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DC202212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5000" calcext:value-type="float">
            <text:p>625000</text:p>
          </table:table-cell>
          <table:table-cell office:value-type="string" calcext:value-type="string">
            <text:p>SN202212-0011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DC202212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SN202212-0014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K DIO KE 86 DES 2022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09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PENGEMB PINJ K DIO KE 86 DES 2022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430000" calcext:value-type="float">
            <text:p>14430000</text:p>
          </table:table-cell>
          <table:table-cell office:value-type="string" calcext:value-type="string">
            <text:p>TITIPAN PT WOLFGANG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99972" calcext:value-type="float">
            <text:p>399972</text:p>
          </table:table-cell>
          <table:table-cell office:value-type="string" calcext:value-type="string">
            <text:p>TITIPAN EATLAH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1115" calcext:value-type="float">
            <text:p>71115</text:p>
          </table:table-cell>
          <table:table-cell office:value-type="string" calcext:value-type="string">
            <text:p>TITIPAN PT WASESA HEWANI ANUGERAH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TITIPAN KOBEYA FOOD INDONESI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54598" calcext:value-type="float">
            <text:p>954598</text:p>
          </table:table-cell>
          <table:table-cell office:value-type="string" calcext:value-type="string">
            <text:p>TITIPAN PURI DARMAWANGS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96900" calcext:value-type="float">
            <text:p>1296900</text:p>
          </table:table-cell>
          <table:table-cell office:value-type="string" calcext:value-type="string">
            <text:p>TITIPAN PETIQ BERKAT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53600" calcext:value-type="float">
            <text:p>1953600</text:p>
          </table:table-cell>
          <table:table-cell office:value-type="string" calcext:value-type="string">
            <text:p>TITIPAN MAHAKARYA CITA RAS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1317000" calcext:value-type="float">
            <text:p>41317000</text:p>
          </table:table-cell>
          <table:table-cell office:value-type="string" calcext:value-type="string">
            <text:p>TITIPAN SELARAS MITRA MAJU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TITIPAN PT LAROCHELLE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63000" calcext:value-type="float">
            <text:p>663000</text:p>
          </table:table-cell>
          <table:table-cell office:value-type="string" calcext:value-type="string">
            <text:p>TITIPAN PT EKA ARTHA TIRT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80766" calcext:value-type="float">
            <text:p>980766</text:p>
          </table:table-cell>
          <table:table-cell office:value-type="string" calcext:value-type="string">
            <text:p>TITIPAN TJUNG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3280" calcext:value-type="float">
            <text:p>53280</text:p>
          </table:table-cell>
          <table:table-cell office:value-type="string" calcext:value-type="string">
            <text:p>TITIPAN TIGA SAUDAR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TITIPAN CV KENANG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240002" calcext:value-type="float">
            <text:p>3240002</text:p>
          </table:table-cell>
          <table:table-cell office:value-type="string" calcext:value-type="string">
            <text:p>TITIPAN TIGA SAUDAR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495" calcext:value-type="float">
            <text:p>11495</text:p>
          </table:table-cell>
          <table:table-cell office:value-type="string" calcext:value-type="string">
            <text:p>TITIPAN PT. VICTORY RETAILINDO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TITIPAN SALAD SEGAR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44500" calcext:value-type="float">
            <text:p>344500</text:p>
          </table:table-cell>
          <table:table-cell office:value-type="string" calcext:value-type="string">
            <text:p>TITIPAN LUCKY STRATEGIS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14500" calcext:value-type="float">
            <text:p>514500</text:p>
          </table:table-cell>
          <table:table-cell office:value-type="string" calcext:value-type="string">
            <text:p>TITIPAN REINS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TITIPAN JOE BENYAMIN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12300" calcext:value-type="float">
            <text:p>1512300</text:p>
          </table:table-cell>
          <table:table-cell office:value-type="string" calcext:value-type="string">
            <text:p>TITIPAN PT LAROCHELLE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TITIPAN BERNARD TANUHAERUN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TITIPAN LUCIA MARIA ARIFIN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99600" calcext:value-type="float">
            <text:p>399600</text:p>
          </table:table-cell>
          <table:table-cell office:value-type="string" calcext:value-type="string">
            <text:p>TITIPAN TIGA SAUDAR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TITIPAN RUDY TATAN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TITIPAN TIGA SAUDAR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TITIPAN FIZZA ANUGRAH INDONESI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1550" calcext:value-type="float">
            <text:p>111550</text:p>
          </table:table-cell>
          <table:table-cell office:value-type="string" calcext:value-type="string">
            <text:p>TITIPAN GLOBAL DIGITAL NIAG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0920" calcext:value-type="float">
            <text:p>190920</text:p>
          </table:table-cell>
          <table:table-cell office:value-type="string" calcext:value-type="string">
            <text:p>TITIPAN PESONA DARI TIMOR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TITIPAN WITOMO DARJANTO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2000" calcext:value-type="float">
            <text:p>402000</text:p>
          </table:table-cell>
          <table:table-cell office:value-type="string" calcext:value-type="string">
            <text:p>TITIPAN NASAA PANGAN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88800" calcext:value-type="float">
            <text:p>688800</text:p>
          </table:table-cell>
          <table:table-cell office:value-type="string" calcext:value-type="string">
            <text:p>TITIPAN BETTY CHANDRASARI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19280" calcext:value-type="float">
            <text:p>719280</text:p>
          </table:table-cell>
          <table:table-cell office:value-type="string" calcext:value-type="string">
            <text:p>TITIPAN MURINO BERJAY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640" calcext:value-type="float">
            <text:p>35640</text:p>
          </table:table-cell>
          <table:table-cell office:value-type="string" calcext:value-type="string">
            <text:p>TITIPAN KREASI NOSTRA MANDIRI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76000" calcext:value-type="float">
            <text:p>576000</text:p>
          </table:table-cell>
          <table:table-cell office:value-type="string" calcext:value-type="string">
            <text:p>TITIPAN TRI MUTIARA KIRAN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60000" calcext:value-type="float">
            <text:p>3360000</text:p>
          </table:table-cell>
          <table:table-cell office:value-type="string" calcext:value-type="string">
            <text:p>TITIPAN PLATARAN BOG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161500" calcext:value-type="float">
            <text:p>11161500</text:p>
          </table:table-cell>
          <table:table-cell office:value-type="string" calcext:value-type="string">
            <text:p>TITIPAN PT PANGAN AGUNG SENTOS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TITIPAN PT LAROCHELLE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1075" calcext:value-type="float">
            <text:p>91075</text:p>
          </table:table-cell>
          <table:table-cell office:value-type="string" calcext:value-type="string">
            <text:p><text:s/>TITIPAN JAYA MANDARIN AGUNG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4000" calcext:value-type="float">
            <text:p>204000</text:p>
          </table:table-cell>
          <table:table-cell office:value-type="string" calcext:value-type="string">
            <text:p>TITIPAN BERRIEN PARAMA MULI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32400" calcext:value-type="float">
            <text:p>332400</text:p>
          </table:table-cell>
          <table:table-cell office:value-type="string" calcext:value-type="string">
            <text:p>PEMBAYARAN TITIPAN ARTISAN WAHYU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60000" calcext:value-type="float">
            <text:p>660000</text:p>
          </table:table-cell>
          <table:table-cell office:value-type="string" calcext:value-type="string">
            <text:p>TITIPAN 6350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45920" calcext:value-type="float">
            <text:p>745920</text:p>
          </table:table-cell>
          <table:table-cell office:value-type="string" calcext:value-type="string">
            <text:p>TITIPAN KREASI NOSTRA MANDIRI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35972" calcext:value-type="float">
            <text:p>1735972</text:p>
          </table:table-cell>
          <table:table-cell office:value-type="string" calcext:value-type="string">
            <text:p>TITIPAN PT YAOMBE BANYU LESTARI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12586" calcext:value-type="float">
            <text:p>1812586</text:p>
          </table:table-cell>
          <table:table-cell office:value-type="string" calcext:value-type="string">
            <text:p>TITIPAN PT YAOMBE BANYU LESTARI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9933" calcext:value-type="float">
            <text:p>369933</text:p>
          </table:table-cell>
          <table:table-cell office:value-type="string" calcext:value-type="string">
            <text:p>TITIPAN BLIBLI 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50812" calcext:value-type="float">
            <text:p>2450812</text:p>
          </table:table-cell>
          <table:table-cell office:value-type="string" calcext:value-type="string">
            <text:p>TITIPAN PT YAOMBE BANYU LESTARI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680" calcext:value-type="float">
            <text:p>20680</text:p>
          </table:table-cell>
          <table:table-cell office:value-type="string" calcext:value-type="string">
            <text:p>TITIPAN PT SARIPANG DISTRIBUSI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TITIPAN PT STUJA KOPI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4000" calcext:value-type="float">
            <text:p>384000</text:p>
          </table:table-cell>
          <table:table-cell office:value-type="string" calcext:value-type="string">
            <text:p>TITIPAN PRIMA ISMAY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853040" calcext:value-type="float">
            <text:p>10853040</text:p>
          </table:table-cell>
          <table:table-cell office:value-type="string" calcext:value-type="string">
            <text:p>TITIPAN 5265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83780" calcext:value-type="float">
            <text:p>583780</text:p>
          </table:table-cell>
          <table:table-cell office:value-type="string" calcext:value-type="string">
            <text:p>TITIPAN JOE BENYAMIN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11185776" calcext:value-type="float">
            <text:p>111185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CUST IGU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office:value-type="string" calcext:value-type="string">
            <text:p>TITIPAN PLATARAN BOG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98632" calcext:value-type="float">
            <text:p>1398632</text:p>
          </table:table-cell>
          <table:table-cell office:value-type="string" calcext:value-type="string">
            <text:p>TITIPAN IDE SELERA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3" calcext:value-type="float">
            <text:p>2170003</text:p>
          </table:table-cell>
          <table:table-cell office:value-type="string" calcext:value-type="string">
            <text:p>TITIPAN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0008" calcext:value-type="float">
            <text:p>190008</text:p>
          </table:table-cell>
          <table:table-cell office:value-type="string" calcext:value-type="string">
            <text:p>TITIPAN BLIBLI 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DC202212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20000" calcext:value-type="float">
            <text:p>720000</text:p>
          </table:table-cell>
          <table:table-cell office:value-type="string" calcext:value-type="string">
            <text:p>TITIPAN DONER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3071250" calcext:value-type="float">
            <text:p>1307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2500" calcext:value-type="float">
            <text:p>1252500</text:p>
          </table:table-cell>
          <table:table-cell office:value-type="string" calcext:value-type="string">
            <text:p>SN202212-0013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SN202212-0016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TITIPAN RIO LOC DMM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62500" calcext:value-type="float">
            <text:p>2462500</text:p>
          </table:table-cell>
          <table:table-cell office:value-type="string" calcext:value-type="string">
            <text:p>SN202212-0006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19750" calcext:value-type="float">
            <text:p>2519750</text:p>
          </table:table-cell>
          <table:table-cell office:value-type="string" calcext:value-type="string">
            <text:p>SN202212-0007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58500" calcext:value-type="float">
            <text:p>1858500</text:p>
          </table:table-cell>
          <table:table-cell office:value-type="string" calcext:value-type="string">
            <text:p>SN202212-0008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N202212-0009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8000" calcext:value-type="float">
            <text:p>1258000</text:p>
          </table:table-cell>
          <table:table-cell office:value-type="string" calcext:value-type="string">
            <text:p>SN202212-0010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20000" calcext:value-type="float">
            <text:p>920000</text:p>
          </table:table-cell>
          <table:table-cell office:value-type="string" calcext:value-type="string">
            <text:p>SN202212-0015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N202212-0017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75000" calcext:value-type="float">
            <text:p>1475000</text:p>
          </table:table-cell>
          <table:table-cell office:value-type="string" calcext:value-type="string">
            <text:p>SN202212-0012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DC202212-0012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7929500" calcext:value-type="float">
            <text:p>7929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 DMM 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DC202212-001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88250" calcext:value-type="float">
            <text:p>1488250</text:p>
          </table:table-cell>
          <table:table-cell office:value-type="string" calcext:value-type="string">
            <text:p>SN202212-0018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DC202212-001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02500" calcext:value-type="float">
            <text:p>1402500</text:p>
          </table:table-cell>
          <table:table-cell office:value-type="string" calcext:value-type="string">
            <text:p>SN202212-0019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DC202212-001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1250" calcext:value-type="float">
            <text:p>1261250</text:p>
          </table:table-cell>
          <table:table-cell office:value-type="string" calcext:value-type="string">
            <text:p>SN202212-0020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DC202212-001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05750" calcext:value-type="float">
            <text:p>2105750</text:p>
          </table:table-cell>
          <table:table-cell office:value-type="string" calcext:value-type="string">
            <text:p>SN202212-0021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DC202212-001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71750" calcext:value-type="float">
            <text:p>1571750</text:p>
          </table:table-cell>
          <table:table-cell office:value-type="string" calcext:value-type="string">
            <text:p>SN202212-0022</text:p>
          </table:table-cell>
        </table:table-row>
        <table:table-row table:style-name="ro1">
          <table:table-cell office:value-type="float" office:value="20221230" calcext:value-type="float">
            <text:p>20221230</text:p>
          </table:table-cell>
          <table:table-cell office:value-type="string" calcext:value-type="string">
            <text:p>DC202212-001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N202212-0023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3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N/202206/0005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SN/202206/0005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N/202201/0009 &amp; SN/202202/0004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SN/202201/0009 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SN/202202/0004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82292835" calcext:value-type="float">
            <text:p>82292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MBAYARAN PIUTANG PT LOMBOK KULINA</text:p>
          </table:table-cell>
        </table:table-row>
        <table:table-row table:style-name="ro1">
          <table:table-cell office:value-type="float" office:value="20221229" calcext:value-type="float">
            <text:p>20221229</text:p>
          </table:table-cell>
          <table:table-cell office:value-type="string" calcext:value-type="string">
            <text:p>DC202212-0015</text:p>
          </table:table-cell>
          <table:table-cell office:value-type="float" office:value="1150062" calcext:value-type="float">
            <text:p>1150062</text:p>
          </table:table-cell>
          <table:table-cell office:value-type="string" calcext:value-type="string">
            <text:p>PIUTANG PT. LOMBOK KULINA UTAM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2292835" calcext:value-type="float">
            <text:p>82292835</text:p>
          </table:table-cell>
          <table:table-cell office:value-type="string" calcext:value-type="string">
            <text:p>PEMBAYARAN PIUTANG PT LOMBOK KULINA</text:p>
          </table:table-cell>
        </table:table-row>
        <table:table-row table:style-name="ro1">
          <table:table-cell office:value-type="float" office:value="20230104" calcext:value-type="float">
            <text:p>20230104</text:p>
          </table:table-cell>
          <table:table-cell office:value-type="string" calcext:value-type="string">
            <text:p>DC202301-0001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3830000" calcext:value-type="float">
            <text:p>138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NOTUL</text:p>
          </table:table-cell>
        </table:table-row>
        <table:table-row table:style-name="ro1">
          <table:table-cell office:value-type="float" office:value="20230104" calcext:value-type="float">
            <text:p>20230104</text:p>
          </table:table-cell>
          <table:table-cell office:value-type="string" calcext:value-type="string">
            <text:p>DC202301-0001</text:p>
          </table:table-cell>
          <table:table-cell office:value-type="float" office:value="2170032" calcext:value-type="float">
            <text:p>2170032</text:p>
          </table:table-cell>
          <table:table-cell office:value-type="string" calcext:value-type="string">
            <text:p>TITIPAN NOTU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830000" calcext:value-type="float">
            <text:p>13830000</text:p>
          </table:table-cell>
          <table:table-cell office:value-type="string" calcext:value-type="string">
            <text:p>TITIPAN NOTUL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DC202301-000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RAHMAT HIDAYAT</text:p>
          </table:table-cell>
        </table:table-row>
        <table:table-row table:style-name="ro1">
          <table:table-cell office:value-type="float" office:value="20230112" calcext:value-type="float">
            <text:p>20230112</text:p>
          </table:table-cell>
          <table:table-cell office:value-type="string" calcext:value-type="string">
            <text:p>DC202301-0004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GEMB PINJ RAHMAT HIDAYAT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05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BAYU FAJAR P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05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PENGEMB PINJ BAYU FAJAR P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06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MOH. ISMAIL (BUTCHER)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06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8000000" calcext:value-type="float">
            <text:p>48000000</text:p>
          </table:table-cell>
          <table:table-cell office:value-type="string" calcext:value-type="string">
            <text:p>PENGEMB PINJ MOH. ISMAIL (BUTCHER)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07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AMAN LUKMANT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07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PENGEMB PINJAMAN LUKMANT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08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MB PINJ YASIN A AL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08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UTANG KARYAW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PENGEMB PINJ YASIN A ALI</text:p>
          </table:table-cell>
        </table:table-row>
        <table:table-row table:style-name="ro1">
          <table:table-cell office:value-type="float" office:value="20230117" calcext:value-type="float">
            <text:p>20230117</text:p>
          </table:table-cell>
          <table:table-cell office:value-type="string" calcext:value-type="string">
            <text:p>DC202301-0009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DAPATAN PINJAMAN UJANG SUPRIYATNA</text:p>
          </table:table-cell>
        </table:table-row>
        <table:table-row table:style-name="ro1">
          <table:table-cell office:value-type="float" office:value="20230117" calcext:value-type="float">
            <text:p>20230117</text:p>
          </table:table-cell>
          <table:table-cell office:value-type="string" calcext:value-type="string">
            <text:p>DC202301-0009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PENDAPATAN PINJAMAN UJANG SUPRIYATN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AS </text:p>
          </table:table-cell>
          <table:table-cell office:value-type="string" calcext:value-type="string">
            <text:p>D</text:p>
          </table:table-cell>
          <table:table-cell office:value-type="float" office:value="182302704" calcext:value-type="float">
            <text:p>182302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TIPAN CUST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TITIPAN INSTAGRAM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7500" calcext:value-type="float">
            <text:p>277500</text:p>
          </table:table-cell>
          <table:table-cell office:value-type="string" calcext:value-type="string">
            <text:p>TITIPAN WIJAYA KULINER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65800" calcext:value-type="float">
            <text:p>865800</text:p>
          </table:table-cell>
          <table:table-cell office:value-type="string" calcext:value-type="string">
            <text:p>TITIPAN PESONA DARI TIMOR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9640" calcext:value-type="float">
            <text:p>359640</text:p>
          </table:table-cell>
          <table:table-cell office:value-type="string" calcext:value-type="string">
            <text:p>TITIPAN INDAH PURNAMASAR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052" calcext:value-type="float">
            <text:p>21052</text:p>
          </table:table-cell>
          <table:table-cell office:value-type="string" calcext:value-type="string">
            <text:p>TITIPAN SHOPEE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TITIPAN DENGAN HASIL PAST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4800" calcext:value-type="float">
            <text:p>74800</text:p>
          </table:table-cell>
          <table:table-cell office:value-type="string" calcext:value-type="string">
            <text:p>TITIPAN PT TALKINDO SELAKSA ANUGRAH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9998" calcext:value-type="float">
            <text:p>109998</text:p>
          </table:table-cell>
          <table:table-cell office:value-type="string" calcext:value-type="string">
            <text:p>TITIPAN INSTAGRAM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34000" calcext:value-type="float">
            <text:p>934000</text:p>
          </table:table-cell>
          <table:table-cell office:value-type="string" calcext:value-type="string">
            <text:p>TITIPAN KITCHENETTE LESTAR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88025" calcext:value-type="float">
            <text:p>1288025</text:p>
          </table:table-cell>
          <table:table-cell office:value-type="string" calcext:value-type="string">
            <text:p>TITIPAN INSTAGRAM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4000" calcext:value-type="float">
            <text:p>184000</text:p>
          </table:table-cell>
          <table:table-cell office:value-type="string" calcext:value-type="string">
            <text:p>TITIPAN SHABU-SHABU HOUSE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66200" calcext:value-type="float">
            <text:p>466200</text:p>
          </table:table-cell>
          <table:table-cell office:value-type="string" calcext:value-type="string">
            <text:p>TITIPAN FAHMI YUS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10120" calcext:value-type="float">
            <text:p>510120</text:p>
          </table:table-cell>
          <table:table-cell office:value-type="string" calcext:value-type="string">
            <text:p>TITIPAN PT MULTI BOGA MAKMUR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22500" calcext:value-type="float">
            <text:p>2622500</text:p>
          </table:table-cell>
          <table:table-cell office:value-type="string" calcext:value-type="string">
            <text:p>TITIPAN PT HELIHAN SURYA GEMILANG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3020" calcext:value-type="float">
            <text:p>313020</text:p>
          </table:table-cell>
          <table:table-cell office:value-type="string" calcext:value-type="string">
            <text:p>TITIPAN TYU CAKE TOOLS SHOP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TITIPAN SANJAYA FOOD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TITIPAN SHOPEE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68000" calcext:value-type="float">
            <text:p>768000</text:p>
          </table:table-cell>
          <table:table-cell office:value-type="string" calcext:value-type="string">
            <text:p>TITIPAN PT TJANDRA MIFTAH RAHARJ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8872" calcext:value-type="float">
            <text:p>68872</text:p>
          </table:table-cell>
          <table:table-cell office:value-type="string" calcext:value-type="string">
            <text:p>TITIPAN TOKOPEDI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TITIPAN ANDRI ADHIKAPRASETY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7440" calcext:value-type="float">
            <text:p>27440</text:p>
          </table:table-cell>
          <table:table-cell office:value-type="string" calcext:value-type="string">
            <text:p>TITIPAN DENGAN HASIL PAST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54443" calcext:value-type="float">
            <text:p>1954443</text:p>
          </table:table-cell>
          <table:table-cell office:value-type="string" calcext:value-type="string">
            <text:p>TITIPAN SHOPEE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64500" calcext:value-type="float">
            <text:p>2164500</text:p>
          </table:table-cell>
          <table:table-cell office:value-type="string" calcext:value-type="string">
            <text:p>TITIPAN DIVA PERSADA ANUGRAH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6400" calcext:value-type="float">
            <text:p>266400</text:p>
          </table:table-cell>
          <table:table-cell office:value-type="string" calcext:value-type="string">
            <text:p>TITIPAN ANTONIUS DENNIS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3800" calcext:value-type="float">
            <text:p>53800</text:p>
          </table:table-cell>
          <table:table-cell office:value-type="string" calcext:value-type="string">
            <text:p>TITIPAN HK REALTIND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TITIPAN PT OBOR SUMBERDAYA NUSANTARA INDONESI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819100" calcext:value-type="float">
            <text:p>4819100</text:p>
          </table:table-cell>
          <table:table-cell office:value-type="string" calcext:value-type="string">
            <text:p>TITIPAN INDOBUILC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54800" calcext:value-type="float">
            <text:p>12654800</text:p>
          </table:table-cell>
          <table:table-cell office:value-type="string" calcext:value-type="string">
            <text:p>TITIPAN PT RAHAYU ARUNDHAN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TITIPAN REPUBLIK BOG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6200" calcext:value-type="float">
            <text:p>56200</text:p>
          </table:table-cell>
          <table:table-cell office:value-type="string" calcext:value-type="string">
            <text:p>TITIPAN PRAYOG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39150" calcext:value-type="float">
            <text:p>839150</text:p>
          </table:table-cell>
          <table:table-cell office:value-type="string" calcext:value-type="string">
            <text:p>TITIPAN PT PERMATA SUKSES BERDIKAR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98400" calcext:value-type="float">
            <text:p>1598400</text:p>
          </table:table-cell>
          <table:table-cell office:value-type="string" calcext:value-type="string">
            <text:p>TITIPAN WARUNG TEK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229012" calcext:value-type="float">
            <text:p>8229012</text:p>
          </table:table-cell>
          <table:table-cell office:value-type="string" calcext:value-type="string">
            <text:p>TITIPAN TOKOPEDI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1250000" calcext:value-type="float">
            <text:p>31250000</text:p>
          </table:table-cell>
          <table:table-cell office:value-type="string" calcext:value-type="string">
            <text:p>TITIPAN WARUNG TEK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TITIPAN DIANA MUSTAF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45420" calcext:value-type="float">
            <text:p>1245420</text:p>
          </table:table-cell>
          <table:table-cell office:value-type="string" calcext:value-type="string">
            <text:p>TITIPAN RONNY ARIF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39240" calcext:value-type="float">
            <text:p>1439240</text:p>
          </table:table-cell>
          <table:table-cell office:value-type="string" calcext:value-type="string">
            <text:p>TITIPAN PT GUNA KERTA JAY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90000" calcext:value-type="float">
            <text:p>1790000</text:p>
          </table:table-cell>
          <table:table-cell office:value-type="string" calcext:value-type="string">
            <text:p>TITIPAN DENGAN HASIL PAST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664920" calcext:value-type="float">
            <text:p>9664920</text:p>
          </table:table-cell>
          <table:table-cell office:value-type="string" calcext:value-type="string">
            <text:p>TITIPAN PT MULTI SUMBER REJEK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683310" calcext:value-type="float">
            <text:p>6683310</text:p>
          </table:table-cell>
          <table:table-cell office:value-type="string" calcext:value-type="string">
            <text:p>TITIPAN CHRISTAMA MITRA BAKOIND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72960" calcext:value-type="float">
            <text:p>372960</text:p>
          </table:table-cell>
          <table:table-cell office:value-type="string" calcext:value-type="string">
            <text:p>TITIPAN CHRISTAMA MITRA BAKOIND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TITIPAN REPUBLIK BOG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040400" calcext:value-type="float">
            <text:p>4040400</text:p>
          </table:table-cell>
          <table:table-cell office:value-type="string" calcext:value-type="string">
            <text:p>TITIPAN WARUNG TEKK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7623" calcext:value-type="float">
            <text:p>997623</text:p>
          </table:table-cell>
          <table:table-cell office:value-type="string" calcext:value-type="string">
            <text:p>TITIPAN BLIBL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8670" calcext:value-type="float">
            <text:p>218670</text:p>
          </table:table-cell>
          <table:table-cell office:value-type="string" calcext:value-type="string">
            <text:p>TITIPAN TYU CAKE TOOLS SHOP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TITIPAN WILLIAM ISN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2800" calcext:value-type="float">
            <text:p>152800</text:p>
          </table:table-cell>
          <table:table-cell office:value-type="string" calcext:value-type="string">
            <text:p>TITIPAN PT GENERASI BERKAT UTAM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752400" calcext:value-type="float">
            <text:p>12752400</text:p>
          </table:table-cell>
          <table:table-cell office:value-type="string" calcext:value-type="string">
            <text:p>TITIPAN PT PASADENA KREASI JAYAIND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875000" calcext:value-type="float">
            <text:p>11875000</text:p>
          </table:table-cell>
          <table:table-cell office:value-type="string" calcext:value-type="string">
            <text:p>TITIPAN INSTAGRAM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2560342" calcext:value-type="float">
            <text:p>22560342</text:p>
          </table:table-cell>
          <table:table-cell office:value-type="string" calcext:value-type="string">
            <text:p>TITIPAN WOORI SAUDARA AGRO <text:s/>FISHER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675700" calcext:value-type="float">
            <text:p>24675700</text:p>
          </table:table-cell>
          <table:table-cell office:value-type="string" calcext:value-type="string">
            <text:p>TITIPAN HADI PRAMON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99200" calcext:value-type="float">
            <text:p>799200</text:p>
          </table:table-cell>
          <table:table-cell office:value-type="string" calcext:value-type="string">
            <text:p>TITIPAN PT MIRU SAPT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9850" calcext:value-type="float">
            <text:p>119850</text:p>
          </table:table-cell>
          <table:table-cell office:value-type="string" calcext:value-type="string">
            <text:p>TITIPAN PT WAGYU PRIMASTER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64800" calcext:value-type="float">
            <text:p>1864800</text:p>
          </table:table-cell>
          <table:table-cell office:value-type="string" calcext:value-type="string">
            <text:p>TITIPAN KREASI NOSTRA MANDIR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8600" calcext:value-type="float">
            <text:p>78600</text:p>
          </table:table-cell>
          <table:table-cell office:value-type="string" calcext:value-type="string">
            <text:p>TITIPAN DANIEL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2100" calcext:value-type="float">
            <text:p>122100</text:p>
          </table:table-cell>
          <table:table-cell office:value-type="string" calcext:value-type="string">
            <text:p>TITIPAN NOVIA PUSPITA SARI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64568" calcext:value-type="float">
            <text:p>764568</text:p>
          </table:table-cell>
          <table:table-cell office:value-type="string" calcext:value-type="string">
            <text:p>TITIPAN CANDRA GUNAWAN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TITIPAN PT SUMBER PESONA AIR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5720" calcext:value-type="float">
            <text:p>145720</text:p>
          </table:table-cell>
          <table:table-cell office:value-type="string" calcext:value-type="string">
            <text:p>TITIPAN IGU WAREHOUSE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953800" calcext:value-type="float">
            <text:p>1953800</text:p>
          </table:table-cell>
          <table:table-cell office:value-type="string" calcext:value-type="string">
            <text:p>TITIPAN FORMAGIO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830680" calcext:value-type="float">
            <text:p>3830680</text:p>
          </table:table-cell>
          <table:table-cell office:value-type="string" calcext:value-type="string">
            <text:p>TITIPAN DENNY USMAN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4957" calcext:value-type="float">
            <text:p>154957</text:p>
          </table:table-cell>
          <table:table-cell office:value-type="string" calcext:value-type="string">
            <text:p>TITIPAN INSTAGRAM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6620" calcext:value-type="float">
            <text:p>56620</text:p>
          </table:table-cell>
          <table:table-cell office:value-type="string" calcext:value-type="string">
            <text:p>TITIPAN SHOPEE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47" calcext:value-type="float">
            <text:p>50047</text:p>
          </table:table-cell>
          <table:table-cell office:value-type="string" calcext:value-type="string">
            <text:p>TITIPAN TOKOPEDIA</text:p>
          </table:table-cell>
        </table:table-row>
        <table:table-row table:style-name="ro1">
          <table:table-cell office:value-type="float" office:value="20230118" calcext:value-type="float">
            <text:p>20230118</text:p>
          </table:table-cell>
          <table:table-cell office:value-type="string" calcext:value-type="string">
            <text:p>DC202301-0010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7708" calcext:value-type="float">
            <text:p>217708</text:p>
          </table:table-cell>
          <table:table-cell office:value-type="string" calcext:value-type="string">
            <text:p>TITIPAN CUST BLIBLI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T NOTE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1150054" calcext:value-type="float">
            <text:p>1150054</text:p>
          </table:table-cell>
          <table:table-cell office:value-type="string" calcext:value-type="string">
            <text:p>PINJAMAN DIO (TANAH TDS E1/1)</text:p>
          </table:table-cell>
          <table:table-cell office:value-type="string" calcext:value-type="string">
            <text:p>D</text:p>
          </table:table-cell>
          <table:table-cell office:value-type="float" office:value="12843348523" calcext:value-type="float">
            <text:p>12843348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K DIO E1/1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1150058" calcext:value-type="float">
            <text:p>1150058</text:p>
          </table:table-cell>
          <table:table-cell office:value-type="string" calcext:value-type="string">
            <text:p>PIUTANG PT MANADO KULINA </text:p>
          </table:table-cell>
          <table:table-cell office:value-type="string" calcext:value-type="string">
            <text:p>D</text:p>
          </table:table-cell>
          <table:table-cell office:value-type="float" office:value="250119000" calcext:value-type="float">
            <text:p>25011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PT MANADO KULINA UTAMA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1150060" calcext:value-type="float">
            <text:p>1150060</text:p>
          </table:table-cell>
          <table:table-cell office:value-type="string" calcext:value-type="string">
            <text:p>PIUTANG PT. MEDAN KULINA UTAMA</text:p>
          </table:table-cell>
          <table:table-cell office:value-type="string" calcext:value-type="string">
            <text:p>D</text:p>
          </table:table-cell>
          <table:table-cell office:value-type="float" office:value="44088804" calcext:value-type="float">
            <text:p>44088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PT MEDAN KULINA UTAMA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1150062" calcext:value-type="float">
            <text:p>1150062</text:p>
          </table:table-cell>
          <table:table-cell office:value-type="string" calcext:value-type="string">
            <text:p>PIUTANG PT. LOMBOK KULINA UTAMA</text:p>
          </table:table-cell>
          <table:table-cell office:value-type="string" calcext:value-type="string">
            <text:p>D</text:p>
          </table:table-cell>
          <table:table-cell office:value-type="float" office:value="82292835" calcext:value-type="float">
            <text:p>82292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PT LOMBOK KULINA UTAMA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1150067" calcext:value-type="float">
            <text:p>1150067</text:p>
          </table:table-cell>
          <table:table-cell office:value-type="string" calcext:value-type="string">
            <text:p>PIUTANG PT INDOGUNA LOGISTIK TRANSPORTASI</text:p>
          </table:table-cell>
          <table:table-cell office:value-type="string" calcext:value-type="string">
            <text:p>D</text:p>
          </table:table-cell>
          <table:table-cell office:value-type="float" office:value="17422500" calcext:value-type="float">
            <text:p>1742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JAMAN PT INDOGUNA LOGISTIK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2170005" calcext:value-type="float">
            <text:p>2170005</text:p>
          </table:table-cell>
          <table:table-cell office:value-type="string" calcext:value-type="string">
            <text:p>TITIPA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46493603" calcext:value-type="float">
            <text:p>2146493603</text:p>
          </table:table-cell>
          <table:table-cell office:value-type="string" calcext:value-type="string">
            <text:p>TITIPAN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MODAL (EX PRIVE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100635926" calcext:value-type="float">
            <text:p>11100635926</text:p>
          </table:table-cell>
          <table:table-cell office:value-type="string" calcext:value-type="string">
            <text:p>MODAL (EX PRIVE)</text:p>
          </table:table-cell>
        </table:table-row>
        <table:table-row table:style-name="ro1">
          <table:table-cell office:value-type="float" office:value="20220701" calcext:value-type="float">
            <text:p>20220701</text:p>
          </table:table-cell>
          <table:table-cell office:value-type="string" calcext:value-type="string">
            <text:p>JL202207-0001</text:p>
          </table:table-cell>
          <table:table-cell office:value-type="float" office:value="1120020" calcext:value-type="float">
            <text:p>1120020</text:p>
          </table:table-cell>
          <table:table-cell office:value-type="string" calcext:value-type="string">
            <text:p>BCA 2300495918</text:p>
          </table:table-cell>
          <table:table-cell office:value-type="string" calcext:value-type="string">
            <text:p>D</text:p>
          </table:table-cell>
          <table:table-cell office:value-type="float" office:value="2757867" calcext:value-type="float">
            <text:p>2757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 BCA</text:p>
          </table:table-cell>
        </table:table-row>
        <table:table-row table:style-name="ro1">
          <table:table-cell office:value-type="float" office:value="20220801" calcext:value-type="float">
            <text:p>20220801</text:p>
          </table:table-cell>
          <table:table-cell office:value-type="string" calcext:value-type="string">
            <text:p>ND202208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8-0001</text:p>
          </table:table-cell>
        </table:table-row>
        <table:table-row table:style-name="ro1">
          <table:table-cell office:value-type="float" office:value="20220801" calcext:value-type="float">
            <text:p>20220801</text:p>
          </table:table-cell>
          <table:table-cell office:value-type="string" calcext:value-type="string">
            <text:p>ND202208-000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N Pend. Lain-lain : SN202208-0001</text:p>
          </table:table-cell>
        </table:table-row>
        <table:table-row table:style-name="ro1">
          <table:table-cell office:value-type="float" office:value="20220803" calcext:value-type="float">
            <text:p>20220803</text:p>
          </table:table-cell>
          <table:table-cell office:value-type="string" calcext:value-type="string">
            <text:p>ND202208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8-0002</text:p>
          </table:table-cell>
        </table:table-row>
        <table:table-row table:style-name="ro1">
          <table:table-cell office:value-type="float" office:value="20220803" calcext:value-type="float">
            <text:p>20220803</text:p>
          </table:table-cell>
          <table:table-cell office:value-type="string" calcext:value-type="string">
            <text:p>ND202208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DN Pend. Lain-lain : SN202208-0002</text:p>
          </table:table-cell>
        </table:table-row>
        <table:table-row table:style-name="ro1">
          <table:table-cell office:value-type="float" office:value="20220804" calcext:value-type="float">
            <text:p>20220804</text:p>
          </table:table-cell>
          <table:table-cell office:value-type="string" calcext:value-type="string">
            <text:p>ND202208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8-0003</text:p>
          </table:table-cell>
        </table:table-row>
        <table:table-row table:style-name="ro1">
          <table:table-cell office:value-type="float" office:value="20220804" calcext:value-type="float">
            <text:p>20220804</text:p>
          </table:table-cell>
          <table:table-cell office:value-type="string" calcext:value-type="string">
            <text:p>ND202208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N Pend. Lain-lain : SN202208-0003</text:p>
          </table:table-cell>
        </table:table-row>
        <table:table-row table:style-name="ro1">
          <table:table-cell office:value-type="float" office:value="20220805" calcext:value-type="float">
            <text:p>20220805</text:p>
          </table:table-cell>
          <table:table-cell office:value-type="string" calcext:value-type="string">
            <text:p>ND202208-000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8-0004</text:p>
          </table:table-cell>
        </table:table-row>
        <table:table-row table:style-name="ro1">
          <table:table-cell office:value-type="float" office:value="20220805" calcext:value-type="float">
            <text:p>20220805</text:p>
          </table:table-cell>
          <table:table-cell office:value-type="string" calcext:value-type="string">
            <text:p>ND202208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N Pend. Lain-lain : SN202208-0004</text:p>
          </table:table-cell>
        </table:table-row>
        <table:table-row table:style-name="ro1">
          <table:table-cell office:value-type="float" office:value="20220816" calcext:value-type="float">
            <text:p>20220816</text:p>
          </table:table-cell>
          <table:table-cell office:value-type="string" calcext:value-type="string">
            <text:p>ND202208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8-0005</text:p>
          </table:table-cell>
        </table:table-row>
        <table:table-row table:style-name="ro1">
          <table:table-cell office:value-type="float" office:value="20220816" calcext:value-type="float">
            <text:p>20220816</text:p>
          </table:table-cell>
          <table:table-cell office:value-type="string" calcext:value-type="string">
            <text:p>ND202208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DN Pend. Lain-lain : SN202208-0005</text:p>
          </table:table-cell>
        </table:table-row>
        <table:table-row table:style-name="ro1">
          <table:table-cell office:value-type="float" office:value="20220818" calcext:value-type="float">
            <text:p>20220818</text:p>
          </table:table-cell>
          <table:table-cell office:value-type="string" calcext:value-type="string">
            <text:p>ND202208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8-0006</text:p>
          </table:table-cell>
        </table:table-row>
        <table:table-row table:style-name="ro1">
          <table:table-cell office:value-type="float" office:value="20220818" calcext:value-type="float">
            <text:p>20220818</text:p>
          </table:table-cell>
          <table:table-cell office:value-type="string" calcext:value-type="string">
            <text:p>ND202208-000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N Pend. Lain-lain : SN202208-0006</text:p>
          </table:table-cell>
        </table:table-row>
        <table:table-row table:style-name="ro1">
          <table:table-cell office:value-type="float" office:value="20220902" calcext:value-type="float">
            <text:p>20220902</text:p>
          </table:table-cell>
          <table:table-cell office:value-type="string" calcext:value-type="string">
            <text:p>ND202209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9-0001</text:p>
          </table:table-cell>
        </table:table-row>
        <table:table-row table:style-name="ro1">
          <table:table-cell office:value-type="float" office:value="20220902" calcext:value-type="float">
            <text:p>20220902</text:p>
          </table:table-cell>
          <table:table-cell office:value-type="string" calcext:value-type="string">
            <text:p>ND202209-000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N Pend. Lain-lain : SN202209-0001</text:p>
          </table:table-cell>
        </table:table-row>
        <table:table-row table:style-name="ro1">
          <table:table-cell office:value-type="float" office:value="20220909" calcext:value-type="float">
            <text:p>20220909</text:p>
          </table:table-cell>
          <table:table-cell office:value-type="string" calcext:value-type="string">
            <text:p>ND202209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9-0002</text:p>
          </table:table-cell>
        </table:table-row>
        <table:table-row table:style-name="ro1">
          <table:table-cell office:value-type="float" office:value="20220909" calcext:value-type="float">
            <text:p>20220909</text:p>
          </table:table-cell>
          <table:table-cell office:value-type="string" calcext:value-type="string">
            <text:p>ND202209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N Pend. Lain-lain : SN202209-0002</text:p>
          </table:table-cell>
        </table:table-row>
        <table:table-row table:style-name="ro1">
          <table:table-cell office:value-type="float" office:value="20220910" calcext:value-type="float">
            <text:p>20220910</text:p>
          </table:table-cell>
          <table:table-cell office:value-type="string" calcext:value-type="string">
            <text:p>ND202209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9-0003</text:p>
          </table:table-cell>
        </table:table-row>
        <table:table-row table:style-name="ro1">
          <table:table-cell office:value-type="float" office:value="20220910" calcext:value-type="float">
            <text:p>20220910</text:p>
          </table:table-cell>
          <table:table-cell office:value-type="string" calcext:value-type="string">
            <text:p>ND202209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5000" calcext:value-type="float">
            <text:p>625000</text:p>
          </table:table-cell>
          <table:table-cell office:value-type="string" calcext:value-type="string">
            <text:p>DN Pend. Lain-lain : SN202209-0003</text:p>
          </table:table-cell>
        </table:table-row>
        <table:table-row table:style-name="ro1">
          <table:table-cell office:value-type="float" office:value="20220910" calcext:value-type="float">
            <text:p>20220910</text:p>
          </table:table-cell>
          <table:table-cell office:value-type="string" calcext:value-type="string">
            <text:p>ND202209-000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75000" calcext:value-type="float">
            <text:p>17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9-0004</text:p>
          </table:table-cell>
        </table:table-row>
        <table:table-row table:style-name="ro1">
          <table:table-cell office:value-type="float" office:value="20220910" calcext:value-type="float">
            <text:p>20220910</text:p>
          </table:table-cell>
          <table:table-cell office:value-type="string" calcext:value-type="string">
            <text:p>ND202209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DN Pend. Lain-lain : SN202209-0004</text:p>
          </table:table-cell>
        </table:table-row>
        <table:table-row table:style-name="ro1">
          <table:table-cell office:value-type="float" office:value="20220926" calcext:value-type="float">
            <text:p>20220926</text:p>
          </table:table-cell>
          <table:table-cell office:value-type="string" calcext:value-type="string">
            <text:p>ND202209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735000" calcext:value-type="float">
            <text:p>173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9-0005</text:p>
          </table:table-cell>
        </table:table-row>
        <table:table-row table:style-name="ro1">
          <table:table-cell office:value-type="float" office:value="20220926" calcext:value-type="float">
            <text:p>20220926</text:p>
          </table:table-cell>
          <table:table-cell office:value-type="string" calcext:value-type="string">
            <text:p>ND202209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735000" calcext:value-type="float">
            <text:p>1735000</text:p>
          </table:table-cell>
          <table:table-cell office:value-type="string" calcext:value-type="string">
            <text:p>DN Pend. Lain-lain : SN202209-0005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ND202209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875000" calcext:value-type="float">
            <text:p>87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9-0006</text:p>
          </table:table-cell>
        </table:table-row>
        <table:table-row table:style-name="ro1">
          <table:table-cell office:value-type="float" office:value="20220928" calcext:value-type="float">
            <text:p>20220928</text:p>
          </table:table-cell>
          <table:table-cell office:value-type="string" calcext:value-type="string">
            <text:p>ND202209-000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DN Pend. Lain-lain : SN202209-0006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ND202209-0007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9-0007</text:p>
          </table:table-cell>
        </table:table-row>
        <table:table-row table:style-name="ro1">
          <table:table-cell office:value-type="float" office:value="20220929" calcext:value-type="float">
            <text:p>20220929</text:p>
          </table:table-cell>
          <table:table-cell office:value-type="string" calcext:value-type="string">
            <text:p>ND202209-0007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DN Pend. Lain-lain : SN202209-0007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ND202209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09-0008</text:p>
          </table:table-cell>
        </table:table-row>
        <table:table-row table:style-name="ro1">
          <table:table-cell office:value-type="float" office:value="20220930" calcext:value-type="float">
            <text:p>20220930</text:p>
          </table:table-cell>
          <table:table-cell office:value-type="string" calcext:value-type="string">
            <text:p>ND202209-0008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N Pend. Lain-lain : SN202209-0008</text:p>
          </table:table-cell>
        </table:table-row>
        <table:table-row table:style-name="ro1">
          <table:table-cell office:value-type="float" office:value="20221001" calcext:value-type="float">
            <text:p>20221001</text:p>
          </table:table-cell>
          <table:table-cell office:value-type="string" calcext:value-type="string">
            <text:p>ND202210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21250" calcext:value-type="float">
            <text:p>122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0-0001</text:p>
          </table:table-cell>
        </table:table-row>
        <table:table-row table:style-name="ro1">
          <table:table-cell office:value-type="float" office:value="20221001" calcext:value-type="float">
            <text:p>20221001</text:p>
          </table:table-cell>
          <table:table-cell office:value-type="string" calcext:value-type="string">
            <text:p>ND202210-000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21250" calcext:value-type="float">
            <text:p>1221250</text:p>
          </table:table-cell>
          <table:table-cell office:value-type="string" calcext:value-type="string">
            <text:p>DN Pend. Lain-lain : SN202210-0001</text:p>
          </table:table-cell>
        </table:table-row>
        <table:table-row table:style-name="ro1">
          <table:table-cell office:value-type="float" office:value="20221003" calcext:value-type="float">
            <text:p>20221003</text:p>
          </table:table-cell>
          <table:table-cell office:value-type="string" calcext:value-type="string">
            <text:p>ND202210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60250" calcext:value-type="float">
            <text:p>1260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0-0002</text:p>
          </table:table-cell>
        </table:table-row>
        <table:table-row table:style-name="ro1">
          <table:table-cell office:value-type="float" office:value="20221003" calcext:value-type="float">
            <text:p>20221003</text:p>
          </table:table-cell>
          <table:table-cell office:value-type="string" calcext:value-type="string">
            <text:p>ND202210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0250" calcext:value-type="float">
            <text:p>1260250</text:p>
          </table:table-cell>
          <table:table-cell office:value-type="string" calcext:value-type="string">
            <text:p>DN Pend. Lain-lain : SN202210-0002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ND202210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423750" calcext:value-type="float">
            <text:p>1423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0-0003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ND202210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23750" calcext:value-type="float">
            <text:p>1423750</text:p>
          </table:table-cell>
          <table:table-cell office:value-type="string" calcext:value-type="string">
            <text:p>DN Pend. Lain-lain : SN202210-0003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ND202210-000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62500" calcext:value-type="float">
            <text:p>126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0-0004</text:p>
          </table:table-cell>
        </table:table-row>
        <table:table-row table:style-name="ro1">
          <table:table-cell office:value-type="float" office:value="20221010" calcext:value-type="float">
            <text:p>20221010</text:p>
          </table:table-cell>
          <table:table-cell office:value-type="string" calcext:value-type="string">
            <text:p>ND202210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2500" calcext:value-type="float">
            <text:p>1262500</text:p>
          </table:table-cell>
          <table:table-cell office:value-type="string" calcext:value-type="string">
            <text:p>DN Pend. Lain-lain : SN202210-0004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ND202210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812500" calcext:value-type="float">
            <text:p>81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0-0005</text:p>
          </table:table-cell>
        </table:table-row>
        <table:table-row table:style-name="ro1"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ND202210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12500" calcext:value-type="float">
            <text:p>812500</text:p>
          </table:table-cell>
          <table:table-cell office:value-type="string" calcext:value-type="string">
            <text:p>DN Pend. Lain-lain : SN202210-0005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ND202210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0-0006</text:p>
          </table:table-cell>
        </table:table-row>
        <table:table-row table:style-name="ro1"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ND202210-000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DN Pend. Lain-lain : SN202210-0006</text:p>
          </table:table-cell>
        </table:table-row>
        <table:table-row table:style-name="ro1">
          <table:table-cell office:value-type="float" office:value="20221028" calcext:value-type="float">
            <text:p>20221028</text:p>
          </table:table-cell>
          <table:table-cell office:value-type="string" calcext:value-type="string">
            <text:p>ND202210-0007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0-0007</text:p>
          </table:table-cell>
        </table:table-row>
        <table:table-row table:style-name="ro1">
          <table:table-cell office:value-type="float" office:value="20221028" calcext:value-type="float">
            <text:p>20221028</text:p>
          </table:table-cell>
          <table:table-cell office:value-type="string" calcext:value-type="string">
            <text:p>ND202210-0007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N Pend. Lain-lain : SN202210-0007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ND202210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0-0008</text:p>
          </table:table-cell>
        </table:table-row>
        <table:table-row table:style-name="ro1">
          <table:table-cell office:value-type="float" office:value="20221031" calcext:value-type="float">
            <text:p>20221031</text:p>
          </table:table-cell>
          <table:table-cell office:value-type="string" calcext:value-type="string">
            <text:p>ND202210-0008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DN Pend. Lain-lain : SN202210-0008</text:p>
          </table:table-cell>
        </table:table-row>
        <table:table-row table:style-name="ro1">
          <table:table-cell office:value-type="float" office:value="20221102" calcext:value-type="float">
            <text:p>20221102</text:p>
          </table:table-cell>
          <table:table-cell office:value-type="string" calcext:value-type="string">
            <text:p>ND202211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87000" calcext:value-type="float">
            <text:p>18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1</text:p>
          </table:table-cell>
        </table:table-row>
        <table:table-row table:style-name="ro1">
          <table:table-cell office:value-type="float" office:value="20221102" calcext:value-type="float">
            <text:p>20221102</text:p>
          </table:table-cell>
          <table:table-cell office:value-type="string" calcext:value-type="string">
            <text:p>ND202211-000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7000" calcext:value-type="float">
            <text:p>187000</text:p>
          </table:table-cell>
          <table:table-cell office:value-type="string" calcext:value-type="string">
            <text:p>DN Pend. Lain-lain : SN202211-0001</text:p>
          </table:table-cell>
        </table:table-row>
        <table:table-row table:style-name="ro1">
          <table:table-cell office:value-type="float" office:value="20221103" calcext:value-type="float">
            <text:p>20221103</text:p>
          </table:table-cell>
          <table:table-cell office:value-type="string" calcext:value-type="string">
            <text:p>ND202211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67500" calcext:value-type="float">
            <text:p>26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2</text:p>
          </table:table-cell>
        </table:table-row>
        <table:table-row table:style-name="ro1">
          <table:table-cell office:value-type="float" office:value="20221103" calcext:value-type="float">
            <text:p>20221103</text:p>
          </table:table-cell>
          <table:table-cell office:value-type="string" calcext:value-type="string">
            <text:p>ND202211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67500" calcext:value-type="float">
            <text:p>267500</text:p>
          </table:table-cell>
          <table:table-cell office:value-type="string" calcext:value-type="string">
            <text:p>DN Pend. Lain-lain : SN202211-0002</text:p>
          </table:table-cell>
        </table:table-row>
        <table:table-row table:style-name="ro1">
          <table:table-cell office:value-type="float" office:value="20221105" calcext:value-type="float">
            <text:p>20221105</text:p>
          </table:table-cell>
          <table:table-cell office:value-type="string" calcext:value-type="string">
            <text:p>ND202211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3</text:p>
          </table:table-cell>
        </table:table-row>
        <table:table-row table:style-name="ro1">
          <table:table-cell office:value-type="float" office:value="20221105" calcext:value-type="float">
            <text:p>20221105</text:p>
          </table:table-cell>
          <table:table-cell office:value-type="string" calcext:value-type="string">
            <text:p>ND202211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DN Pend. Lain-lain : SN202211-0003</text:p>
          </table:table-cell>
        </table:table-row>
        <table:table-row table:style-name="ro1">
          <table:table-cell office:value-type="float" office:value="20221110" calcext:value-type="float">
            <text:p>20221110</text:p>
          </table:table-cell>
          <table:table-cell office:value-type="string" calcext:value-type="string">
            <text:p>ND202211-000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992500" calcext:value-type="float">
            <text:p>99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4</text:p>
          </table:table-cell>
        </table:table-row>
        <table:table-row table:style-name="ro1">
          <table:table-cell office:value-type="float" office:value="20221110" calcext:value-type="float">
            <text:p>20221110</text:p>
          </table:table-cell>
          <table:table-cell office:value-type="string" calcext:value-type="string">
            <text:p>ND202211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92500" calcext:value-type="float">
            <text:p>992500</text:p>
          </table:table-cell>
          <table:table-cell office:value-type="string" calcext:value-type="string">
            <text:p>DN Pend. Lain-lain : SN202211-0004</text:p>
          </table:table-cell>
        </table:table-row>
        <table:table-row table:style-name="ro1">
          <table:table-cell office:value-type="float" office:value="20221111" calcext:value-type="float">
            <text:p>20221111</text:p>
          </table:table-cell>
          <table:table-cell office:value-type="string" calcext:value-type="string">
            <text:p>ND202211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5</text:p>
          </table:table-cell>
        </table:table-row>
        <table:table-row table:style-name="ro1">
          <table:table-cell office:value-type="float" office:value="20221111" calcext:value-type="float">
            <text:p>20221111</text:p>
          </table:table-cell>
          <table:table-cell office:value-type="string" calcext:value-type="string">
            <text:p>ND202211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DN Pend. Lain-lain : SN202211-0005</text:p>
          </table:table-cell>
        </table:table-row>
        <table:table-row table:style-name="ro1">
          <table:table-cell office:value-type="float" office:value="20221112" calcext:value-type="float">
            <text:p>20221112</text:p>
          </table:table-cell>
          <table:table-cell office:value-type="string" calcext:value-type="string">
            <text:p>ND202211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6</text:p>
          </table:table-cell>
        </table:table-row>
        <table:table-row table:style-name="ro1">
          <table:table-cell office:value-type="float" office:value="20221112" calcext:value-type="float">
            <text:p>20221112</text:p>
          </table:table-cell>
          <table:table-cell office:value-type="string" calcext:value-type="string">
            <text:p>ND202211-000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DN Pend. Lain-lain : SN202211-0006</text:p>
          </table:table-cell>
        </table:table-row>
        <table:table-row table:style-name="ro1">
          <table:table-cell office:value-type="float" office:value="20221114" calcext:value-type="float">
            <text:p>20221114</text:p>
          </table:table-cell>
          <table:table-cell office:value-type="string" calcext:value-type="string">
            <text:p>ND202211-0007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727500" calcext:value-type="float">
            <text:p>72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7</text:p>
          </table:table-cell>
        </table:table-row>
        <table:table-row table:style-name="ro1">
          <table:table-cell office:value-type="float" office:value="20221114" calcext:value-type="float">
            <text:p>20221114</text:p>
          </table:table-cell>
          <table:table-cell office:value-type="string" calcext:value-type="string">
            <text:p>ND202211-0007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27500" calcext:value-type="float">
            <text:p>727500</text:p>
          </table:table-cell>
          <table:table-cell office:value-type="string" calcext:value-type="string">
            <text:p>DN Pend. Lain-lain : SN202211-0007</text:p>
          </table:table-cell>
        </table:table-row>
        <table:table-row table:style-name="ro1">
          <table:table-cell office:value-type="float" office:value="20221114" calcext:value-type="float">
            <text:p>20221114</text:p>
          </table:table-cell>
          <table:table-cell office:value-type="string" calcext:value-type="string">
            <text:p>ND202211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393750" calcext:value-type="float">
            <text:p>393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8</text:p>
          </table:table-cell>
        </table:table-row>
        <table:table-row table:style-name="ro1">
          <table:table-cell office:value-type="float" office:value="20221114" calcext:value-type="float">
            <text:p>20221114</text:p>
          </table:table-cell>
          <table:table-cell office:value-type="string" calcext:value-type="string">
            <text:p>ND202211-0008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93750" calcext:value-type="float">
            <text:p>393750</text:p>
          </table:table-cell>
          <table:table-cell office:value-type="string" calcext:value-type="string">
            <text:p>DN Pend. Lain-lain : SN202211-0008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ND202211-0009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09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ND202211-0009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DN Pend. Lain-lain : SN202211-0009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ND202211-0010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0</text:p>
          </table:table-cell>
        </table:table-row>
        <table:table-row table:style-name="ro1">
          <table:table-cell office:value-type="float" office:value="20221115" calcext:value-type="float">
            <text:p>20221115</text:p>
          </table:table-cell>
          <table:table-cell office:value-type="string" calcext:value-type="string">
            <text:p>ND202211-0010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N Pend. Lain-lain : SN202211-0010</text:p>
          </table:table-cell>
        </table:table-row>
        <table:table-row table:style-name="ro1"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ND202211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398000" calcext:value-type="float">
            <text:p>139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1</text:p>
          </table:table-cell>
        </table:table-row>
        <table:table-row table:style-name="ro1"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ND202211-001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98000" calcext:value-type="float">
            <text:p>1398000</text:p>
          </table:table-cell>
          <table:table-cell office:value-type="string" calcext:value-type="string">
            <text:p>DN Pend. Lain-lain : SN202211-0011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ND202211-001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595500" calcext:value-type="float">
            <text:p>59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2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ND202211-001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95500" calcext:value-type="float">
            <text:p>595500</text:p>
          </table:table-cell>
          <table:table-cell office:value-type="string" calcext:value-type="string">
            <text:p>DN Pend. Lain-lain : SN202211-0012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ND202211-001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017500" calcext:value-type="float">
            <text:p>101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3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ND202211-001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17500" calcext:value-type="float">
            <text:p>1017500</text:p>
          </table:table-cell>
          <table:table-cell office:value-type="string" calcext:value-type="string">
            <text:p>DN Pend. Lain-lain : SN202211-0013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ND202211-001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334250" calcext:value-type="float">
            <text:p>1334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4</text:p>
          </table:table-cell>
        </table:table-row>
        <table:table-row table:style-name="ro1"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ND202211-001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334250" calcext:value-type="float">
            <text:p>1334250</text:p>
          </table:table-cell>
          <table:table-cell office:value-type="string" calcext:value-type="string">
            <text:p>DN Pend. Lain-lain : SN202211-0014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ND202211-001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5</text:p>
          </table:table-cell>
        </table:table-row>
        <table:table-row table:style-name="ro1">
          <table:table-cell office:value-type="float" office:value="20221118" calcext:value-type="float">
            <text:p>20221118</text:p>
          </table:table-cell>
          <table:table-cell office:value-type="string" calcext:value-type="string">
            <text:p>ND202211-001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DN Pend. Lain-lain : SN202211-0015</text:p>
          </table:table-cell>
        </table:table-row>
        <table:table-row table:style-name="ro1">
          <table:table-cell office:value-type="float" office:value="20221126" calcext:value-type="float">
            <text:p>20221126</text:p>
          </table:table-cell>
          <table:table-cell office:value-type="string" calcext:value-type="string">
            <text:p>ND202211-001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6</text:p>
          </table:table-cell>
        </table:table-row>
        <table:table-row table:style-name="ro1">
          <table:table-cell office:value-type="float" office:value="20221126" calcext:value-type="float">
            <text:p>20221126</text:p>
          </table:table-cell>
          <table:table-cell office:value-type="string" calcext:value-type="string">
            <text:p>ND202211-001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N Pend. Lain-lain : SN202211-0016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ND202211-0017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832500" calcext:value-type="float">
            <text:p>183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7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ND202211-0017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32500" calcext:value-type="float">
            <text:p>1832500</text:p>
          </table:table-cell>
          <table:table-cell office:value-type="string" calcext:value-type="string">
            <text:p>DN Pend. Lain-lain : SN202211-0017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ND202211-001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492000" calcext:value-type="float">
            <text:p>49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8</text:p>
          </table:table-cell>
        </table:table-row>
        <table:table-row table:style-name="ro1">
          <table:table-cell office:value-type="float" office:value="20221128" calcext:value-type="float">
            <text:p>20221128</text:p>
          </table:table-cell>
          <table:table-cell office:value-type="string" calcext:value-type="string">
            <text:p>ND202211-0018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92000" calcext:value-type="float">
            <text:p>492000</text:p>
          </table:table-cell>
          <table:table-cell office:value-type="string" calcext:value-type="string">
            <text:p>DN Pend. Lain-lain : SN202211-0018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ND202211-0019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19</text:p>
          </table:table-cell>
        </table:table-row>
        <table:table-row table:style-name="ro1">
          <table:table-cell office:value-type="float" office:value="20221129" calcext:value-type="float">
            <text:p>20221129</text:p>
          </table:table-cell>
          <table:table-cell office:value-type="string" calcext:value-type="string">
            <text:p>ND202211-0019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125000" calcext:value-type="float">
            <text:p>1125000</text:p>
          </table:table-cell>
          <table:table-cell office:value-type="string" calcext:value-type="string">
            <text:p>DN Pend. Lain-lain : SN202211-0019</text:p>
          </table:table-cell>
        </table:table-row>
        <table:table-row table:style-name="ro1">
          <table:table-cell office:value-type="float" office:value="20221130" calcext:value-type="float">
            <text:p>20221130</text:p>
          </table:table-cell>
          <table:table-cell office:value-type="string" calcext:value-type="string">
            <text:p>ND202211-0020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87500" calcext:value-type="float">
            <text:p>128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1-0020</text:p>
          </table:table-cell>
        </table:table-row>
        <table:table-row table:style-name="ro1">
          <table:table-cell office:value-type="float" office:value="20221130" calcext:value-type="float">
            <text:p>20221130</text:p>
          </table:table-cell>
          <table:table-cell office:value-type="string" calcext:value-type="string">
            <text:p>ND202211-0020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87500" calcext:value-type="float">
            <text:p>1287500</text:p>
          </table:table-cell>
          <table:table-cell office:value-type="string" calcext:value-type="string">
            <text:p>DN Pend. Lain-lain : SN202211-0020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0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1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0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N Pend. Lain-lain : SN202212-0001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ND202212-000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2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ND202212-000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DN Pend. Lain-lain : SN202212-0002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ND202212-000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53000" calcext:value-type="float">
            <text:p>155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3</text:p>
          </table:table-cell>
        </table:table-row>
        <table:table-row table:style-name="ro1">
          <table:table-cell office:value-type="float" office:value="20221201" calcext:value-type="float">
            <text:p>20221201</text:p>
          </table:table-cell>
          <table:table-cell office:value-type="string" calcext:value-type="string">
            <text:p>ND202212-000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53000" calcext:value-type="float">
            <text:p>1553000</text:p>
          </table:table-cell>
          <table:table-cell office:value-type="string" calcext:value-type="string">
            <text:p>DN Pend. Lain-lain : SN202212-0003</text:p>
          </table:table-cell>
        </table:table-row>
        <table:table-row table:style-name="ro1">
          <table:table-cell office:value-type="float" office:value="20221202" calcext:value-type="float">
            <text:p>20221202</text:p>
          </table:table-cell>
          <table:table-cell office:value-type="string" calcext:value-type="string">
            <text:p>ND202212-000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4</text:p>
          </table:table-cell>
        </table:table-row>
        <table:table-row table:style-name="ro1">
          <table:table-cell office:value-type="float" office:value="20221202" calcext:value-type="float">
            <text:p>20221202</text:p>
          </table:table-cell>
          <table:table-cell office:value-type="string" calcext:value-type="string">
            <text:p>ND202212-000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DN Pend. Lain-lain : SN202212-0004</text:p>
          </table:table-cell>
        </table:table-row>
        <table:table-row table:style-name="ro1">
          <table:table-cell office:value-type="float" office:value="20221205" calcext:value-type="float">
            <text:p>20221205</text:p>
          </table:table-cell>
          <table:table-cell office:value-type="string" calcext:value-type="string">
            <text:p>ND202212-000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593250" calcext:value-type="float">
            <text:p>2593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5</text:p>
          </table:table-cell>
        </table:table-row>
        <table:table-row table:style-name="ro1">
          <table:table-cell office:value-type="float" office:value="20221205" calcext:value-type="float">
            <text:p>20221205</text:p>
          </table:table-cell>
          <table:table-cell office:value-type="string" calcext:value-type="string">
            <text:p>ND202212-000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93250" calcext:value-type="float">
            <text:p>2593250</text:p>
          </table:table-cell>
          <table:table-cell office:value-type="string" calcext:value-type="string">
            <text:p>DN Pend. Lain-lain : SN202212-0005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ND202212-000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462500" calcext:value-type="float">
            <text:p>246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6</text:p>
          </table:table-cell>
        </table:table-row>
        <table:table-row table:style-name="ro1">
          <table:table-cell office:value-type="float" office:value="20221206" calcext:value-type="float">
            <text:p>20221206</text:p>
          </table:table-cell>
          <table:table-cell office:value-type="string" calcext:value-type="string">
            <text:p>ND202212-000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462500" calcext:value-type="float">
            <text:p>2462500</text:p>
          </table:table-cell>
          <table:table-cell office:value-type="string" calcext:value-type="string">
            <text:p>DN Pend. Lain-lain : SN202212-0006</text:p>
          </table:table-cell>
        </table:table-row>
        <table:table-row table:style-name="ro1">
          <table:table-cell office:value-type="float" office:value="20221207" calcext:value-type="float">
            <text:p>20221207</text:p>
          </table:table-cell>
          <table:table-cell office:value-type="string" calcext:value-type="string">
            <text:p>ND202212-0007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519750" calcext:value-type="float">
            <text:p>2519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7</text:p>
          </table:table-cell>
        </table:table-row>
        <table:table-row table:style-name="ro1">
          <table:table-cell office:value-type="float" office:value="20221207" calcext:value-type="float">
            <text:p>20221207</text:p>
          </table:table-cell>
          <table:table-cell office:value-type="string" calcext:value-type="string">
            <text:p>ND202212-0007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519750" calcext:value-type="float">
            <text:p>2519750</text:p>
          </table:table-cell>
          <table:table-cell office:value-type="string" calcext:value-type="string">
            <text:p>DN Pend. Lain-lain : SN202212-0007</text:p>
          </table:table-cell>
        </table:table-row>
        <table:table-row table:style-name="ro1">
          <table:table-cell office:value-type="float" office:value="20221208" calcext:value-type="float">
            <text:p>20221208</text:p>
          </table:table-cell>
          <table:table-cell office:value-type="string" calcext:value-type="string">
            <text:p>ND202212-000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858500" calcext:value-type="float">
            <text:p>185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8</text:p>
          </table:table-cell>
        </table:table-row>
        <table:table-row table:style-name="ro1">
          <table:table-cell office:value-type="float" office:value="20221208" calcext:value-type="float">
            <text:p>20221208</text:p>
          </table:table-cell>
          <table:table-cell office:value-type="string" calcext:value-type="string">
            <text:p>ND202212-0008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858500" calcext:value-type="float">
            <text:p>1858500</text:p>
          </table:table-cell>
          <table:table-cell office:value-type="string" calcext:value-type="string">
            <text:p>DN Pend. Lain-lain : SN202212-0008</text:p>
          </table:table-cell>
        </table:table-row>
        <table:table-row table:style-name="ro1">
          <table:table-cell office:value-type="float" office:value="20221208" calcext:value-type="float">
            <text:p>20221208</text:p>
          </table:table-cell>
          <table:table-cell office:value-type="string" calcext:value-type="string">
            <text:p>ND202212-0009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09</text:p>
          </table:table-cell>
        </table:table-row>
        <table:table-row table:style-name="ro1">
          <table:table-cell office:value-type="float" office:value="20221208" calcext:value-type="float">
            <text:p>20221208</text:p>
          </table:table-cell>
          <table:table-cell office:value-type="string" calcext:value-type="string">
            <text:p>ND202212-0009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N Pend. Lain-lain : SN202212-0009</text:p>
          </table:table-cell>
        </table:table-row>
        <table:table-row table:style-name="ro1">
          <table:table-cell office:value-type="float" office:value="20221210" calcext:value-type="float">
            <text:p>20221210</text:p>
          </table:table-cell>
          <table:table-cell office:value-type="string" calcext:value-type="string">
            <text:p>ND202212-0010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58000" calcext:value-type="float">
            <text:p>125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0</text:p>
          </table:table-cell>
        </table:table-row>
        <table:table-row table:style-name="ro1">
          <table:table-cell office:value-type="float" office:value="20221210" calcext:value-type="float">
            <text:p>20221210</text:p>
          </table:table-cell>
          <table:table-cell office:value-type="string" calcext:value-type="string">
            <text:p>ND202212-0010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8000" calcext:value-type="float">
            <text:p>1258000</text:p>
          </table:table-cell>
          <table:table-cell office:value-type="string" calcext:value-type="string">
            <text:p>DN Pend. Lain-lain : SN202212-0010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1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1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1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625000" calcext:value-type="float">
            <text:p>625000</text:p>
          </table:table-cell>
          <table:table-cell office:value-type="string" calcext:value-type="string">
            <text:p>DN Pend. Lain-lain : SN202212-0011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1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475000" calcext:value-type="float">
            <text:p>147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2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1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75000" calcext:value-type="float">
            <text:p>1475000</text:p>
          </table:table-cell>
          <table:table-cell office:value-type="string" calcext:value-type="string">
            <text:p>DN Pend. Lain-lain : SN202212-0012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ND202212-001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52500" calcext:value-type="float">
            <text:p>125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3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ND202212-001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52500" calcext:value-type="float">
            <text:p>1252500</text:p>
          </table:table-cell>
          <table:table-cell office:value-type="string" calcext:value-type="string">
            <text:p>DN Pend. Lain-lain : SN202212-0013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ND202212-0014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4</text:p>
          </table:table-cell>
        </table:table-row>
        <table:table-row table:style-name="ro1">
          <table:table-cell office:value-type="float" office:value="20221214" calcext:value-type="float">
            <text:p>20221214</text:p>
          </table:table-cell>
          <table:table-cell office:value-type="string" calcext:value-type="string">
            <text:p>ND202212-0014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DN Pend. Lain-lain : SN202212-0014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15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920000" calcext:value-type="float">
            <text:p>9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5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15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920000" calcext:value-type="float">
            <text:p>920000</text:p>
          </table:table-cell>
          <table:table-cell office:value-type="string" calcext:value-type="string">
            <text:p>DN Pend. Lain-lain : SN202212-0015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ND202212-0016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6</text:p>
          </table:table-cell>
        </table:table-row>
        <table:table-row table:style-name="ro1">
          <table:table-cell office:value-type="float" office:value="20221215" calcext:value-type="float">
            <text:p>20221215</text:p>
          </table:table-cell>
          <table:table-cell office:value-type="string" calcext:value-type="string">
            <text:p>ND202212-0016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DN Pend. Lain-lain : SN202212-0016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17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7</text:p>
          </table:table-cell>
        </table:table-row>
        <table:table-row table:style-name="ro1">
          <table:table-cell office:value-type="float" office:value="20221212" calcext:value-type="float">
            <text:p>20221212</text:p>
          </table:table-cell>
          <table:table-cell office:value-type="string" calcext:value-type="string">
            <text:p>ND202212-0017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N Pend. Lain-lain : SN202212-0017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ND202212-0018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488250" calcext:value-type="float">
            <text:p>1488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8</text:p>
          </table:table-cell>
        </table:table-row>
        <table:table-row table:style-name="ro1"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ND202212-0018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88250" calcext:value-type="float">
            <text:p>1488250</text:p>
          </table:table-cell>
          <table:table-cell office:value-type="string" calcext:value-type="string">
            <text:p>DN Pend. Lain-lain : SN202212-0018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ND202212-0019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402500" calcext:value-type="float">
            <text:p>140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19</text:p>
          </table:table-cell>
        </table:table-row>
        <table:table-row table:style-name="ro1">
          <table:table-cell office:value-type="float" office:value="20221219" calcext:value-type="float">
            <text:p>20221219</text:p>
          </table:table-cell>
          <table:table-cell office:value-type="string" calcext:value-type="string">
            <text:p>ND202212-0019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402500" calcext:value-type="float">
            <text:p>1402500</text:p>
          </table:table-cell>
          <table:table-cell office:value-type="string" calcext:value-type="string">
            <text:p>DN Pend. Lain-lain : SN202212-0019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ND202212-0020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261250" calcext:value-type="float">
            <text:p>126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20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ND202212-0020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261250" calcext:value-type="float">
            <text:p>1261250</text:p>
          </table:table-cell>
          <table:table-cell office:value-type="string" calcext:value-type="string">
            <text:p>DN Pend. Lain-lain : SN202212-0020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ND202212-0021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2105750" calcext:value-type="float">
            <text:p>2105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21</text:p>
          </table:table-cell>
        </table:table-row>
        <table:table-row table:style-name="ro1">
          <table:table-cell office:value-type="float" office:value="20221221" calcext:value-type="float">
            <text:p>20221221</text:p>
          </table:table-cell>
          <table:table-cell office:value-type="string" calcext:value-type="string">
            <text:p>ND202212-0021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05750" calcext:value-type="float">
            <text:p>2105750</text:p>
          </table:table-cell>
          <table:table-cell office:value-type="string" calcext:value-type="string">
            <text:p>DN Pend. Lain-lain : SN202212-0021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ND202212-0022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571750" calcext:value-type="float">
            <text:p>1571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22</text:p>
          </table:table-cell>
        </table:table-row>
        <table:table-row table:style-name="ro1">
          <table:table-cell office:value-type="float" office:value="20221222" calcext:value-type="float">
            <text:p>20221222</text:p>
          </table:table-cell>
          <table:table-cell office:value-type="string" calcext:value-type="string">
            <text:p>ND202212-0022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71750" calcext:value-type="float">
            <text:p>1571750</text:p>
          </table:table-cell>
          <table:table-cell office:value-type="string" calcext:value-type="string">
            <text:p>DN Pend. Lain-lain : SN202212-0022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ND202212-0023</text:p>
          </table:table-cell>
          <table:table-cell office:value-type="float" office:value="1146002" calcext:value-type="float">
            <text:p>1146002</text:p>
          </table:table-cell>
          <table:table-cell office:value-type="string" calcext:value-type="string">
            <text:p>PIUTANG LAIN-LAIN </text:p>
          </table:table-cell>
          <table:table-cell office:value-type="string" calcext:value-type="string">
            <text:p>D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 Pend. Lain-lain : SN202212-0023</text:p>
          </table:table-cell>
        </table:table-row>
        <table:table-row table:style-name="ro1">
          <table:table-cell office:value-type="float" office:value="20221227" calcext:value-type="float">
            <text:p>20221227</text:p>
          </table:table-cell>
          <table:table-cell office:value-type="string" calcext:value-type="string">
            <text:p>ND202212-0023</text:p>
          </table:table-cell>
          <table:table-cell office:value-type="float" office:value="7110011" calcext:value-type="float">
            <text:p>7110011</text:p>
          </table:table-cell>
          <table:table-cell office:value-type="string" calcext:value-type="string">
            <text:p>PENDAPATAN LAIN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DN Pend. Lain-lain : SN202212-0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54:28.068170103</meta:creation-date>
    <dc:date>2023-01-26T15:54:38.507548207</dc:date>
    <meta:editing-duration>PT11S</meta:editing-duration>
    <meta:editing-cycles>1</meta:editing-cycles>
    <meta:generator>LibreOffice/7.3.5.2$Linux_X86_64 LibreOffice_project/184fe81b8c8c30d8b5082578aee2fed2ea847c01</meta:generator>
    <meta:document-statistic meta:table-count="1" meta:cell-count="12552" meta:object-count="0"/>
  </office:meta>
</office:document-meta>
</file>